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標楷體" svg:font-family="標楷體" style:font-family-generic="script" style:font-pitch="fixed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275cm" style:contextual-spacing="false"/>
      <style:text-properties fo:font-size="14pt" fo:font-weight="bold" officeooo:paragraph-rsid="0020c51b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0.275cm" style:contextual-spacing="false"/>
      <style:text-properties officeooo:rsid="002b6d61" officeooo:paragraph-rsid="002b6d61"/>
    </style:style>
    <style:style style:name="P5" style:family="paragraph" style:parent-style-name="Standard">
      <style:paragraph-properties fo:margin-top="0cm" fo:margin-bottom="0.275cm" style:contextual-spacing="false"/>
      <style:text-properties officeooo:rsid="002b6d61" officeooo:paragraph-rsid="00185aef"/>
    </style:style>
    <style:style style:name="P6" style:family="paragraph" style:parent-style-name="Standard">
      <style:paragraph-properties fo:margin-top="0cm" fo:margin-bottom="0.275cm" style:contextual-spacing="false"/>
      <style:text-properties officeooo:rsid="002b6d61" officeooo:paragraph-rsid="0030a39f"/>
    </style:style>
    <style:style style:name="P7" style:family="paragraph" style:parent-style-name="Standard">
      <style:paragraph-properties fo:margin-top="0cm" fo:margin-bottom="0.275cm" style:contextual-spacing="false"/>
      <style:text-properties officeooo:paragraph-rsid="002b85ed"/>
    </style:style>
    <style:style style:name="P8" style:family="paragraph" style:parent-style-name="Standard">
      <style:paragraph-properties fo:margin-top="0cm" fo:margin-bottom="0.275cm" style:contextual-spacing="false"/>
      <style:text-properties officeooo:paragraph-rsid="0030a39f"/>
    </style:style>
    <style:style style:name="P9" style:family="paragraph" style:parent-style-name="Standard" style:list-style-name="L1">
      <style:paragraph-properties fo:margin-top="0cm" fo:margin-bottom="0.275cm" style:contextual-spacing="false"/>
      <style:text-properties officeooo:paragraph-rsid="0025a819"/>
    </style:style>
    <style:style style:name="P10" style:family="paragraph" style:parent-style-name="Standard" style:list-style-name="L1">
      <style:paragraph-properties fo:margin-top="0cm" fo:margin-bottom="0.275cm" style:contextual-spacing="false"/>
      <style:text-properties officeooo:paragraph-rsid="002b85ed"/>
    </style:style>
    <style:style style:name="P11" style:family="paragraph" style:parent-style-name="Standard" style:list-style-name="L1">
      <style:paragraph-properties fo:margin-top="0cm" fo:margin-bottom="0.275cm" style:contextual-spacing="false"/>
      <style:text-properties officeooo:rsid="002b6d61" officeooo:paragraph-rsid="002b6d61"/>
    </style:style>
    <style:style style:name="P12" style:family="paragraph" style:parent-style-name="Standard" style:list-style-name="L1">
      <style:paragraph-properties fo:margin-top="0cm" fo:margin-bottom="0.275cm" style:contextual-spacing="false"/>
      <style:text-properties officeooo:rsid="002b6d61" officeooo:paragraph-rsid="003257c2"/>
    </style:style>
    <style:style style:name="P13" style:family="paragraph" style:parent-style-name="Standard" style:list-style-name="L1">
      <style:paragraph-properties fo:margin-top="0cm" fo:margin-bottom="0.275cm" style:contextual-spacing="false"/>
      <style:text-properties officeooo:rsid="002b85ed" officeooo:paragraph-rsid="0024b44b"/>
    </style:style>
    <style:style style:name="P14" style:family="paragraph" style:parent-style-name="Standard" style:list-style-name="L1">
      <style:paragraph-properties fo:margin-top="0cm" fo:margin-bottom="0.275cm" style:contextual-spacing="false"/>
      <style:text-properties officeooo:rsid="002b85ed" officeooo:paragraph-rsid="002b85ed"/>
    </style:style>
    <style:style style:name="P15" style:family="paragraph" style:parent-style-name="Standard" style:list-style-name="L1">
      <style:paragraph-properties fo:margin-top="0cm" fo:margin-bottom="0.275cm" style:contextual-spacing="false"/>
      <style:text-properties officeooo:rsid="002b85ed" officeooo:paragraph-rsid="00311216"/>
    </style:style>
    <style:style style:name="P16" style:family="paragraph" style:parent-style-name="Standard">
      <style:paragraph-properties fo:margin-top="0cm" fo:margin-bottom="0.275cm" style:contextual-spacing="false"/>
      <style:text-properties officeooo:paragraph-rsid="0030a39f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/>
    </style:style>
    <style:style style:name="T1" style:family="text">
      <style:text-properties officeooo:rsid="0020c51b"/>
    </style:style>
    <style:style style:name="T2" style:family="text">
      <style:text-properties style:font-name-asian="標楷體"/>
    </style:style>
    <style:style style:name="T3" style:family="text">
      <style:text-properties officeooo:rsid="0028bf9c"/>
    </style:style>
    <style:style style:name="T4" style:family="text">
      <style:text-properties officeooo:rsid="002b6d61"/>
    </style:style>
    <style:style style:name="T5" style:family="text">
      <style:text-properties officeooo:rsid="002b85ed"/>
    </style:style>
    <style:style style:name="T6" style:family="text">
      <style:text-properties officeooo:rsid="0030a39f"/>
    </style:style>
    <style:style style:name="T7" style:family="text">
      <style:text-properties fo:font-weight="bold" officeooo:rsid="0030a39f" style:font-weight-asian="bold" style:font-weight-complex="bold"/>
    </style:style>
    <style:style style:name="T8" style:family="text">
      <style:text-properties officeooo:rsid="0030afbd"/>
    </style:style>
    <style:style style:name="T9" style:family="text">
      <style:text-properties officeooo:rsid="003332be"/>
    </style:style>
    <style:style style:name="T10" style:family="text">
      <style:text-properties fo:font-size="10pt" officeooo:rsid="002b6d61" style:font-size-asian="10pt" style:font-size-complex="10pt"/>
    </style:style>
    <style:style style:name="T11" style:family="text">
      <style:text-properties fo:font-size="10pt" officeooo:rsid="003332be" style:font-size-asian="10pt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svg:stroke-width="0.041cm" svg:stroke-color="#666666" draw:marker-start-width="0.409cm" draw:marker-end-width="0.409cm" draw:fill="none" draw:textarea-horizontal-align="justify" draw:textarea-vertical-align="middle" draw:auto-grow-height="false" fo:min-height="1.559cm" fo:min-width="14.566cm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41cm" svg:stroke-color="#666666" draw:marker-start-width="0.409cm" draw:marker-end-width="0.409cm" draw:fill="none" draw:textarea-horizontal-align="justify" draw:textarea-vertical-align="middle" draw:auto-grow-height="false" fo:min-height="1.559cm" fo:min-width="14.593cm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<text:span text:style-name="T1">1</text:span></text:p>
      <text:p text:style-name="P2">Due date: <text:span text:style-name="T4">2</text:span> <text:span text:style-name="T4">October</text:span> 202<text:span text:style-name="T3">4</text:span></text:p>
      <text:p text:style-name="P3">TA: <text:span text:style-name="T2">薛凱駿, 楊承霖, 吳奇軒</text:span> <text:span text:style-name="T5">(</text:span><text:span text:style-name="T4">ECG 706</text:span><text:span text:style-name="T5">)</text:span></text:p>
      <text:p text:style-name="Standard"/>
      <text:list xml:id="list3631314756" text:style-name="L1">
        <text:list-item>
          <text:p text:style-name="P11"><text:span text:style-name="T5">(30%) </text:span>Horner’s rule is a strategy for evaluating a polynomial <text:tab/><text:tab/><text:tab/></text:p>
          <text:list>
            <text:list-item>
              <text:list>
                <text:list-item>
                  <text:list>
                    <text:list-header>
                      <text:p text:style-name="P11"><draw:g text:anchor-type="as-char" svg:y="-0.365cm" draw:z-index="0" draw:name="形狀1" draw:style-name="gr1"><svg:title>TexMaths</svg:title><svg:desc>12§display§A(x) = a_nx^n + a_{n-1}x^{n-1} + \cdots + a_1x + a_0§svg§600§FALSE§</svg:desc><draw:g draw:style-name="gr2"><draw:path draw:style-name="gr3" draw:text-style-name="P17" svg:width="7.694cm" svg:height="0.429cm" svg:x="0.008cm" svg:y="0.022cm" svg:viewBox="0 0 7695 430" svg:d="M0 0c2565 0 5130 0 7695 0 0 143 0 287 0 430-2565 0-5130 0-7695 0 0-143 0-287 0-430z"><text:p/></draw:path><draw:path draw:style-name="gr4" draw:text-style-name="P18" svg:width="0.288cm" svg:height="0.298cm" svg:x="0.001cm" svg:y="0.068cm" svg:viewBox="0 0 289 299" svg:d="M61 251c-17 29-33 35-51 36-6 0-10 0-10 9 0 2 2 3 6 3 11 0 24-1 36-1 14 0 29 1 42 1 2 0 8 0 8-7 0-5-3-5-7-5-9-1-19-5-19-15 0-5 2-10 6-16 11-17 20-35 31-52 36 0 71 0 107 0 0 9 6 65 6 69 0 13-22 14-30 14-6 0-11 0-11 9 0 3 4 2 6 3 18 0 36-1 53-1 11 0 37 1 48 1 2 0 7 0 7-8 0-4-3-4-9-4-26 0-26-3-28-15-8-87-17-175-25-262-1-9-1-10-9-10-6 0-8 2-10 7-50 82-98 164-147 244zM112 191c27-47 55-94 82-139 5 45 10 92 15 139-33 0-65 0-97 0z"><text:p/></draw:path><draw:path draw:style-name="gr4" draw:text-style-name="P18" svg:width="0.097cm" svg:height="0.418cm" svg:x="0.344cm" svg:y="0.054cm" svg:viewBox="0 0 98 419" svg:d="M98 415c0-2 0-2-7-9-53-53-66-133-66-196 0-73 16-146 67-199 6-5 6-6 6-7 0-3-2-4-4-4-4 0-42 29-68 82-20 47-26 92-26 128 0 32 5 83 29 130 25 52 61 79 65 79 2 0 4-1 4-4z"><text:p/></draw:path><draw:path draw:style-name="gr4" draw:text-style-name="P18" svg:width="0.209cm" svg:height="0.189cm" svg:x="0.478cm" svg:y="0.184cm" svg:viewBox="0 0 210 190" svg:d="M130 59c2-11 12-51 40-51 3 0 14 0 22 6-12 3-20 12-20 23 0 6 4 15 15 15 10 0 23-8 23-24 0-22-24-28-38-28-26 0-40 22-45 31-11-27-33-31-45-31-45 0-69 54-69 65 0 4 5 4 6 4 3 0 4-2 5-5 14-45 42-56 56-56 9 0 23 4 23 29 0 13-7 41-23 100-6 26-21 44-39 44-3 0-12 0-22-6 11-2 21-10 21-22 0-11-10-15-16-15-13 0-24 11-24 24 0 19 22 28 40 28 28 0 43-29 44-31 6 15 20 31 46 31 43 0 68-54 68-65 0-4-5-4-6-4-4 0-5 2-5 5-14 45-43 55-56 55-17 0-23-14-23-28 0-9 2-18 7-36 5-20 10-39 15-58z"><text:p/></draw:path><draw:path draw:style-name="gr4" draw:text-style-name="P18" svg:width="0.097cm" svg:height="0.418cm" svg:x="0.732cm" svg:y="0.054cm" svg:viewBox="0 0 98 419" svg:d="M98 210c0-32-4-84-28-131-26-53-62-79-65-79s-5 1-5 4c0 1 0 2 8 9 41 42 65 110 65 197 0 71-15 145-67 199-6 4-6 4-6 6 0 3 2 4 5 4s42-28 66-81c21-47 27-94 27-128z"><text:p/></draw:path><draw:path draw:style-name="gr4" draw:text-style-name="P18" svg:width="0.28cm" svg:height="0.098cm" svg:x="1.013cm" svg:y="0.215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" draw:text-style-name="P18" svg:width="0.192cm" svg:height="0.189cm" svg:x="1.451cm" svg:y="0.184cm" svg:viewBox="0 0 193 190" svg:d="M140 26c-7-15-19-26-38-26-49 0-102 61-102 123 0 39 24 67 56 67 9 0 30-1 56-31 3 18 18 31 38 31 14 0 24-10 31-23 7-16 12-41 12-42 0-4-3-4-5-4-3 0-4 2-6 8-7 27-14 52-32 52-11 0-12-12-12-20s1-12 5-30c5-18 6-23 9-38 5-20 11-40 16-59 2-12 2-14 2-15 0-7-4-11-12-11-9 0-16 9-18 18zM114 136c-2 7-2 8-10 15-18 23-34 30-46 30-22 0-28-24-28-39 0-22 14-73 24-93 13-25 31-41 48-41 28 0 34 35 34 38 0 2-2 4-2 7-7 28-13 55-20 83z"><text:p/></draw:path><draw:path draw:style-name="gr4" draw:text-style-name="P18" svg:width="0.179cm" svg:height="0.131cm" svg:x="1.671cm" svg:y="0.303cm" svg:viewBox="0 0 180 132" svg:d="M22 112c-2 3-3 11-3 12 0 6 5 8 10 8s9-3 12-6c2-2 3-12 5-18 1-6 4-19 6-26s3-13 6-21c2-12 3-14 12-26 8-12 21-27 44-27 17 0 17 15 17 21 0 18-12 50-17 62-4 9-5 11-5 16 0 16 13 25 28 25 30 0 43-39 43-44 0-4-4-4-5-4-3 0-5 1-6 5-6 24-19 36-31 36-6 0-7-5-7-11 0-7 1-11 7-24 4-8 16-40 16-56 0-29-23-34-39-34-25 0-41 14-50 26-3-20-19-26-31-26-14 0-20 8-24 16-6 10-10 27-10 28 0 5 4 5 5 5 3 0 3-1 6-9 5-17 11-32 21-32 9 0 10 6 10 15 0 5-4 15-5 24-2 8-5 20-6 26-3 12-6 26-9 39z"><text:p/></draw:path><draw:path draw:style-name="gr4" draw:text-style-name="P18" svg:width="0.209cm" svg:height="0.189cm" svg:x="1.899cm" svg:y="0.184cm" svg:viewBox="0 0 210 190" svg:d="M128 59c3-11 12-51 41-51 3 0 13 0 22 6-12 3-21 12-21 23 0 6 5 15 17 15 9 0 23-8 23-24 0-22-25-28-40-28-25 0-39 22-44 31-11-27-34-31-46-31-44 0-68 54-68 65 0 4 5 4 6 4 2 0 4-2 5-5 14-45 42-56 56-56 9 0 23 4 23 29 0 13-7 41-23 100-6 26-21 44-39 44-3 0-12 0-22-6 11-2 20-10 20-22 0-11-9-15-15-15-13 0-23 11-23 24 0 19 20 28 40 28 27 0 42-29 43-31 6 15 20 31 45 31 45 0 69-54 69-65 0-4-5-4-6-4-4 0-4 2-5 5-14 45-43 55-56 55-17 0-23-14-23-28 0-9 2-18 7-36 5-20 10-39 14-58z"><text:p/></draw:path><draw:path draw:style-name="gr4" draw:text-style-name="P18" svg:width="0.179cm" svg:height="0.131cm" svg:x="2.142cm" svg:y="0.066cm" svg:viewBox="0 0 180 132" svg:d="M22 111c-2 4-2 7-3 12 0 7 5 9 10 9 6 0 9-3 12-6 2-2 3-12 5-18 1-6 4-19 7-26 1-7 2-13 5-21 2-12 3-14 12-26 8-12 21-27 44-27 17 0 17 15 17 21 0 17-12 50-17 62-4 9-5 11-5 16 0 16 13 25 29 25 29 0 42-41 42-44 0-4-4-4-5-4-3 0-5 1-6 5-6 23-19 35-31 35-6 0-7-4-7-10 0-7 1-11 7-24 4-9 16-41 16-56 0-29-23-34-39-34-25 0-41 14-50 26-1-20-19-26-31-26-14 0-20 8-23 16-7 10-11 27-11 28 0 4 4 4 5 4 3 0 5 0 6-8 5-17 11-32 21-32 9 0 10 6 10 15 0 5-4 15-5 24-2 8-5 20-6 26-3 12-6 24-9 38z"><text:p/></draw:path><draw:path draw:style-name="gr4" draw:text-style-name="P18" svg:width="0.28cm" svg:height="0.279cm" svg:x="2.474cm" svg:y="0.124cm" svg:viewBox="0 0 281 280" svg:d="M149 149c39 0 78 0 117 0 6 0 15 0 15-8 0-9-9-9-15-9-39 0-78 0-117 0 0-39 0-78 0-118 0-6 0-14-9-14-8 0-8 8-8 14 0 40 0 79 0 118-40 0-78 0-118 0-6 0-14 0-14 9 0 8 8 8 14 8 40 0 78 0 118 0 0 38 0 78 0 117 0 6 0 14 8 14 9 0 9-8 9-14 0-39 0-79 0-117z"><text:p/></draw:path><draw:path draw:style-name="gr4" draw:text-style-name="P18" svg:width="0.192cm" svg:height="0.189cm" svg:x="2.89cm" svg:y="0.184cm" svg:viewBox="0 0 193 190" svg:d="M140 26c-7-15-19-26-38-26-49 0-102 61-102 123 0 39 23 67 56 67 9 0 29-1 54-31 4 18 20 31 39 31 15 0 25-10 31-23 7-16 13-41 13-42 0-4-3-4-5-4-4 0-4 2-6 8-7 27-14 52-32 52-11 0-12-12-12-20s0-12 5-30 6-23 9-38c5-20 11-40 16-59 2-12 2-14 2-15 0-7-4-11-12-11-10 0-16 9-18 18zM113 136c-3 7-3 8-9 15-18 23-36 30-48 30-20 0-26-24-26-39 0-22 13-73 23-93 13-25 32-41 49-41 28 0 34 35 34 38 0 2-2 4-2 7-7 28-14 55-21 83z"><text:p/></draw:path><draw:path draw:style-name="gr4" draw:text-style-name="P18" svg:width="0.18cm" svg:height="0.131cm" svg:x="3.109cm" svg:y="0.303cm" svg:viewBox="0 0 181 132" svg:d="M23 112c-1 3-4 11-4 12 0 6 6 8 11 8s10-3 11-6c1-2 3-12 6-18 1-6 5-19 6-26 2-7 3-13 5-21 3-12 3-14 13-26 7-12 21-27 43-27 18 0 18 15 18 21 0 18-13 50-18 62-2 9-4 11-4 16 0 16 14 25 28 25 30 0 43-39 43-44 0-4-3-3-5-4-4 0-4 1-6 5-7 24-19 36-31 36-6 0-7-5-7-11 0-7 1-11 6-24 4-8 16-40 16-56 0-29-23-34-39-34-24 0-41 14-49 26-2-20-19-26-31-26-13 0-21 8-24 16-6 10-11 27-11 28 0 5 4 4 5 5 5 0 5-1 7-9 5-17 10-32 22-32 7 0 9 6 9 15 0 5-2 15-5 24-2 8-4 20-6 26-3 12-6 26-9 39z"><text:p/></draw:path><draw:path draw:style-name="gr4" draw:text-style-name="P18" svg:width="0.198cm" svg:height="0.013cm" svg:x="3.336cm" svg:y="0.351cm" svg:viewBox="0 0 199 14" svg:d="M187 14c5 0 12 0 12-7s-6-7-12-7c-59 0-116 0-175 0-5 0-12 0-12 6 0 8 7 8 12 8 59 0 116 0 175 0z"><text:p/></draw:path><draw:path draw:style-name="gr4" draw:text-style-name="P18" svg:width="0.106cm" svg:height="0.195cm" svg:x="3.6cm" svg:y="0.237cm" svg:viewBox="0 0 107 196" svg:d="M66 8c0-8 0-8-8-8-20 19-46 19-58 19 0 4 0 7 0 11 7 0 26 0 43-8 0 50 0 99 0 150 0 9 0 13-30 13-3 0-7 0-11 0 0 4 0 7 0 11 5 0 41-1 52-1 10 0 47 1 53 1 0-4 0-7 0-11-4 0-7 0-11 0-30 0-30-4-30-13 0-55 0-110 0-164z"><text:p/></draw:path><draw:path draw:style-name="gr4" draw:text-style-name="P18" svg:width="0.209cm" svg:height="0.189cm" svg:x="3.769cm" svg:y="0.184cm" svg:viewBox="0 0 210 190" svg:d="M128 59c3-11 12-51 42-51 3 0 12 0 21 6-11 3-19 12-19 23 0 6 3 15 15 15 10 0 23-8 23-24 0-22-25-28-40-28-24 0-38 22-44 31-10-27-32-31-46-31-43 0-67 54-67 65 0 4 4 4 5 4 4 0 5-2 6-5 14-45 42-56 56-56 8 0 23 4 23 29 0 13-7 41-23 100-7 26-21 44-40 44-3 0-12 0-21-6 11-2 19-10 19-22 0-11-8-15-15-15-12 0-23 11-23 24 0 19 20 28 40 28 27 0 43-29 44-31 5 15 20 31 46 31 43 0 67-54 67-65 0-4-4-4-5-4-4 0-5 2-6 5-13 45-42 55-56 55-16 0-23-14-23-28 0-9 2-18 7-36 5-20 10-39 14-58z"><text:p/></draw:path><draw:path draw:style-name="gr4" draw:text-style-name="P18" svg:width="0.179cm" svg:height="0.131cm" svg:x="4.01cm" svg:y="0.066cm" svg:viewBox="0 0 180 132" svg:d="M23 111c-1 4-3 7-4 12 0 7 6 9 10 9 6 0 11-3 12-6 1-2 3-12 5-18s4-19 7-26c1-7 3-13 5-21 3-12 3-14 12-26 8-12 22-27 44-27 18 0 18 15 18 21 0 17-13 50-18 62-2 9-4 11-4 16 0 16 12 25 28 25 30 0 42-41 42-44 0-4-4-4-5-4-3 0-3 1-5 5-7 23-19 35-31 35-6 0-7-4-7-10 0-7 1-11 6-24 4-9 16-41 16-56 0-29-23-34-39-34-24 0-41 14-49 26-2-20-20-26-32-26s-20 8-23 16c-6 10-11 27-11 28 0 4 4 3 5 4 5 0 5 0 7-8 4-17 10-32 22-32 7 0 9 6 9 15 0 5-2 15-5 24-2 8-4 20-7 26-2 12-6 24-8 38z"><text:p/></draw:path><draw:path draw:style-name="gr4" draw:text-style-name="P18" svg:width="0.198cm" svg:height="0.013cm" svg:x="4.237cm" svg:y="0.114cm" svg:viewBox="0 0 199 14" svg:d="M187 14c5 0 12 0 12-6 0-8-7-8-12-8-59 0-116 0-175 0-5 0-12 0-12 7s7 7 12 7c59 0 116 0 175 0z"><text:p/></draw:path><draw:path draw:style-name="gr4" draw:text-style-name="P18" svg:width="0.106cm" svg:height="0.195cm" svg:x="4.501cm" svg:y="0cm" svg:viewBox="0 0 107 196" svg:d="M66 8c0-8 0-8-8-8-20 18-46 19-58 19 0 4 0 7 0 11 7 0 26 0 42-8 0 50 0 99 0 150 0 9 0 13-29 13-3 0-8 0-12 0 0 4 0 7 0 11 6 0 42-1 53-1 10 0 47 1 53 1 0-4 0-7 0-11-4 0-7 0-11 0-30 0-30-4-30-13 0-55 0-110 0-164z"><text:p/></draw:path><draw:path draw:style-name="gr4" draw:text-style-name="P18" svg:width="0.28cm" svg:height="0.279cm" svg:x="4.775cm" svg:y="0.124cm" svg:viewBox="0 0 281 280" svg:d="M149 149c39 0 78 0 117 0 6 0 15 0 15-8 0-9-9-9-15-9-39 0-78 0-117 0 0-39 0-78 0-118 0-6 0-14-9-14-8 0-8 8-8 14 0 40 0 79 0 118-40 0-78 0-118 0-6 0-14 0-14 9 0 8 8 8 14 8 40 0 78 0 118 0 0 38 0 78 0 117 0 6 0 14 8 14 9 0 9-8 9-14 0-39 0-79 0-117z"><text:p/></draw:path><draw:path draw:style-name="gr4" draw:text-style-name="P18" svg:width="0.045cm" svg:height="0.043cm" svg:x="5.209cm" svg:y="0.24cm" svg:viewBox="0 0 46 44" svg:d="M46 23c0-12-11-23-23-23s-23 11-23 23 11 21 23 21 23-9 23-21z"><text:p/></draw:path><draw:path draw:style-name="gr4" draw:text-style-name="P18" svg:width="0.045cm" svg:height="0.043cm" svg:x="5.397cm" svg:y="0.24cm" svg:viewBox="0 0 46 44" svg:d="M46 23c0-12-11-23-23-23s-23 11-23 23 11 21 23 21 23-9 23-21z"><text:p/></draw:path><draw:path draw:style-name="gr4" draw:text-style-name="P18" svg:width="0.043cm" svg:height="0.043cm" svg:x="5.585cm" svg:y="0.24cm" svg:viewBox="0 0 44 44" svg:d="M44 23c0-12-10-23-22-23s-22 11-22 23 10 21 22 21 22-9 22-21z"><text:p/></draw:path><draw:path draw:style-name="gr4" draw:text-style-name="P18" svg:width="0.28cm" svg:height="0.279cm" svg:x="5.783cm" svg:y="0.124cm" svg:viewBox="0 0 281 280" svg:d="M149 149c39 0 78 0 117 0 6 0 15 0 15-8 0-9-9-9-15-9-39 0-78 0-117 0 0-39 0-78 0-118 0-6 0-14-9-14-8 0-8 8-8 14 0 40 0 79 0 118-40 0-79 0-119 0-5 0-13 0-13 9 0 8 8 8 13 8 40 0 79 0 119 0 0 38 0 78 0 117 0 6 0 14 8 14 9 0 9-8 9-14 0-39 0-79 0-117z"><text:p/></draw:path><draw:path draw:style-name="gr4" draw:text-style-name="P18" svg:width="0.192cm" svg:height="0.189cm" svg:x="6.198cm" svg:y="0.184cm" svg:viewBox="0 0 193 190" svg:d="M140 26c-8-15-20-26-39-26-49 0-101 61-101 123 0 39 23 67 55 67 9 0 30-1 55-31 4 18 18 31 39 31 14 0 24-10 31-23 7-16 13-41 13-42 0-4-5-4-6-4-3 0-5 2-6 8-7 27-14 52-31 52-12 0-13-12-13-20s1-12 6-30 5-23 8-38c5-20 11-40 16-59 3-12 3-14 3-15 0-7-6-11-13-11-9 0-15 9-17 18zM113 136c-3 7-3 8-9 15-19 23-36 30-48 30-21 0-26-24-26-39 0-22 13-73 23-93 13-25 32-41 49-41 28 0 32 35 32 38 0 2 0 4-1 7-7 28-13 55-20 83z"><text:p/></draw:path><draw:path draw:style-name="gr4" draw:text-style-name="P18" svg:width="0.107cm" svg:height="0.195cm" svg:x="6.436cm" svg:y="0.237cm" svg:viewBox="0 0 108 196" svg:d="M67 8c0-8-1-8-9-8-18 19-46 19-58 19 0 4 0 7 0 11 7 0 26 0 43-8 0 50 0 99 0 150 0 9 0 13-30 13-3 0-7 0-11 0 0 4 0 7 0 11 5 0 42-1 53-1 9 0 46 1 53 1 0-4 0-7 0-11-4 0-8 0-12 0-29 0-29-4-29-13 0-55 0-110 0-164z"><text:p/></draw:path><draw:path draw:style-name="gr4" draw:text-style-name="P18" svg:width="0.209cm" svg:height="0.189cm" svg:x="6.605cm" svg:y="0.184cm" svg:viewBox="0 0 210 190" svg:d="M128 59c3-11 14-51 42-51 3 0 12 0 22 6-12 3-20 12-20 23 0 6 4 15 15 15 10 0 23-8 23-24 0-22-25-28-40-28-24 0-38 22-43 31-11-27-33-31-45-31-45 0-69 54-69 65 0 4 4 2 5 4 4 0 5-2 6-5 14-45 42-56 56-56 9 0 23 4 23 29 0 13-7 41-23 100-7 26-21 44-39 44-4 0-13 0-22-6 11-2 19-10 19-22 0-11-8-15-15-15-12 0-23 11-23 24 0 19 22 28 40 28 27 0 43-29 44-31 5 15 20 31 46 31 43 0 67-54 67-65 0-4-4-4-5-4-4 0-5 2-6 5-13 45-42 55-55 55-17 0-24-14-24-28 0-9 3-18 7-36 5-20 10-39 14-58z"><text:p/></draw:path><draw:path draw:style-name="gr4" draw:text-style-name="P18" svg:width="0.279cm" svg:height="0.279cm" svg:x="6.952cm" svg:y="0.124cm" svg:viewBox="0 0 280 280" svg:d="M149 149c39 0 78 0 117 0 6 0 14 0 14-8 0-9-8-9-14-9-39 0-78 0-117 0 0-39 0-78 0-118 0-6 0-14-9-14-8 0-8 8-8 14 0 40 0 79 0 118-40 0-79 0-119 0-6 0-13 0-13 9 0 8 7 8 13 8 40 0 79 0 119 0 0 38 0 78 0 117 0 6 0 14 8 14 9 0 9-8 9-14 0-39 0-79 0-117z"><text:p/></draw:path><draw:path draw:style-name="gr4" draw:text-style-name="P18" svg:width="0.192cm" svg:height="0.189cm" svg:x="7.366cm" svg:y="0.184cm" svg:viewBox="0 0 193 190" svg:d="M140 26c-7-15-19-26-38-26-49 0-102 61-102 123 0 39 24 67 56 67 9 0 30-1 56-31 3 18 18 31 38 31 14 0 24-10 31-23 7-16 12-41 12-42 0-4-3-4-5-4-3 0-4 2-6 8-7 27-14 52-32 52-11 0-12-12-12-20s1-12 6-30c4-18 5-23 8-38 5-20 11-40 16-59 2-12 2-14 2-15 0-7-4-11-12-11-9 0-16 9-18 18zM114 136c-2 7-2 8-8 15-20 23-36 30-48 30-22 0-28-24-28-39 0-22 14-73 24-93 13-25 31-41 48-41 28 0 34 35 34 38 0 2-2 4-2 7-7 28-13 55-20 83z"><text:p/></draw:path><draw:path draw:style-name="gr4" draw:text-style-name="P18" svg:width="0.136cm" svg:height="0.201cm" svg:x="7.588cm" svg:y="0.237cm" svg:viewBox="0 0 137 202" svg:d="M137 102c0-32-4-56-18-77-9-13-27-25-51-25-68 0-68 81-68 102s0 100 68 100c69 0 69-79 69-100zM68 193c-13 0-31-8-37-32-5-17-5-41-5-62 0-22 0-45 5-61 6-24 25-30 37-30 16 0 32 10 36 27 5 17 6 37 6 64 0 21 0 43-4 61-6 27-26 33-38 33z"><text:p/></draw:path></draw:g></draw:g><text:s/></text:p>
                    </text:list-header>
                  </text:list>
                </text:list-item>
              </text:list>
            </text:list-item>
          </text:list>
          <text:p text:style-name="P11">at point <draw:g text:anchor-type="as-char" svg:y="-0.187cm" draw:z-index="1" draw:name="形狀2" draw:style-name="gr1"><svg:title>TexMaths</svg:title><svg:desc>12§display§x_0§svg§600§FALSE§</svg:desc><draw:g draw:style-name="gr2"><draw:path draw:style-name="gr3" draw:text-style-name="P17" svg:width="0.347cm" svg:height="0.209cm" svg:x="0.01cm" svg:y="0.023cm" svg:viewBox="0 0 348 210" svg:d="M175 210c-58 0-116 0-175 0 0-69 0-140 0-210 117 0 232 0 348 0 0 70 0 141 0 210-57 0-115 0-173 0z"><text:p/></draw:path><draw:path draw:style-name="gr4" draw:text-style-name="P18" svg:width="0.209cm" svg:height="0.188cm" svg:x="0.001cm" svg:y="0.001cm" svg:viewBox="0 0 210 189" svg:d="M129 59c2-11 12-49 42-49 2 0 12 0 20 4-11 3-19 14-19 23 0 7 3 15 15 15 10 0 23-8 23-24 0-22-25-28-39-28-24 0-39 23-45 32-9-27-32-32-44-32-45 0-69 54-69 65 0 3 4 2 5 3 4 0 5 0 6-3 14-45 42-55 56-55 9 0 23 3 23 27 0 13-7 41-23 100-7 25-21 43-39 43-3 0-13 0-22-6 11-2 21-11 21-23 0-9-10-13-16-13-13 0-24 10-24 23 0 19 22 28 40 28 27 0 43-29 44-32 5 16 20 32 46 32 43 0 67-53 67-63 0-5-4-5-5-5-3 0-5 3-6 5-13 43-42 54-55 54-17 0-24-13-24-27 0-10 2-18 7-36 5-20 10-39 15-58z"><text:p/></draw:path><draw:path draw:style-name="gr4" draw:text-style-name="P18" svg:width="0.136cm" svg:height="0.198cm" svg:x="0.243cm" svg:y="0.055cm" svg:viewBox="0 0 137 199" svg:d="M137 101c0-33-4-55-18-76-8-14-27-25-51-25-68 0-68 79-68 101s0 98 68 98c69 0 69-76 69-98zM68 191c-13 0-31-8-37-32-5-16-5-40-5-62 0-21 0-44 5-60 6-23 25-30 37-30 16 0 32 11 36 28 5 15 7 36 7 62 0 22 0 44-5 60-6 28-26 34-38 34z"><text:p/></draw:path></draw:g></draw:g><text:s/>using a minimum number of multiplications. This rule is: </text:p>
        </text:list-item>
      </text:list>
      <text:p text:style-name="P4"><text:tab/><text:tab/><text:tab/><draw:g text:anchor-type="as-char" svg:y="-0.314cm" draw:z-index="2" draw:name="形狀3" draw:style-name="gr1"><svg:title>TexMaths</svg:title><svg:desc>12§display§A(x_0) = ( \cdot ((a_nx_0 + a_{n-1})x_0 + \cdots + a_1)x_0+a_0)§svg§600§FALSE§</svg:desc><draw:g draw:style-name="gr2"><draw:path draw:style-name="gr3" draw:text-style-name="P17" svg:width="8.655cm" svg:height="0.376cm" svg:x="0.007cm" svg:y="0.023cm" svg:viewBox="0 0 8656 377" svg:d="M4328 377c-1443 0-2886 0-4328 0 0-126 0-251 0-377 2886 0 5770 0 8656 0 0 126 0 251 0 377-1442 0-2886 0-4328 0z"><text:p/></draw:path><draw:path draw:style-name="gr4" draw:text-style-name="P18" svg:width="0.288cm" svg:height="0.3cm" svg:x="0.001cm" svg:y="0.015cm" svg:viewBox="0 0 289 301" svg:d="M60 252c-17 28-34 34-52 35-4 1-8 1-8 9 0 2 1 5 5 5 12 0 24-2 36-2 14 0 29 2 42 2 3 0 8 0 8-9 0-4-3-5-6-5-11 0-20-3-20-14 0-5 2-10 6-16 11-18 21-35 32-53 35 0 71 0 106 0 1 10 6 65 6 70 0 12-22 13-30 13-6 0-10 0-10 9 0 5 5 5 6 5 17 0 35-2 53-2 10 0 36 2 47 2 2 0 8 0 8-9 0-5-5-5-9-5-27 0-27-2-28-14-8-87-18-174-26-262 0-9 0-11-8-11-7 0-8 4-12 7-49 82-97 164-146 245zM110 191c28-47 57-92 84-138 5 46 9 91 14 138-33 0-65 0-98 0z"><text:p/></draw:path><draw:path draw:style-name="gr4" draw:text-style-name="P18" svg:width="0.096cm" svg:height="0.42cm" svg:x="0.344cm" svg:y="0.001cm" svg:viewBox="0 0 97 421" svg:d="M97 416c0-1 0-1-7-9-53-54-66-133-66-197 0-73 16-146 68-198 5-6 5-6 5-7 0-4-1-5-3-5-5 0-44 29-68 83-21 46-26 92-26 127 0 33 4 83 28 131 25 52 61 80 66 80 2 0 3-1 3-5z"><text:p/></draw:path><draw:path draw:style-name="gr4" draw:text-style-name="P18" svg:width="0.209cm" svg:height="0.19cm" svg:x="0.478cm" svg:y="0.131cm" svg:viewBox="0 0 210 191" svg:d="M128 59c3-11 12-49 42-49 2 0 12 0 21 4-12 3-21 14-21 23 0 7 5 16 17 16 9 0 23-9 23-25 0-22-25-28-40-28-24 0-39 23-44 32-11-27-34-32-46-32-43 0-67 54-67 65 0 5 4 5 5 5 4 0 5-1 5-5 14-45 42-55 56-55 9 0 23 3 23 27 0 13-7 42-23 101-6 27-21 44-39 44-3 0-12 0-22-5 11-3 20-11 20-23s-9-15-15-15c-13 0-23 11-23 24 0 20 20 28 40 28 27 0 43-30 44-32 5 15 19 32 46 32 43 0 67-54 67-65 0-3-4-3-5-3-5 0-5 1-6 3-14 46-43 56-56 56-16 0-23-14-23-28 0-10 2-18 7-37 5-20 10-39 14-58z"><text:p/></draw:path><draw:path draw:style-name="gr4" draw:text-style-name="P18" svg:width="0.136cm" svg:height="0.201cm" svg:x="0.722cm" svg:y="0.185cm" svg:viewBox="0 0 137 202" svg:d="M137 101c0-32-4-55-17-76-10-13-28-25-52-25-68 0-68 79-68 101 0 20 0 101 68 101 69 0 69-79 69-101zM68 194c-13 0-31-9-37-33-5-17-5-42-5-64 0-21 0-43 5-60 6-23 25-29 37-29 16 0 32 10 38 27 4 15 4 37 4 62 0 22 0 45-3 63-6 26-27 34-39 34z"><text:p/></draw:path><draw:path draw:style-name="gr4" draw:text-style-name="P18" svg:width="0.097cm" svg:height="0.42cm" svg:x="0.92cm" svg:y="0.001cm" svg:viewBox="0 0 98 421" svg:d="M98 210c0-32-4-83-28-131-26-51-62-79-66-79-3 0-4 2-4 5 0 1 0 1 8 9 41 41 65 109 65 196 0 71-15 146-67 199-6 6-6 6-6 7 0 2 1 5 4 5 4 0 43-29 67-83 21-46 27-93 27-128z"><text:p/></draw:path><draw:path draw:style-name="gr4" draw:text-style-name="P18" svg:width="0.28cm" svg:height="0.099cm" svg:x="1.201cm" svg:y="0.162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4" draw:text-style-name="P18" svg:width="0.096cm" svg:height="0.42cm" svg:x="1.664cm" svg:y="0.001cm" svg:viewBox="0 0 97 421" svg:d="M97 416c0-1 0-1-6-9-53-54-67-133-67-197 0-73 17-146 68-198 5-6 5-6 5-7 0-4-1-5-3-5-5 0-42 29-68 83-21 46-26 92-26 127 0 33 5 83 28 131 25 52 61 80 66 80 2 0 3-1 3-5z"><text:p/></draw:path><draw:path draw:style-name="gr4" draw:text-style-name="P18" svg:width="0.043cm" svg:height="0.043cm" svg:x="1.822cm" svg:y="0.19cm" svg:viewBox="0 0 44 44" svg:d="M44 22c0-12-9-22-21-22-13 0-23 8-23 22 0 12 10 22 23 22 12 0 21-9 21-22z"><text:p/></draw:path><draw:path draw:style-name="gr4" draw:text-style-name="P18" svg:width="0.097cm" svg:height="0.42cm" svg:x="1.945cm" svg:y="0.001cm" svg:viewBox="0 0 98 421" svg:d="M98 416c0-1 0-1-7-9-53-54-66-133-66-197 0-73 16-146 67-198 6-6 6-6 6-7 0-4-2-5-4-5-4 0-42 29-68 83-21 46-26 92-26 127 0 33 5 83 28 131 26 52 62 80 66 80 2 0 4-1 4-5z"><text:p/></draw:path><draw:path draw:style-name="gr4" draw:text-style-name="P18" svg:width="0.096cm" svg:height="0.42cm" svg:x="2.109cm" svg:y="0.001cm" svg:viewBox="0 0 97 421" svg:d="M97 416c0-1 0-1-7-9-52-54-66-133-66-197 0-73 17-146 68-198 5-6 5-6 5-7 0-4-1-5-3-5-5 0-42 29-68 83-21 46-26 92-26 127 0 33 5 83 28 131 25 52 61 80 66 80 2 0 3-1 3-5z"><text:p/></draw:path><draw:path draw:style-name="gr4" draw:text-style-name="P18" svg:width="0.192cm" svg:height="0.19cm" svg:x="2.248cm" svg:y="0.131cm" svg:viewBox="0 0 193 191" svg:d="M140 28c-7-16-20-28-38-28-50 0-102 63-102 124 0 39 23 67 56 67 9 0 29-1 54-31 4 17 18 31 39 31 15 0 25-9 31-23 7-15 13-41 13-42 0-3-3-3-5-3-4 0-4 1-6 7-7 27-15 52-32 52-12 0-13-11-13-20s1-12 6-31c5-18 6-22 9-37 5-19 10-40 15-59 3-12 3-13 3-15 0-7-4-12-12-12-10 0-16 10-18 20zM113 136c-3 8-3 8-9 15-18 24-36 31-48 31-20 0-26-23-26-40 0-21 13-72 23-92 13-25 32-40 49-40 28 0 34 34 34 37 0 2-2 5-2 7-7 27-14 54-21 82z"><text:p/></draw:path><draw:path draw:style-name="gr4" draw:text-style-name="P18" svg:width="0.179cm" svg:height="0.131cm" svg:x="2.468cm" svg:y="0.25cm" svg:viewBox="0 0 180 132" svg:d="M23 111c-1 3-3 7-4 12 0 7 6 9 10 9 6 0 11-3 12-6 1-2 3-12 5-18s4-19 7-27c1-6 3-12 5-20 3-12 3-14 12-26 8-12 22-28 44-28 18 0 18 16 18 22 0 17-13 50-18 62-2 9-4 11-4 16 0 16 12 25 28 25 30 0 42-41 42-44 0-5-4-5-5-5-3 0-3 2-5 6-7 23-19 35-31 35-6 0-7-4-7-10 0-7 1-11 6-24 4-9 16-41 16-58 0-27-23-32-39-32-24 0-41 14-49 26-2-20-20-26-32-26s-20 8-23 16c-6 10-11 27-11 28 0 4 4 3 5 4 5 0 5 0 7-8 4-18 10-33 22-33 7 0 9 7 9 15 0 6-2 16-5 25-2 7-4 19-7 26-2 12-6 24-8 38z"><text:p/></draw:path><draw:path draw:style-name="gr4" draw:text-style-name="P18" svg:width="0.209cm" svg:height="0.19cm" svg:x="2.696cm" svg:y="0.131cm" svg:viewBox="0 0 210 191" svg:d="M128 59c3-11 12-49 42-49 3 0 12 0 22 4-12 3-20 14-20 23 0 7 4 16 15 16 10 0 23-9 23-25 0-22-25-28-40-28-24 0-38 23-44 32-10-27-32-32-46-32-43 0-67 54-67 65 0 5 4 5 5 5 4 0 5-1 6-5 14-45 42-55 56-55 8 0 23 3 23 27 0 13-7 42-23 101-7 27-21 44-40 44-3 0-12 0-21-5 11-3 19-11 19-23s-8-15-15-15c-12 0-23 11-23 24 0 20 22 28 40 28 27 0 43-30 44-32 5 15 20 32 46 32 43 0 67-54 67-65 0-3-4-3-5-3-4 0-5 1-6 3-13 46-42 56-55 56-17 0-24-14-24-28 0-10 2-18 7-37 5-20 10-39 14-58z"><text:p/></draw:path><draw:path draw:style-name="gr4" draw:text-style-name="P18" svg:width="0.137cm" svg:height="0.201cm" svg:x="2.939cm" svg:y="0.185cm" svg:viewBox="0 0 138 202" svg:d="M138 101c0-32-5-55-18-76-10-13-28-25-50-25-70 0-70 79-70 101 0 20 0 101 70 101 68 0 68-79 68-101zM70 194c-15 0-33-9-39-33-3-17-3-42-3-64 0-21 0-43 4-60 6-23 24-29 38-29 15 0 31 10 36 27 4 15 4 37 4 62 0 22 0 45-3 63-6 26-27 34-37 34z"><text:p/></draw:path><draw:path draw:style-name="gr4" draw:text-style-name="P18" svg:width="0.28cm" svg:height="0.278cm" svg:x="3.231cm" svg:y="0.072cm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4" draw:text-style-name="P18" svg:width="0.192cm" svg:height="0.19cm" svg:x="3.646cm" svg:y="0.131cm" svg:viewBox="0 0 193 191" svg:d="M140 28c-7-16-20-28-38-28-50 0-102 63-102 124 0 39 23 67 56 67 9 0 29-1 54-31 4 17 18 31 39 31 15 0 25-9 31-23 7-15 13-41 13-42 0-3-3-3-5-3-4 0-4 1-6 7-7 27-15 52-32 52-12 0-13-11-13-20s1-12 6-31c5-18 6-22 9-37 5-19 10-40 15-59 3-12 3-13 3-15 0-7-4-12-12-12-10 0-16 10-18 20zM113 136c-3 8-3 8-9 15-18 24-36 31-48 31-20 0-26-23-26-40 0-21 13-72 23-92 13-25 32-40 49-40 28 0 34 34 34 37 0 2-2 5-2 7-7 27-14 54-21 82z"><text:p/></draw:path><draw:path draw:style-name="gr4" draw:text-style-name="P18" svg:width="0.179cm" svg:height="0.131cm" svg:x="3.866cm" svg:y="0.25cm" svg:viewBox="0 0 180 132" svg:d="M23 111c-1 3-3 7-4 12 0 7 6 9 10 9 6 0 11-3 12-6 1-2 3-12 6-18 1-6 3-19 6-27 1-6 3-12 5-20 3-12 3-14 12-26 8-12 22-28 44-28 18 0 18 16 18 22 0 17-13 50-18 62-2 9-4 11-4 16 0 16 12 25 28 25 30 0 42-41 42-44 0-5-4-5-5-5-3 0-3 2-5 6-7 23-19 35-31 35-6 0-7-4-7-10 0-7 1-11 6-24 4-9 16-41 16-58 0-27-23-32-39-32-24 0-41 14-49 26-2-20-19-26-32-26-12 0-20 8-23 16-6 10-11 27-11 28 0 4 4 3 5 4 5 0 5 0 7-8 4-18 10-33 22-33 7 0 9 7 9 15 0 6-2 16-5 25-2 7-4 19-7 26-2 12-6 24-8 38z"><text:p/></draw:path><draw:path draw:style-name="gr4" draw:text-style-name="P18" svg:width="0.198cm" svg:height="0.013cm" svg:x="4.093cm" svg:y="0.298cm" svg:viewBox="0 0 199 14" svg:d="M187 14c5 0 12 0 12-7s-7-7-12-7c-59 0-116 0-175 0-5 0-12 0-12 7s7 7 12 7c59 0 116 0 175 0z"><text:p/></draw:path><draw:path draw:style-name="gr4" draw:text-style-name="P18" svg:width="0.106cm" svg:height="0.195cm" svg:x="4.355cm" svg:y="0.185cm" svg:viewBox="0 0 107 196" svg:d="M66 8c0-8 0-8-8-8-20 18-46 18-58 18 0 4 0 7 0 11 7 0 26 0 42-9 0 51 0 101 0 152 0 10 0 13-29 13-3 0-8 0-12 0 0 4 0 7 0 11 6-1 42-1 53-1 10 0 47 0 53 1 0-4 0-7 0-11-4 0-7 0-11 0-30 0-30-3-30-13 0-55 0-109 0-164z"><text:p/></draw:path><draw:path draw:style-name="gr4" draw:text-style-name="P18" svg:width="0.096cm" svg:height="0.42cm" svg:x="4.536cm" svg:y="0.001cm" svg:viewBox="0 0 97 421" svg:d="M97 210c0-32-5-83-27-131-26-51-62-79-66-79-3 0-4 2-4 5 0 1 0 1 7 9 42 41 66 109 66 196 0 71-15 146-68 199-5 6-5 6-5 7 0 2 1 5 4 5 4 0 42-29 67-83 21-46 26-93 26-128z"><text:p/></draw:path><draw:path draw:style-name="gr4" draw:text-style-name="P18" svg:width="0.209cm" svg:height="0.19cm" svg:x="4.688cm" svg:y="0.131cm" svg:viewBox="0 0 210 191" svg:d="M130 59c2-11 12-49 40-49 3 0 14 0 22 4-12 3-20 14-20 23 0 7 4 16 15 16 10 0 23-9 23-25 0-22-24-28-38-28-26 0-40 23-45 32-11-27-33-32-45-32-45 0-69 54-69 65 0 5 5 5 6 5 3 0 4-1 5-5 14-45 42-55 56-55 9 0 23 3 23 27 0 13-7 42-23 101-6 27-21 44-39 44-3 0-12 0-22-5 11-3 21-11 21-23s-10-15-16-15c-13 0-24 11-24 24 0 20 22 28 40 28 28 0 43-30 44-32 6 15 20 32 46 32 44 0 68-54 68-65 0-3-5-3-6-3-4 0-5 1-5 3-14 46-43 56-56 56-17 0-23-14-23-28 0-10 2-18 7-37 5-20 10-39 15-58z"><text:p/></draw:path><draw:path draw:style-name="gr4" draw:text-style-name="P18" svg:width="0.136cm" svg:height="0.201cm" svg:x="4.932cm" svg:y="0.185cm" svg:viewBox="0 0 137 202" svg:d="M137 101c0-32-4-55-17-76-10-13-28-25-52-25-68 0-68 79-68 101 0 20 0 101 68 101 69 0 69-79 69-101zM68 194c-13 0-31-9-37-33-5-17-5-42-5-64 0-21 0-43 5-60 6-23 25-29 37-29 16 0 32 10 36 27 5 15 6 37 6 62 0 22 0 45-4 63-5 26-26 34-38 34z"><text:p/></draw:path><draw:path draw:style-name="gr4" draw:text-style-name="P18" svg:width="0.279cm" svg:height="0.278cm" svg:x="5.224cm" svg:y="0.072cm" svg:viewBox="0 0 280 279" svg:d="M149 149c39 0 78 0 117 0 6 0 14-1 14-10s-8-8-14-8c-39 0-78 0-117 0 0-40 0-78 0-118 0-6 0-13-9-13s-9 7-9 13c0 40 0 78 0 118-40 0-78 0-118 0-6 0-13-1-13 8s7 10 13 10c40 0 78 0 118 0 0 39 0 78 0 117 0 6 0 13 9 13s9-7 9-13c0-39 0-78 0-117z"><text:p/></draw:path><draw:path draw:style-name="gr4" draw:text-style-name="P18" svg:width="0.045cm" svg:height="0.043cm" svg:x="5.657cm" svg:y="0.19cm" svg:viewBox="0 0 46 44" svg:d="M46 22c0-12-11-22-23-22s-23 8-23 22c0 12 11 22 23 22s23-9 23-22z"><text:p/></draw:path><draw:path draw:style-name="gr4" draw:text-style-name="P18" svg:width="0.043cm" svg:height="0.043cm" svg:x="5.846cm" svg:y="0.19cm" svg:viewBox="0 0 44 44" svg:d="M44 22c0-12-10-22-22-22s-22 8-22 22c0 12 10 22 22 22s22-9 22-22z"><text:p/></draw:path><draw:path draw:style-name="gr4" draw:text-style-name="P18" svg:width="0.043cm" svg:height="0.043cm" svg:x="6.033cm" svg:y="0.19cm" svg:viewBox="0 0 44 44" svg:d="M44 22c0-12-10-22-22-22-14 0-22 8-22 22 0 12 8 22 22 22 12 0 22-9 22-22z"><text:p/></draw:path><draw:path draw:style-name="gr4" draw:text-style-name="P18" svg:width="0.28cm" svg:height="0.278cm" svg:x="6.231cm" svg:y="0.072cm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4" draw:text-style-name="P18" svg:width="0.192cm" svg:height="0.19cm" svg:x="6.646cm" svg:y="0.131cm" svg:viewBox="0 0 193 191" svg:d="M140 28c-8-16-20-28-39-28-49 0-101 63-101 124 0 39 23 67 56 67 9 0 29-1 54-31 4 17 18 31 39 31 14 0 25-9 31-23 7-15 13-41 13-42 0-3-3-3-5-3-4 0-4 1-6 7-7 27-15 52-32 52-12 0-13-11-13-20s1-12 6-31c5-18 5-22 9-37 5-19 10-40 15-59 3-12 3-13 3-15 0-7-4-12-12-12-10 0-16 10-18 20zM113 136c-3 8-3 8-9 15-19 24-36 31-48 31-20 0-26-23-26-40 0-21 13-72 23-92 13-25 32-40 49-40 28 0 34 34 34 37 0 2-2 5-2 7-7 27-14 54-21 82z"><text:p/></draw:path><draw:path draw:style-name="gr4" draw:text-style-name="P18" svg:width="0.107cm" svg:height="0.195cm" svg:x="6.883cm" svg:y="0.185cm" svg:viewBox="0 0 108 196" svg:d="M67 8c0-8-1-8-8-8-19 18-47 18-59 18 0 4 0 7 0 11 7 0 26 0 43-9 0 51 0 101 0 152 0 10 0 13-30 13-3 0-7 0-11 0 0 4 0 7 0 11 5-1 42-1 53-1 9 0 46 0 53 1 0-4 0-7 0-11-4 0-8 0-12 0-29 0-29-3-29-13 0-55 0-109 0-164z"><text:p/></draw:path><draw:path draw:style-name="gr4" draw:text-style-name="P18" svg:width="0.097cm" svg:height="0.42cm" svg:x="7.065cm" svg:y="0.001cm" svg:viewBox="0 0 98 421" svg:d="M98 210c0-32-4-83-27-131-27-51-63-79-66-79s-5 2-5 5c0 1 0 1 8 9 41 41 65 109 65 196 0 71-15 146-67 199-6 6-6 6-6 7 0 2 2 5 5 5s42-29 67-83c20-46 26-93 26-128z"><text:p/></draw:path><draw:path draw:style-name="gr4" draw:text-style-name="P18" svg:width="0.209cm" svg:height="0.19cm" svg:x="7.217cm" svg:y="0.131cm" svg:viewBox="0 0 210 191" svg:d="M128 59c3-11 12-49 42-49 3 0 12 0 22 4-12 3-20 14-20 23 0 7 4 16 15 16 10 0 23-9 23-25 0-22-25-28-40-28-24 0-38 23-44 32-10-27-32-32-46-32-43 0-67 54-67 65 0 5 4 5 5 5 4 0 5-1 6-5 14-45 42-55 56-55 8 0 23 3 23 27 0 13-7 42-23 101-7 27-21 44-40 44-3 0-12 0-21-5 11-3 19-11 19-23s-8-15-15-15c-12 0-23 11-23 24 0 20 22 28 40 28 27 0 43-30 44-32 5 15 20 32 46 32 43 0 67-54 67-65 0-3-4-3-5-3-4 0-5 1-6 3-13 46-42 56-55 56-17 0-24-14-24-28 0-10 2-18 7-37 5-20 10-39 14-58z"><text:p/></draw:path><draw:path draw:style-name="gr4" draw:text-style-name="P18" svg:width="0.137cm" svg:height="0.201cm" svg:x="7.461cm" svg:y="0.185cm" svg:viewBox="0 0 138 202" svg:d="M138 101c0-32-5-55-18-76-10-13-28-25-50-25-70 0-70 79-70 101 0 20 0 101 70 101 68 0 68-79 68-101zM70 194c-15 0-33-9-39-33-3-17-3-42-3-64 0-21 0-43 4-60 6-23 24-29 38-29 15 0 31 10 36 27 4 15 4 37 4 62 0 22 0 45-3 63-6 26-27 34-37 34z"><text:p/></draw:path><draw:path draw:style-name="gr4" draw:text-style-name="P18" svg:width="0.28cm" svg:height="0.278cm" svg:x="7.752cm" svg:y="0.072cm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4" draw:text-style-name="P18" svg:width="0.192cm" svg:height="0.19cm" svg:x="8.167cm" svg:y="0.131cm" svg:viewBox="0 0 193 191" svg:d="M140 28c-7-16-20-28-38-28-50 0-102 63-102 124 0 39 23 67 56 67 9 0 29-1 54-31 4 17 18 31 39 31 15 0 25-9 31-23 7-15 13-41 13-42 0-3-3-3-5-3-4 0-4 1-6 7-7 27-15 52-32 52-12 0-13-11-13-20s1-12 6-31c5-18 6-22 9-37 5-19 10-40 15-59 3-12 3-13 3-15 0-7-4-12-12-12-10 0-16 10-18 20zM113 136c-3 8-3 8-9 15-18 24-36 31-48 31-20 0-26-23-26-40 0-21 13-72 23-92 13-25 32-40 49-40 28 0 34 34 34 37 0 2-2 5-2 7-7 27-14 54-21 82z"><text:p/></draw:path><draw:path draw:style-name="gr4" draw:text-style-name="P18" svg:width="0.136cm" svg:height="0.201cm" svg:x="8.388cm" svg:y="0.185cm" svg:viewBox="0 0 137 202" svg:d="M137 101c0-32-4-55-17-76-10-13-28-25-52-25-68 0-68 79-68 101 0 20 0 101 68 101 69 0 69-79 69-101zM68 194c-13 0-31-9-37-33-3-17-3-42-3-64 0-21 0-43 3-60 7-23 25-29 37-29 17 0 32 10 38 27 4 15 4 37 4 62 0 22 0 45-3 63-6 26-27 34-39 34z"><text:p/></draw:path><draw:path draw:style-name="gr4" draw:text-style-name="P18" svg:width="0.097cm" svg:height="0.42cm" svg:x="8.586cm" svg:y="0.001cm" svg:viewBox="0 0 98 421" svg:d="M98 210c0-32-4-83-27-131-27-51-63-79-66-79s-5 2-5 5c0 1 0 1 8 9 41 41 65 109 65 196 0 71-15 146-67 199-6 6-6 6-6 7 0 2 2 5 5 5s42-29 67-83c22-46 26-93 26-128z"><text:p/></draw:path></draw:g></draw:g></text:p>
      <text:p text:style-name="P5"><text:tab/>Write a C program to evaluate a polynomial using Horner’s rule.</text:p>
      <text:p text:style-name="P6"><draw:custom-shape text:anchor-type="paragraph" draw:z-index="17" draw:name="形狀 1" draw:style-name="gr6" draw:text-style-name="P19" svg:width="14.632cm" svg:height="1.599cm" svg:x="0.933cm" svg:y="0.305cm"><text:p/><draw:enhanced-geometry svg:viewBox="0 0 21600 21600" draw:type="rectangle" draw:enhanced-path="M 0 0 L 21600 0 21600 21600 0 21600 0 0 Z N"/></draw:custom-shape><text:tab/><text:line-break/><text:tab/><text:span text:style-name="T7">Input:</text:span><text:span text:style-name="T6"> </text:span><text:span text:style-name="T6"><draw:g text:anchor-type="as-char" svg:y="-0.187cm" draw:z-index="11" draw:name="形狀4" draw:style-name="gr1"><svg:title>TexMaths</svg:title><svg:desc>12§display§a_n§svg§600§FALSE§</svg:desc><draw:g draw:style-name="gr2"><draw:path draw:style-name="gr3" draw:text-style-name="P17" svg:width="0.372cm" svg:height="0.207cm" svg:x="0.006cm" svg:y="0.023cm" svg:viewBox="0 0 373 208" svg:d="M188 208c-63 0-125 0-188 0 0-69 0-138 0-208 124 0 249 0 373 0 0 70 0 139 0 208-62 0-124 0-185 0z"><text:p/></draw:path><draw:path draw:style-name="gr4" draw:text-style-name="P18" svg:width="0.193cm" svg:height="0.189cm" svg:x="0.001cm" svg:y="0.001cm" svg:viewBox="0 0 194 190" svg:d="M141 28c-8-16-21-28-39-28-49 0-102 62-102 124 0 38 23 66 57 66 8 0 28-3 54-33 3 18 18 33 38 33 16 0 25-10 31-24 8-15 14-39 14-40 0-5-4-5-6-5-4 0-4 3-5 9-7 25-16 50-33 50-12 0-13-11-13-19 0-10 1-13 6-30 5-18 6-22 10-37 4-21 9-40 14-59 4-12 4-13 4-15 0-7-5-12-12-12-11 0-17 10-18 20zM113 136c-2 7-2 7-8 14-18 23-36 30-47 30-22 0-28-23-28-38 0-21 13-72 23-93 13-24 32-39 49-39 28 0 34 34 34 37 0 2-1 5-1 7-8 27-15 54-22 82z"><text:p/></draw:path><draw:path draw:style-name="gr4" draw:text-style-name="P18" svg:width="0.179cm" svg:height="0.132cm" svg:x="0.22cm" svg:y="0.12cm" svg:viewBox="0 0 180 133" svg:d="M22 112c-2 3-3 11-3 12 0 6 5 9 10 9 6 0 11-4 12-7s3-12 5-18c1-5 4-19 7-26 1-6 4-14 5-20 2-12 3-14 12-26 8-12 21-28 44-28 17 0 17 16 17 21 0 18-12 50-17 64-3 7-5 10-5 15 0 16 14 25 28 25 30 0 43-40 43-45 0-4-3-4-4-4-5 0-5 3-6 5-7 24-20 36-32 36-6 0-7-4-7-11 0-6 1-9 7-23 4-9 16-41 16-57 0-29-23-34-39-34-25 0-40 16-50 28-1-21-19-28-31-28s-20 10-23 17c-7 11-11 27-11 29 0 3 4 3 5 3 5 0 5-1 7-8 4-18 10-33 20-33 9 0 11 8 11 15 0 6-3 17-5 25-2 7-6 19-7 27-3 12-6 24-9 37z"><text:p/></draw:path></draw:g></draw:g></text:span><text:span text:style-name="T6"><text:s/></text:span><text:span text:style-name="T6"><draw:g text:anchor-type="as-char" svg:y="-0.162cm" draw:z-index="12" draw:name="形狀5" draw:style-name="gr1"><svg:title>TexMaths</svg:title><svg:desc>12§display§a_{n-1}§svg§600§FALSE§</svg:desc><draw:g draw:style-name="gr2"><draw:path draw:style-name="gr3" draw:text-style-name="P17" svg:width="0.789cm" svg:height="0.207cm" svg:x="0.006cm" svg:y="0.021cm" svg:viewBox="0 0 790 208" svg:d="M0 0c263 0 527 0 790 0 0 70 0 138 0 208-263 0-527 0-790 0 0-70 0-138 0-208z"><text:p/></draw:path><draw:path draw:style-name="gr4" draw:text-style-name="P18" svg:width="0.192cm" svg:height="0.189cm" svg:x="0.001cm" svg:y="0cm" svg:viewBox="0 0 193 190" svg:d="M140 26c-7-15-20-26-38-26-49 0-102 63-102 124 0 38 23 66 56 66 9 0 29-2 54-31 4 17 20 31 39 31 15 0 25-9 31-23 7-15 13-41 13-41 0-4-3-4-5-4-4 0-4 2-6 7-7 26-15 52-32 52-11 0-12-11-12-20s0-13 5-31c5-17 6-20 9-37 5-21 10-40 15-59 3-11 3-12 3-15 0-6-4-11-12-11-10 0-16 10-18 18zM113 135c-3 8-3 8-9 15-18 23-36 31-48 31-20 0-26-23-26-40 0-19 13-72 23-92 13-24 32-39 49-39 28 0 34 33 34 37 0 2-2 5-2 7-7 27-14 54-21 81z"><text:p/></draw:path><draw:path draw:style-name="gr4" draw:text-style-name="P18" svg:width="0.179cm" svg:height="0.131cm" svg:x="0.22cm" svg:y="0.119cm" svg:viewBox="0 0 180 132" svg:d="M23 112c-1 4-4 11-4 12 0 6 6 8 11 8s10-2 11-6c1-2 3-10 6-18 1-5 3-19 6-26 1-6 3-12 5-19 3-12 3-15 12-27 8-12 22-28 44-28 18 0 18 16 18 21 0 18-13 50-18 64-2 8-4 10-4 15 0 16 12 24 28 24 30 0 42-39 42-44 0-4-4-4-5-4-3 0-3 3-5 5-7 24-19 36-31 36-6 0-7-3-7-9 0-8 1-11 6-25 4-9 16-40 16-57 0-29-23-34-39-34-24 0-41 16-49 28-2-21-19-28-32-28-12 0-20 10-23 17-6 11-11 28-11 29 0 3 4 2 5 3 5 0 5-1 7-8 4-18 10-33 22-33 7 0 9 8 9 15 0 6-2 17-5 25-2 7-4 19-7 27-2 12-6 24-8 37z"><text:p/></draw:path><draw:path draw:style-name="gr4" draw:text-style-name="P18" svg:width="0.198cm" svg:height="0.013cm" svg:x="0.446cm" svg:y="0.169cm" svg:viewBox="0 0 199 14" svg:d="M187 14c5 0 12 0 12-7s-7-7-12-7c-59 0-116 0-175 0-5 0-12 0-12 7s6 7 12 7c59 0 116 0 175 0z"><text:p/></draw:path><draw:path draw:style-name="gr4" draw:text-style-name="P18" svg:width="0.106cm" svg:height="0.194cm" svg:x="0.71cm" svg:y="0.056cm" svg:viewBox="0 0 107 195" svg:d="M66 7c0-7 0-7-8-7-20 18-46 18-58 18 0 4 0 7 0 11 6 0 26 0 42-9 0 50 0 100 0 150 0 11 0 14-29 14-3 0-8 0-12 0 0 4 0 7 0 11 6-1 42-1 53-1 10 0 47 0 53 1 0-4 0-7 0-11-4 0-7 0-11 0-30 0-30-3-30-14 0-54 0-109 0-163z"><text:p/></draw:path></draw:g></draw:g></text:span><text:span text:style-name="T6"><text:s/>… </text:span><text:span text:style-name="T6"><draw:g text:anchor-type="as-char" svg:y="-0.183cm" draw:z-index="13" draw:name="形狀6" draw:style-name="gr1"><svg:title>TexMaths</svg:title><svg:desc>12§display§a_1§svg§600§FALSE§</svg:desc><draw:g draw:style-name="gr2"><draw:path draw:style-name="gr3" draw:text-style-name="P17" svg:width="0.316cm" svg:height="0.204cm" svg:x="0.006cm" svg:y="0.026cm" svg:viewBox="0 0 317 205" svg:d="M159 205c-54 0-106 0-159 0 0-69 0-137 0-205 105 0 212 0 317 0 0 68 0 136 0 205-52 0-105 0-158 0z"><text:p/></draw:path><draw:path draw:style-name="gr4" draw:text-style-name="P18" svg:width="0.192cm" svg:height="0.188cm" svg:x="0.001cm" svg:y="0cm" svg:viewBox="0 0 193 189" svg:d="M140 28c-7-16-19-28-38-28-49 0-102 62-102 123 0 39 24 66 56 66 9 0 29-1 55-31 3 17 18 31 37 31 16 0 26-10 32-23 7-15 13-39 13-40 0-4-4-4-5-4-5 0-5 1-6 7-7 27-14 50-32 50-11 0-12-10-12-19s0-12 5-30c4-16 5-21 9-37 5-20 10-39 16-58 2-12 2-13 2-15 0-7-5-12-12-12-11 0-17 10-18 20zM113 135c-2 7-2 7-9 15-18 24-36 29-47 29-21 0-27-22-27-39 0-19 13-71 23-90 13-25 32-40 49-40 27 0 33 34 33 37 0 2-1 4-1 7-7 26-14 54-21 81z"><text:p/></draw:path><draw:path draw:style-name="gr4" draw:text-style-name="P18" svg:width="0.107cm" svg:height="0.193cm" svg:x="0.237cm" svg:y="0.056cm" svg:viewBox="0 0 108 194" svg:d="M67 8c0-8-1-8-8-8-19 18-47 19-59 19 0 4 0 6 0 10 7 0 28 0 43-9 0 51 0 101 0 150 0 9 0 13-30 13-3 0-7 0-11 0 0 4 0 7 0 11 6 0 42-1 53-1 8 0 46 1 53 1 0-4 0-7 0-11-5 0-9 0-12 0-29 0-29-4-29-13 0-54 0-108 0-162z"><text:p/></draw:path></draw:g></draw:g></text:span><text:span text:style-name="T6"><text:s/></text:span><text:span text:style-name="T6"><draw:g text:anchor-type="as-char" svg:y="-0.187cm" draw:z-index="14" draw:name="形狀7" draw:style-name="gr1"><svg:title>TexMaths</svg:title><svg:desc>12§display§a_0§svg§600§FALSE§</svg:desc><draw:g draw:style-name="gr2"><draw:path draw:style-name="gr3" draw:text-style-name="P17" svg:width="0.328cm" svg:height="0.209cm" svg:x="0.006cm" svg:y="0.023cm" svg:viewBox="0 0 329 210" svg:d="M165 210c-55 0-110 0-165 0 0-69 0-140 0-210 110 0 219 0 329 0 0 70 0 141 0 210-55 0-110 0-164 0z"><text:p/></draw:path><draw:path draw:style-name="gr4" draw:text-style-name="P18" svg:width="0.192cm" svg:height="0.188cm" svg:x="0.001cm" svg:y="0.001cm" svg:viewBox="0 0 193 189" svg:d="M140 28c-7-16-20-28-38-28-49 0-102 62-102 124 0 37 23 65 56 65 9 0 29-2 54-32 4 18 18 32 38 32 15 0 24-10 31-23 8-15 9-27 14-40 0-5-5-5-6-5-4 0-4 3-6 8-6 26-15 51-31 51-12 0-14-11-14-19 0-10 2-13 6-30 5-18 5-22 10-38 5-21 10-40 14-59 4-11 4-12 4-14 0-7-6-12-12-12-11 0-17 10-18 20zM112 136c-2 7-2 7-8 14-18 23-36 30-48 30-20 0-26-23-26-38 0-22 13-74 23-93 13-24 32-39 49-39 27 0 33 33 33 37 0 2-1 5-1 7-7 27-14 54-22 82z"><text:p/></draw:path><draw:path draw:style-name="gr4" draw:text-style-name="P18" svg:width="0.135cm" svg:height="0.198cm" svg:x="0.22cm" svg:y="0.055cm" svg:viewBox="0 0 136 199" svg:d="M136 101c0-33-3-55-18-76-8-14-26-25-50-25-68 0-68 79-68 101s0 98 68 98 68-76 68-98zM68 191c-13 0-31-8-37-32-5-16-5-40-5-62 0-21 0-44 5-60 6-23 25-30 37-30 16 0 31 11 36 28 5 15 6 36 6 62 0 22 0 44-5 60-6 28-25 34-37 34z"><text:p/></draw:path></draw:g></draw:g></text:span><text:span text:style-name="T6"><text:s/></text:span><text:span text:style-name="T6"><draw:g text:anchor-type="as-char" svg:y="-0.189cm" draw:z-index="15" draw:name="形狀8" draw:style-name="gr1"><svg:title>TexMaths</svg:title><svg:desc>12§display§x§svg§600§FALSE§</svg:desc><draw:g draw:style-name="gr2"><draw:path draw:style-name="gr3" draw:text-style-name="P17" svg:width="0.176cm" svg:height="0.144cm" svg:x="0.01cm" svg:y="0.022cm" svg:viewBox="0 0 177 145" svg:d="M0 0c59 0 118 0 177 0 0 48 0 97 0 145-59 0-118 0-177 0 0-48 0-97 0-145z"><text:p/></draw:path><draw:path draw:style-name="gr4" draw:text-style-name="P18" svg:width="0.207cm" svg:height="0.188cm" svg:x="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/text:span><text:span text:style-name="T6"><text:s/>(float numbers separated by space)</text:span></text:p>
      <text:p text:style-name="P6"><text:tab/><text:span text:style-name="T7">output:</text:span><text:span text:style-name="T6"> </text:span><text:span text:style-name="T6"><draw:g text:anchor-type="as-char" svg:y="-0.314cm" draw:z-index="16" draw:name="形狀9" draw:style-name="gr1"><svg:title>TexMaths</svg:title><svg:desc>12§display§A(x)§svg§600§FALSE§</svg:desc><draw:g draw:style-name="gr2"><draw:path draw:style-name="gr3" draw:text-style-name="P17" svg:width="0.797cm" svg:height="0.375cm" svg:x="0.008cm" svg:y="0.022cm" svg:viewBox="0 0 798 376" svg:d="M0 0c266 0 532 0 798 0 0 125 0 251 0 376-266 0-532 0-798 0 0-125 0-251 0-376z"><text:p/></draw:path><draw:path draw:style-name="gr4" draw:text-style-name="P18" svg:width="0.288cm" svg:height="0.3cm" svg:x="0.001cm" svg:y="0.014cm" svg:viewBox="0 0 289 301" svg:d="M61 251c-17 29-33 35-51 36-6 0-10 0-10 9 0 2 2 5 6 5 11 0 24-3 36-3 14 0 29 3 42 3 2 0 8 0 8-9 0-5-3-5-7-5-9-1-19-5-19-15 0-5 2-10 6-16 11-17 20-35 31-52 35 0 70 0 106 0 1 8 7 65 7 69 0 13-22 14-30 14-6 0-11 0-11 9 0 3 4 3 6 5 18 0 36-3 53-3 11 0 37 3 48 3 2 0 7 0 7-10 0-4-3-4-9-4-27 0-27-3-28-15-8-87-17-175-25-262-1-9-1-10-9-10-6 0-8 2-10 7-50 82-98 164-147 244zM112 191c27-47 55-94 82-139 4 45 9 92 14 139-33 0-65 0-96 0z"><text:p/></draw:path><draw:path draw:style-name="gr4" draw:text-style-name="P18" svg:width="0.097cm" svg:height="0.419cm" svg:x="0.344cm" svg:y="0cm" svg:viewBox="0 0 98 420" svg:d="M98 415c0-2 0-2-7-9-53-53-67-132-67-196 0-73 17-146 68-199 6-5 6-5 6-7 0-3-2-4-4-4-4 0-42 29-68 82-21 47-26 93-26 128 0 32 5 83 28 130 25 52 62 80 66 80 2 0 4-2 4-5z"><text:p/></draw:path><draw:path draw:style-name="gr4" draw:text-style-name="P18" svg:width="0.209cm" svg:height="0.189cm" svg:x="0.477cm" svg:y="0.13cm" svg:viewBox="0 0 210 190" svg:d="M128 59c3-11 12-51 42-51 3 0 12 0 21 6-11 3-19 14-19 23 0 7 3 15 15 15 10 0 23-8 23-24 0-22-25-28-40-28-24 0-38 22-44 31-10-27-32-31-46-31-43 0-67 54-67 65 0 4 4 4 5 4 4 0 5-2 6-5 14-45 42-56 56-56 8 0 23 5 23 29 0 13-7 41-23 100-7 26-21 45-40 45-3 0-12 0-21-7 11-2 19-10 19-22 0-11-8-15-15-15-12 0-23 11-23 24 0 20 22 28 40 28 27 0 43-29 44-31 5 15 20 31 46 31 43 0 67-54 67-65 0-4-4-4-5-4-4 0-5 2-6 5-13 45-42 56-55 56-17 0-24-15-24-28 0-10 2-19 7-37 5-20 10-39 14-58z"><text:p/></draw:path><draw:path draw:style-name="gr4" draw:text-style-name="P18" svg:width="0.096cm" svg:height="0.419cm" svg:x="0.73cm" svg:y="0cm" svg:viewBox="0 0 97 420" svg:d="M97 210c0-32-5-84-27-131-26-51-62-79-66-79-3 0-4 1-4 4 0 2 0 2 7 10 42 41 66 109 66 196 0 71-15 145-68 199-5 4-5 4-5 6 0 3 1 5 4 5 4 0 42-29 67-82 21-47 26-94 26-128z"><text:p/></draw:path></draw:g></draw:g></text:span></text:p>
      <text:list xml:id="list23130119252902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9"><text:s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"><text:span text:style-name="T4">(</text:span><text:span text:style-name="T5">3</text:span><text:span text:style-name="T4">0%) </text:span>A<text:span text:style-name="T4">ckerman’s function </text:span><text:span text:style-name="T4"><draw:g text:anchor-type="as-char" svg:y="-0.314cm" draw:z-index="3" draw:name="形狀4" draw:style-name="gr1"><svg:title>TexMaths</svg:title><svg:desc>12§display§A(m, n)§svg§600§FALSE§</svg:desc><draw:g draw:style-name="gr2"><draw:path draw:style-name="gr3" draw:text-style-name="P17" svg:width="1.366cm" svg:height="0.376cm" svg:x="0.007cm" svg:y="0.023cm" svg:viewBox="0 0 1367 377" svg:d="M685 377c-229 0-457 0-685 0 0-126 0-251 0-377 456 0 911 0 1367 0 0 126 0 251 0 377-228 0-456 0-682 0z"><text:p/></draw:path><draw:path draw:style-name="gr4" draw:text-style-name="P18" svg:width="0.287cm" svg:height="0.3cm" svg:x="0.001cm" svg:y="0.015cm" svg:viewBox="0 0 288 301" svg:d="M60 252c-17 28-34 34-52 35-4 1-8 1-8 9 0 2 1 5 5 5 12 0 24-2 36-2 14 0 29 2 42 2 2 0 8 0 8-9 0-4-3-5-7-5-10 0-19-3-19-14 0-5 2-10 6-16 11-18 21-35 32-53 35 0 71 0 106 0 0 10 6 65 6 70 0 12-22 13-30 13-6 0-10 0-10 9 0 5 5 5 6 5 17 0 35-2 52-2 10 0 37 2 48 2 2 0 7 0 7-9 0-5-4-5-10-5-25 0-25-2-27-14-9-87-17-174-26-262-1-9-1-11-8-11-6 0-8 4-11 7-49 82-97 164-146 245zM110 191c28-47 55-92 83-138 5 46 10 91 14 138-32 0-64 0-97 0z"><text:p/></draw:path><draw:path draw:style-name="gr4" draw:text-style-name="P18" svg:width="0.097cm" svg:height="0.42cm" svg:x="0.343cm" svg:y="0.001cm" svg:viewBox="0 0 98 421" svg:d="M98 416c0-1 0-1-7-9-53-54-66-133-66-197 0-73 16-146 67-198 6-6 6-6 6-7 0-4-2-5-4-5-4 0-42 29-68 83-20 46-26 92-26 127 0 33 5 83 29 131 25 52 61 80 65 80 2 0 4-1 4-5z"><text:p/></draw:path><draw:path draw:style-name="gr4" draw:text-style-name="P18" svg:width="0.344cm" svg:height="0.19cm" svg:x="0.477cm" svg:y="0.131cm" svg:viewBox="0 0 345 191" svg:d="M25 161c-1 7-3 17-3 19 0 8 6 11 12 11 4 0 13-3 15-12 0-1 6-20 9-31 2-13 6-25 8-37 4-10 6-20 7-29 3-7 6-19 6-21 6-13 29-51 68-51 20 0 23 15 23 28 0 11-2 23-6 37-3 15-8 31-12 48-2 10-6 21-8 32-1 8-5 23-5 25 0 8 5 11 12 11 13 0 16-11 18-24 6-24 22-85 26-101 2-6 23-56 69-56 19 0 23 14 23 28 0 25-17 73-26 95-3 10-6 15-6 23 0 21 15 35 35 35 40 0 55-61 55-65 0-3-3-3-5-3-4 0-4 1-7 7-6 21-19 52-42 52-7 0-10-4-10-14 0-11 3-20 8-30 7-21 25-68 25-92 0-28-17-46-48-46-32 0-54 19-69 41 0-5-2-19-14-30-10-9-24-11-34-11-38 0-59 28-65 37-2-24-20-37-40-37-19 0-27 17-31 24-7 14-13 40-13 41 0 5 5 5 6 5 4 0 4-1 7-10 6-30 16-50 30-50 7 0 13 3 13 19 0 8-1 13-7 35-8 32-15 65-24 97z"><text:p/></draw:path><draw:path draw:style-name="gr4" draw:text-style-name="P18" svg:width="0.048cm" svg:height="0.125cm" svg:x="0.87cm" svg:y="0.271cm" svg:viewBox="0 0 49 126" svg:d="M49 44c0-27-11-44-27-44-14 0-22 11-22 23 0 11 8 21 22 21 4 0 10-1 15-4 1-2 1-2 1-2 2 0 2 0 2 6 0 32-15 57-29 70-5 5-5 6-5 7 0 3 2 5 5 5 5 0 38-32 38-82z"><text:p/></draw:path><draw:path draw:style-name="gr4" draw:text-style-name="P18" svg:width="0.227cm" svg:height="0.19cm" svg:x="1.033cm" svg:y="0.131cm" svg:viewBox="0 0 228 191" svg:d="M24 161c-1 7-4 17-4 19 0 8 6 11 12 11s14-3 16-12c1-1 6-20 8-31 4-13 6-25 10-37 2-10 5-20 7-29 1-7 5-19 5-21 7-13 29-51 69-51 18 0 23 15 23 28 0 27-21 81-27 99-4 10-5 14-5 19 0 21 15 35 35 35 39 0 55-61 55-65 0-3-4-3-5-3-5 0-5 1-6 7-8 29-23 52-43 52-7 0-11-4-11-14 0-11 4-20 8-30 8-23 26-68 26-92 0-29-18-46-48-46-39 0-59 28-66 37-3-24-19-37-39-37s-27 17-32 24c-6 14-12 40-12 41 0 5 4 5 5 5 3 0 5-1 7-10 7-30 16-50 31-50 9 0 12 4 12 19 0 8-1 13-6 35-8 32-17 65-25 97z"><text:p/></draw:path><draw:path draw:style-name="gr4" draw:text-style-name="P18" svg:width="0.097cm" svg:height="0.42cm" svg:x="1.297cm" svg:y="0.001cm" svg:viewBox="0 0 98 421" svg:d="M98 210c0-32-4-83-27-131-25-51-63-79-66-79s-5 2-5 5c0 1 0 1 8 9 41 41 65 109 65 196 0 71-15 146-67 199-6 6-6 6-6 7 0 2 2 5 5 5s42-29 67-83c22-46 26-93 26-128z"><text:p/></draw:path></draw:g></draw:g></text:span><text:span text:style-name="T4"><text:s/>is defined as: </text:span></text:p>
          <text:list>
            <text:list-item>
              <text:list>
                <text:list-item>
                  <text:list>
                    <text:list-header>
                      <text:p text:style-name="P12"><draw:g text:anchor-type="as-char" svg:y="-0.863cm" draw:z-index="23" draw:name="形狀10" draw:style-name="gr1"><svg:title>TexMaths</svg:title><svg:desc>12§inline§A(m,n) = \left\{\begin{array}{ll}
n+1, &amp; \mbox{ if } m= 0 \\
A(m-1, 1), &amp; \mbox{ if } n = 0\\
A(m-1, A(m, n-1)), &amp; \mbox{ otherwise}.
\end{array}\right.§svg§600§FALSE§</svg:desc><draw:g draw:style-name="gr2"><draw:path draw:style-name="gr3" draw:text-style-name="P17" svg:width="9.165cm" svg:height="1.471cm" svg:x="0.006cm" svg:y="0.02cm" svg:viewBox="0 0 9166 1472" svg:d="M0 0c3055 0 6111 0 9166 0 0 491 0 981 0 1472-3055 0-6111 0-9166 0 0-491 0-981 0-1472z"><text:p/></draw:path><draw:path draw:style-name="gr4" draw:text-style-name="P18" svg:width="0.288cm" svg:height="0.3cm" svg:x="-0.001cm" svg:y="0.563cm" svg:viewBox="0 0 289 301" svg:d="M61 253c-17 28-33 34-51 35-6 0-10 0-10 8 0 3 2 5 6 5 11 0 24-1 36-1 14 0 29 1 42 1 2 0 8 0 8-8 0-5-3-5-7-5-9-1-19-4-19-14 0-5 2-10 6-16 11-18 20-36 31-54 36 0 71 0 107 0 0 8 6 66 6 71 0 12-22 13-30 13-6 0-11 0-11 8 0 5 4 3 6 5 18 0 36-1 53-1 11 0 37 1 48 1 2 0 7 0 7-8 0-5-3-5-9-5-27 0-27-2-28-16-8-87-17-175-25-262-1-9-1-10-9-10-6 0-8 2-10 6-50 83-98 164-147 247zM112 191c27-47 55-93 82-139 5 46 10 92 15 139-33 0-65 0-97 0z"><text:p/></draw:path><draw:path draw:style-name="gr4" draw:text-style-name="P18" svg:width="0.097cm" svg:height="0.42cm" svg:x="0.342cm" svg:y="0.549cm" svg:viewBox="0 0 98 421" svg:d="M98 416c0-1 0-1-7-8-53-54-66-133-66-198 0-73 16-146 67-199 6-5 6-6 6-7 0-3-2-4-4-4-4 0-42 28-68 82-20 46-26 93-26 128 0 34 5 84 29 132 25 52 61 79 65 79 2 0 4-1 4-5z"><text:p/></draw:path><draw:path draw:style-name="gr4" draw:text-style-name="P18" svg:width="0.345cm" svg:height="0.19cm" svg:x="0.476cm" svg:y="0.676cm" svg:viewBox="0 0 346 191" svg:d="M25 161c-1 7-3 17-3 18 0 8 6 12 12 12 4 0 13-4 15-12 1-1 6-21 9-31 3-14 6-26 9-39 3-8 5-18 7-27 2-8 5-20 5-22 6-13 29-52 69-52 19 0 22 16 22 30 0 11-2 23-6 35-3 17-8 33-12 49-2 11-6 22-8 33-1 8-5 23-5 24 0 8 6 12 12 12 13 0 16-11 19-24 6-24 22-85 26-102 1-5 22-57 69-57 18 0 23 15 23 30 0 24-18 72-26 95-4 10-6 15-6 23 0 20 15 35 34 35 40 0 56-61 56-65 0-5-4-5-5-5-5 0-5 1-6 9-7 21-21 51-43 51-8 0-11-3-11-13 0-11 5-22 8-30 7-23 25-70 25-94 0-27-16-44-48-44s-52 18-68 41c-1-6-2-21-14-30-11-9-24-11-35-11-37 0-58 26-65 36-2-24-20-36-40-36-19 0-27 16-31 24-7 14-13 40-13 41 0 3 5 3 6 3 4 0 4 0 7-9 7-30 16-51 30-51 7 0 13 4 13 21 0 8-1 13-6 35-8 32-16 64-25 97z"><text:p/></draw:path><draw:path draw:style-name="gr4" draw:text-style-name="P18" svg:width="0.048cm" svg:height="0.125cm" svg:x="0.871cm" svg:y="0.817cm" svg:viewBox="0 0 49 126" svg:d="M49 44c0-28-11-44-26-44s-23 11-23 22c0 12 8 22 23 22 5 0 9-1 14-6 1 0 1-1 3-1 0 3 0 1 0 7 0 32-15 56-29 70-5 4-4 6-4 7 0 3 1 5 4 5 5 0 38-32 38-82z"><text:p/></draw:path><draw:path draw:style-name="gr4" draw:text-style-name="P18" svg:width="0.228cm" svg:height="0.19cm" svg:x="1.035cm" svg:y="0.676cm" svg:viewBox="0 0 229 191" svg:d="M25 161c-1 7-3 17-3 18 0 8 6 12 12 12 4 0 12-4 15-12 0-1 5-21 9-31 2-14 6-26 8-39 2-8 6-18 7-27 3-8 6-20 6-22 6-13 29-52 69-52 19 0 22 16 22 30 0 27-20 81-27 99-4 9-4 14-4 19 0 20 15 35 35 35 40 0 55-61 55-65 0-5-5-5-6-5-3 0-3 1-6 9-8 27-23 51-43 51-7 0-10-3-10-13 0-11 4-22 8-30 8-23 26-70 26-94 0-27-19-44-49-44-37 0-59 26-66 36-1-23-19-36-39-36-19 0-27 16-31 24-7 14-13 38-13 41s4 2 5 3c5 0 5 0 7-9 7-30 16-51 31-51 9 0 13 6 13 21 0 8-1 13-7 35-8 32-15 64-24 97z"><text:p/></draw:path><draw:path draw:style-name="gr4" draw:text-style-name="P18" svg:width="0.096cm" svg:height="0.42cm" svg:x="1.3cm" svg:y="0.549cm" svg:viewBox="0 0 97 421" svg:d="M97 210c0-32-3-84-27-131-26-53-62-79-66-79-3 0-4 1-4 4 0 1 0 2 8 9 41 42 65 109 65 197 0 72-15 146-68 199-5 6-5 6-5 7 0 3 1 5 4 5 4 0 43-29 67-83 21-45 26-92 26-128z"><text:p/></draw:path><draw:path draw:style-name="gr4" draw:text-style-name="P18" svg:width="0.28cm" svg:height="0.097cm" svg:x="1.581cm" svg:y="0.707cm" svg:viewBox="0 0 281 98" svg:d="M266 17c6 0 15 0 15-9 0-8-9-8-15-8-84 0-169 0-253 0-5 0-13 0-13 8 0 9 8 9 14 9 84 0 168 0 252 0zM266 98c6 0 15 0 15-8s-9-8-15-8c-84 0-168 0-252 0-6 0-14 0-14 8s8 8 13 8c84 0 169 0 253 0z"><text:p/></draw:path><draw:path draw:style-name="gr4" draw:text-style-name="P18" svg:width="0.139cm" svg:height="0.383cm" svg:x="2.164cm" svg:y="0cm" svg:viewBox="0 0 140 384" svg:d="M50 191c0-35 10-115 84-168 6-5 6-5 6-12 0-10 0-11-10-11-3 0-4 0-6 0-92 49-124 128-124 191 0 60 0 120 0 181 0 11 0 12 12 12 8 0 18 0 26 0 12 0 12-1 12-12 0-61 0-121 0-181z"><text:p/></draw:path><draw:path draw:style-name="gr4" draw:text-style-name="P18" svg:width="0.139cm" svg:height="0.764cm" svg:x="2.074cm" svg:y="0.376cm" svg:viewBox="0 0 140 765" svg:d="M90 755c0 9 0 10 12 10 8 0 18 0 26 0 12 0 12-1 12-10 0-60 0-119 0-178 0-50-21-137-115-194 95-58 115-144 115-195 0-58 0-118 0-177 0-11 0-11-12-11-8 0-18 0-26 0-12 0-12 0-12 11 0 60 0 119 0 179 0 34-7 122-85 181-5 5-5 5-5 12s0 8 5 12c11 8 39 31 60 73 17 33 25 71 25 109 0 59 0 118 0 178z"><text:p/></draw:path><draw:path draw:style-name="gr4" draw:text-style-name="P18" svg:width="0.139cm" svg:height="0.382cm" svg:x="2.164cm" svg:y="1.131cm" svg:viewBox="0 0 140 383" svg:d="M130 383c10 0 10 0 10-10 0-8 0-8-1-9-13-10-44-32-63-70-17-32-26-65-26-102 0-60 0-121 0-181 0-11 0-11-12-11-8 0-18 0-26 0-12 0-12 0-12 11 0 60 0 121 0 181 0 62 32 143 124 191 2 0 3 0 6 0z"><text:p/></draw:path><draw:path draw:style-name="gr4" draw:text-style-name="P18" svg:width="0.228cm" svg:height="0.19cm" svg:x="2.599cm" svg:y="0.168cm" svg:viewBox="0 0 229 191" svg:d="M25 161c-1 7-3 17-3 18 0 8 6 12 12 12 4 0 13-4 15-12 0-1 6-21 9-31 3-14 6-26 9-39 3-8 5-18 6-27 3-8 6-20 6-22 6-13 29-50 69-50 19 0 22 15 22 28 0 27-20 81-27 99-4 9-4 14-4 19 0 20 15 35 35 35 40 0 55-61 55-65 0-5-3-5-5-5-4 0-4 1-7 9-8 27-21 51-43 51-6 0-10-3-10-13 0-11 4-22 8-30 8-23 26-70 26-94 0-27-18-44-49-44-37 0-58 26-65 36-2-23-20-36-40-36-19 0-27 16-31 24-7 14-13 38-13 41s5 3 6 3c4 0 4 0 7-9 7-30 16-49 30-49 9 0 13 4 13 19 0 8-1 13-7 35-8 32-15 64-24 97z"><text:p/></draw:path><draw:path draw:style-name="gr4" draw:text-style-name="P18" svg:width="0.28cm" svg:height="0.28cm" svg:x="2.958cm" svg:y="0.108cm" svg:viewBox="0 0 281 281" svg:d="M149 149c39 0 78 0 117 0 6 0 15 0 15-9 0-8-9-8-15-8-39 0-78 0-117 0 0-40 0-78 0-118 0-6 0-14-9-14-8 0-8 8-8 14 0 40 0 78 0 118-40 0-79 0-119 0-5 0-13 0-13 8 0 9 8 9 13 9 40 0 79 0 119 0 0 39 0 79 0 119 0 4 0 13 8 13 9 0 9-9 9-13 0-40 0-80 0-119z"><text:p/></draw:path><draw:path draw:style-name="gr4" draw:text-style-name="P18" svg:width="0.138cm" svg:height="0.28cm" svg:x="3.394cm" svg:y="0.072cm" svg:viewBox="0 0 139 281" svg:d="M86 11c0-10 0-11-9-11-27 28-64 28-77 28 0 3 0 8 0 12 8 0 34 0 55-11 0 73 0 145 0 218 0 16-1 21-39 21-5 0-9 0-14 0 0 3 0 8 0 13 15-1 52-1 69-1s54 0 68 1c0-5 0-10 0-13-5 0-8 0-13 0-38 0-40-5-40-21 0-79 0-157 0-236z"><text:p/></draw:path><draw:path draw:style-name="gr4" draw:text-style-name="P18" svg:width="0.048cm" svg:height="0.125cm" svg:x="3.604cm" svg:y="0.309cm" svg:viewBox="0 0 49 126" svg:d="M49 44c0-28-11-44-27-44-14 0-22 11-22 22 0 12 8 22 22 22 4 0 10-1 14-6 2 0 1-1 2-1 2 0 2 1 2 7 0 32-15 57-29 70-5 5-5 6-5 7 0 3 2 5 5 5 5 0 38-32 38-82z"><text:p/></draw:path><draw:path draw:style-name="gr4" draw:text-style-name="P18" svg:width="0.09cm" svg:height="0.281cm" svg:x="7.389cm" svg:y="0.071cm" svg:viewBox="0 0 91 282" svg:d="M61 96c-19 1-39 4-59 5 0 5 0 8 0 13 28 0 32 2 32 23 0 37 0 75 0 113 0 19-5 19-34 19 0 3 0 8 0 13 14 0 37-1 47-1 14 0 30 1 44 1 0-5 0-10 0-13-27 0-30-3-30-18 0-52 0-103 0-155zM64 23c0-15-11-23-23-23-13 0-23 12-23 23s10 21 23 21c12 0 23-8 23-21z"><text:p/></draw:path><draw:path draw:style-name="gr4" draw:text-style-name="P18" svg:width="0.136cm" svg:height="0.297cm" svg:x="7.507cm" svg:y="0.055cm" svg:viewBox="0 0 137 298" svg:d="M60 116c0-16 0-32 0-49 0-37 20-57 38-57 2 0 9 0 15 3-5 1-13 7-13 17s7 18 19 18 18-8 18-18c0-16-16-30-39-30-28 0-64 23-64 67 0 17 0 33 0 49-11 0-23 0-34 0 0 5 0 9 0 14 11 0 23 0 34 0 0 45 0 90 0 135 0 19-5 19-34 19 0 4 0 9 0 14 17 0 37-2 49-2 17 0 36 0 53 2 0-5 0-10 0-14-2 0-6 0-8 0-32 0-33-4-33-19 0-45 0-90 0-135 16 0 33 0 48 0 0-5 0-9 0-14-17 0-32 0-49 0z"><text:p/></draw:path><draw:path draw:style-name="gr4" draw:text-style-name="P18" svg:width="0.345cm" svg:height="0.19cm" svg:x="7.774cm" svg:y="0.168cm" svg:viewBox="0 0 346 191" svg:d="M25 161c-1 7-3 17-3 18 0 8 6 12 12 12 4 0 13-4 15-12 0-1 6-21 9-31 2-14 6-26 8-39 4-8 6-18 7-27 3-8 6-20 6-22 6-13 29-50 69-50 19 0 22 15 22 28 0 11-2 23-6 35-3 17-8 33-12 49-2 11-6 22-8 33-1 8-6 23-6 24 0 8 6 12 13 12 13 0 16-11 18-24 6-24 22-85 27-102 1-5 22-55 69-55 18 0 23 13 23 28 0 24-18 72-26 95-4 10-6 15-6 23 0 20 14 35 34 35 40 0 56-61 56-65 0-5-4-5-5-5-5 0-5 1-6 9-7 21-21 51-43 51-8 0-11-3-11-13 0-11 3-22 8-30 7-23 25-70 25-94 0-26-16-44-48-44s-54 18-69 41c0-6-1-21-13-30-11-9-24-11-35-11-37 0-59 26-66 36-1-24-19-36-39-36-19 0-27 16-31 24-7 14-13 40-13 41 0 3 4 2 5 3 5 0 5 0 7-9 7-30 16-49 31-49 7 0 13 2 13 19 0 8-1 13-7 35-8 32-15 64-24 97z"><text:p/></draw:path><draw:path draw:style-name="gr4" draw:text-style-name="P18" svg:width="0.28cm" svg:height="0.097cm" svg:x="8.273cm" svg:y="0.198cm" svg:viewBox="0 0 281 98" svg:d="M266 17c6 0 15 0 15-9 0-8-9-8-15-8-84 0-169 0-253 0-5 0-13 0-13 8 0 9 8 9 14 9 84 0 168 0 252 0zM266 98c6 0 15 0 15-8s-9-8-15-8c-84 0-168 0-252 0-6 0-14 0-14 8s8 8 13 8c84 0 169 0 253 0z"><text:p/></draw:path><draw:path draw:style-name="gr4" draw:text-style-name="P18" svg:width="0.177cm" svg:height="0.289cm" svg:x="8.712cm" svg:y="0.072cm" svg:viewBox="0 0 178 290" svg:d="M178 146c0-33-3-68-17-99-19-40-54-47-72-47-25 0-57 11-73 50-14 29-16 63-16 96 0 32 1 70 19 101 18 35 48 43 70 43 23 0 54-9 73-49 13-29 16-62 16-95zM89 281c-17 0-42-11-49-51-5-26-5-64-5-90s0-54 3-76c8-51 40-54 51-54 13 0 41 7 49 49 5 24 5 55 5 81 0 33 0 62-5 88-7 40-31 53-49 53z"><text:p/></draw:path><draw:path draw:style-name="gr4" draw:text-style-name="P18" svg:width="0.289cm" svg:height="0.3cm" svg:x="2.602cm" svg:y="0.556cm" svg:viewBox="0 0 290 301" svg:d="M61 253c-17 29-33 35-51 36-5 0-10 0-10 9 0 2 2 3 6 3 12 0 24-1 36-1 14 0 29 1 42 1 4 0 8 0 8-7 0-5-3-5-7-5-9-1-19-5-19-15 0-5 2-10 6-16 11-18 22-36 32-54 35 0 71 0 106 0 0 10 6 66 6 71 0 13-22 14-30 14-6 0-10 0-10 9 0 3 5 3 6 3 17 0 35-1 52-1 11 0 37 1 48 1 2 0 8 0 8-8 0-4-4-4-10-4-26 0-26-3-27-15-8-88-18-177-26-264-1-9-1-10-9-10-6 0-8 2-10 7-50 82-98 165-147 246zM112 191c27-46 55-93 82-138 5 45 10 92 15 138-33 0-65 0-97 0z"><text:p/></draw:path><draw:path draw:style-name="gr4" draw:text-style-name="P18" svg:width="0.096cm" svg:height="0.42cm" svg:x="2.946cm" svg:y="0.542cm" svg:viewBox="0 0 97 421" svg:d="M97 418c0-2 0-3-7-10-53-53-66-133-66-197 0-73 16-147 67-199 6-6 6-6 6-7 0-4-1-5-3-5-5 0-44 29-68 83-21 45-26 92-26 128 0 33 4 84 28 131 25 52 61 79 66 79 2 0 3-1 3-3z"><text:p/></draw:path><draw:path draw:style-name="gr4" draw:text-style-name="P18" svg:width="0.343cm" svg:height="0.19cm" svg:x="3.081cm" svg:y="0.674cm" svg:viewBox="0 0 344 191" svg:d="M24 162c-1 6-4 16-4 18 0 7 6 11 12 11s14-3 16-12c1 0 6-21 8-30 4-13 6-25 10-39 2-9 5-19 7-28 1-8 5-20 5-21 7-13 29-51 70-51 18 0 22 15 22 30 0 9-3 21-7 34-3 16-8 33-12 48-2 11-6 22-8 33-1 8-5 23-5 25 0 7 6 11 12 11 13 0 16-10 19-24 6-23 22-85 25-101 2-6 24-56 70-56 18 0 23 14 23 30 0 24-18 72-27 93-3 11-4 16-4 24 0 19 14 34 33 34 40 0 55-61 55-65s-3-4-4-4c-4 0-4 2-6 8-6 22-21 52-44 52-7 0-9-4-9-14 0-11 3-20 7-30 8-22 25-68 25-92 0-28-17-46-48-46s-53 19-68 41c-1-5-3-19-15-30-9-9-24-11-33-11-39 0-59 28-66 37-3-24-21-37-40-37s-26 17-31 24c-7 16-12 40-12 41 0 5 4 5 5 5 3 0 5-2 7-10 7-30 16-50 30-50 7 0 13 3 13 19 0 8-1 13-6 36-8 32-17 65-25 97z"><text:p/></draw:path><draw:path draw:style-name="gr4" draw:text-style-name="P18" svg:width="0.257cm" svg:height="0.016cm" svg:x="3.567cm" svg:y="0.745cm" svg:viewBox="0 0 258 17" svg:d="M244 17c7 0 14 0 14-9 0-8-7-8-14-8-77 0-153 0-230 0-6 0-14 0-14 8 0 9 8 9 14 9 77 0 153 0 230 0z"><text:p/></draw:path><draw:path draw:style-name="gr4" draw:text-style-name="P18" svg:width="0.138cm" svg:height="0.279cm" svg:x="3.992cm" svg:y="0.579cm" svg:viewBox="0 0 139 280" svg:d="M86 11c0-11 0-11-9-11-27 26-64 26-77 26 0 5 0 9 0 14 8 0 32 0 55-11 0 73 0 145 0 218 0 15-1 21-39 21-5 0-9 0-14 0 0 3 0 7 0 12 15-2 52-2 69-2s53 0 68 2c0-5 0-9 0-12-5 0-9 0-14 0-37 0-39-5-39-21 0-79 0-157 0-236z"><text:p/></draw:path><draw:path draw:style-name="gr4" draw:text-style-name="P18" svg:width="0.048cm" svg:height="0.125cm" svg:x="4.2cm" svg:y="0.812cm" svg:viewBox="0 0 49 126" svg:d="M49 44c0-27-9-44-26-44-15 0-23 11-23 23 0 11 8 21 23 21 5 0 11-1 14-4 1-2 1-2 3-2 0 3 1 0 1 6 0 32-16 57-29 71-5 5-5 5-5 6 0 4 3 5 4 5 5 0 38-32 38-82z"><text:p/></draw:path><draw:path draw:style-name="gr4" draw:text-style-name="P18" svg:width="0.138cm" svg:height="0.279cm" svg:x="4.39cm" svg:y="0.579cm" svg:viewBox="0 0 139 280" svg:d="M86 11c0-11 0-11-9-11-27 26-64 26-77 26 0 5 0 9 0 14 8 0 32 0 55-11 0 73 0 145 0 218 0 15-1 21-39 21-5 0-9 0-14 0 0 3 0 7 0 12 15-2 52-2 69-2s53 0 68 2c0-5 0-9 0-12-5 0-9 0-14 0-37 0-39-5-39-21 0-79 0-157 0-236z"><text:p/></draw:path><draw:path draw:style-name="gr4" draw:text-style-name="P18" svg:width="0.097cm" svg:height="0.42cm" svg:x="4.587cm" svg:y="0.542cm" svg:viewBox="0 0 98 421" svg:d="M98 211c0-33-4-84-28-132-26-51-62-79-65-79-4 0-5 1-5 5 0 1 0 1 8 9 41 41 65 108 65 197 0 72-15 147-67 199-6 5-6 6-6 8s1 3 5 3c3 0 42-29 66-81 21-47 27-94 27-129z"><text:p/></draw:path><draw:path draw:style-name="gr4" draw:text-style-name="P18" svg:width="0.048cm" svg:height="0.125cm" svg:x="4.762cm" svg:y="0.812cm" svg:viewBox="0 0 49 126" svg:d="M49 44c0-27-11-44-26-44s-23 11-23 23c0 11 8 21 23 21 5 0 9-1 14-4 1-2 1-2 3-2 0 3 0 0 0 6 0 32-15 57-29 71-4 5-4 5-4 6 0 4 1 5 4 5 5 0 38-32 38-82z"><text:p/></draw:path><draw:path draw:style-name="gr4" draw:text-style-name="P18" svg:width="0.09cm" svg:height="0.28cm" svg:x="7.389cm" svg:y="0.579cm" svg:viewBox="0 0 91 281" svg:d="M61 95c-19 1-39 3-59 5 0 4 0 8 0 13 28 0 32 2 32 23 0 38 0 75 0 114 0 19-5 19-34 19 0 3 0 7 0 12 14 0 37-1 47-1 14 0 30 1 44 1 0-5 0-9 0-12-27 0-30-3-30-19 0-52 0-104 0-155zM64 22c0-14-11-22-23-22-13 0-23 11-23 22 0 12 10 22 23 22 12 0 23-9 23-22z"><text:p/></draw:path><draw:path draw:style-name="gr4" draw:text-style-name="P18" svg:width="0.136cm" svg:height="0.295cm" svg:x="7.507cm" svg:y="0.563cm" svg:viewBox="0 0 137 296" svg:d="M60 115c0-17 0-32 0-49 0-37 20-56 38-56 2 0 9 0 15 2-5 1-13 7-13 18 0 10 7 18 19 18s18-8 18-19c0-16-16-29-39-29-28 0-64 22-64 67 0 16 0 33 0 48-11 0-23 0-34 0 0 5 0 9 0 13 11 0 23 0 34 0 0 46 0 92 0 137 0 19-5 19-34 19 0 4 0 8 0 12 17 0 37-1 49-1 17 0 36 0 53 1 0-4 0-8 0-12-2 0-6 0-8 0-32 0-33-4-33-20 0-46 0-90 0-136 16 0 33 0 48 0 0-4 0-8 0-13-17 0-32 0-49 0z"><text:p/></draw:path><draw:path draw:style-name="gr4" draw:text-style-name="P18" svg:width="0.228cm" svg:height="0.19cm" svg:x="7.774cm" svg:y="0.674cm" svg:viewBox="0 0 229 191" svg:d="M25 162c-1 6-3 16-3 18 0 7 6 11 12 11 4 0 13-3 15-12 3-10 6-21 9-30 2-13 6-25 8-39 4-9 6-19 7-28 3-8 6-20 6-21 6-13 29-51 69-51 19 0 22 15 22 30 0 25-20 79-27 97-4 9-4 15-4 20 0 19 15 34 35 34 40 0 55-61 55-65s-3-4-6-4-3 2-6 8c-8 28-21 52-43 52-7 0-10-4-10-14 0-11 4-20 8-30 8-23 26-68 26-92 0-29-18-46-49-46-37 0-59 28-66 37-1-24-19-37-39-37-19 0-27 17-31 24-7 14-13 40-13 41 0 5 4 3 5 5 5 0 5-2 7-10 7-30 16-50 31-50 9 0 13 6 13 19 0 8-1 13-7 36-8 32-15 65-24 97z"><text:p/></draw:path><draw:path draw:style-name="gr4" draw:text-style-name="P18" svg:width="0.28cm" svg:height="0.097cm" svg:x="8.156cm" svg:y="0.706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18" svg:width="0.177cm" svg:height="0.288cm" svg:x="8.594cm" svg:y="0.579cm" svg:viewBox="0 0 178 289" svg:d="M178 145c0-33-3-67-17-98-19-41-54-47-72-47-25 0-55 11-73 49-14 30-16 63-16 96 0 31 2 70 19 102 18 34 49 42 70 42 23 0 55-8 73-49 13-29 16-61 16-95zM89 280c-17 0-41-10-49-51-5-25-5-63-5-89 0-27 0-55 3-78 9-50 40-54 51-54 14 0 42 9 49 50 5 24 5 56 5 82 0 32 0 60-5 88-6 40-30 52-49 52z"><text:p/></draw:path><draw:path draw:style-name="gr4" draw:text-style-name="P18" svg:width="0.289cm" svg:height="0.301cm" svg:x="2.602cm" svg:y="1.062cm" svg:viewBox="0 0 290 302" svg:d="M61 254c-17 28-33 34-51 35-5 0-10 0-10 9 0 2 2 4 6 4 12 0 24-1 36-1 14 0 29 1 42 1 4 0 8 0 8-8 0-5-3-5-7-5-9-1-19-3-19-14 0-5 2-10 6-16 11-18 22-36 32-54 35 0 71 0 106 0 0 9 6 66 6 70 0 13-22 14-30 14-6 0-10 0-10 9 0 4 5 4 6 4 17 0 35-1 52-1 11 0 37 1 48 1 2 0 8 0 8-8 0-5-4-5-10-5-26 0-26-2-27-15-8-88-18-176-26-263-1-9-1-11-9-11-6 0-8 4-10 7-50 83-98 165-147 247zM112 192c27-47 55-92 82-139 5 47 10 92 15 139-33 0-65 0-97 0z"><text:p/></draw:path><draw:path draw:style-name="gr4" draw:text-style-name="P18" svg:width="0.096cm" svg:height="0.42cm" svg:x="2.946cm" svg:y="1.049cm" svg:viewBox="0 0 97 421" svg:d="M97 416c0-1 0-2-7-9-53-53-66-132-66-197 0-73 16-146 67-199 6-5 6-6 6-7 0-3-1-4-3-4-5 0-44 28-68 82-21 46-26 93-26 128 0 34 4 84 28 132 25 52 61 79 66 79 2 0 3-1 3-5z"><text:p/></draw:path><draw:path draw:style-name="gr4" draw:text-style-name="P18" svg:width="0.343cm" svg:height="0.19cm" svg:x="3.081cm" svg:y="1.177cm" svg:viewBox="0 0 344 191" svg:d="M24 161c-1 6-4 17-4 18 0 8 6 12 12 12s14-4 16-12c1-1 6-21 8-31 4-14 6-26 10-39 2-8 5-18 7-27 1-8 5-20 5-22 7-13 29-52 70-52 18 0 22 16 22 30 0 11-3 23-7 35-3 17-8 33-12 49-2 11-6 22-8 33-1 8-5 23-5 24 0 8 6 12 12 12 13 0 16-11 19-24 6-24 22-85 25-102 2-5 24-57 70-57 18 0 23 15 23 30 0 24-18 72-27 95-3 10-4 15-4 23 0 19 14 35 33 35 40 0 55-63 55-65 0-5-3-5-4-5-4 0-4 1-6 7-6 23-21 53-44 53-7 0-9-3-9-14 0-10 3-21 7-29 8-23 25-70 25-94 0-27-17-44-48-44s-53 18-68 41c-1-6-3-21-15-30-9-10-24-11-33-11-39 0-59 26-66 36-3-24-21-36-40-36s-26 16-31 24c-7 14-12 40-12 41 0 3 4 3 5 3 3 0 5 0 7-9 7-30 16-51 30-51 7 0 13 4 13 21 0 8-1 13-6 35-8 32-17 64-25 97z"><text:p/></draw:path><draw:path draw:style-name="gr4" draw:text-style-name="P18" svg:width="0.257cm" svg:height="0.016cm" svg:x="3.567cm" svg:y="1.251cm" svg:viewBox="0 0 258 17" svg:d="M244 17c7 0 14 0 14-9 0-8-7-8-14-8-77 0-153 0-230 0-6 0-14 0-14 8 0 9 8 9 14 9 77 0 153 0 230 0z"><text:p/></draw:path><draw:path draw:style-name="gr4" draw:text-style-name="P18" svg:width="0.138cm" svg:height="0.28cm" svg:x="3.992cm" svg:y="1.084cm" svg:viewBox="0 0 139 281" svg:d="M86 11c0-10 0-11-9-11-27 26-64 26-77 26 0 5 0 9 0 14 8 0 32 0 55-11 0 73 0 145 0 218 0 16-1 21-39 21-5 0-9 0-14 0 0 3 0 8 0 13 15-1 52-1 69-1s53 0 68 1c0-5 0-10 0-13-5 0-9 0-14 0-37 0-39-5-39-21 0-79 0-157 0-236z"><text:p/></draw:path><draw:path draw:style-name="gr4" draw:text-style-name="P18" svg:width="0.048cm" svg:height="0.125cm" svg:x="4.2cm" svg:y="1.318cm" svg:viewBox="0 0 49 126" svg:d="M49 44c0-28-9-44-26-44-15 0-23 10-23 22s8 22 23 22c5 0 11-1 14-6 1 0 1-1 3-1 0 3 1 1 1 7 0 32-16 57-29 70-5 5-5 6-5 7 0 3 3 5 4 5 5 0 38-32 38-82z"><text:p/></draw:path><draw:path draw:style-name="gr4" draw:text-style-name="P18" svg:width="0.288cm" svg:height="0.301cm" svg:x="4.367cm" svg:y="1.062cm" svg:viewBox="0 0 289 302" svg:d="M60 254c-17 28-34 34-52 35-4 0-8 0-8 9 0 2 1 4 5 4 12 0 25-1 36-1 14 0 29 1 43 1 2 0 7 0 7-8 0-5-3-5-6-5-9-1-20-3-20-14 0-5 2-10 6-16 11-18 21-36 32-54 35 0 71 0 106 0 1 9 7 66 7 70 0 13-23 14-31 14-6 0-10 0-10 9 0 4 5 4 6 4 17 0 35-1 53-1 10 0 37 1 47 1 2 0 8 0 8-8 0-5-5-5-9-5-27 0-27-2-28-15-8-88-18-176-26-263 0-9 0-11-8-11-7 0-8 4-10 7-50 83-99 165-148 247zM110 192c28-47 57-92 84-139 5 47 9 92 14 139-33 0-65 0-98 0z"><text:p/></draw:path><draw:path draw:style-name="gr4" draw:text-style-name="P18" svg:width="0.096cm" svg:height="0.42cm" svg:x="4.709cm" svg:y="1.049cm" svg:viewBox="0 0 97 421" svg:d="M97 416c0-1 0-2-7-9-53-53-66-132-66-197 0-73 16-146 68-199 5-5 5-6 5-7 0-3-1-4-3-4-5 0-42 28-68 82-21 46-26 93-26 128 0 34 5 84 28 132 25 52 61 79 66 79 2 0 3-1 3-5z"><text:p/></draw:path><draw:path draw:style-name="gr4" draw:text-style-name="P18" svg:width="0.345cm" svg:height="0.19cm" svg:x="4.844cm" svg:y="1.177cm" svg:viewBox="0 0 346 191" svg:d="M24 161c-1 6-4 17-4 18 0 8 6 12 12 12s14-4 16-12c1-1 6-21 8-31 4-14 6-26 10-39 2-8 5-18 7-27 1-8 5-20 5-22 7-13 29-52 70-52 19 0 22 16 22 30 0 11-3 23-7 35-3 17-7 33-11 49-2 11-6 22-8 33-2 8-6 23-6 24 0 8 6 12 12 12 13 0 16-11 19-24 6-24 22-85 25-102 2-5 24-57 70-57 18 0 23 15 23 30 0 24-18 72-27 95-3 10-4 15-4 23 0 19 14 35 34 35 40 0 56-63 56-65 0-5-5-5-6-5-4 0-4 1-6 7-6 23-20 53-44 53-7 0-9-3-9-14 0-10 3-21 7-29 8-23 26-70 26-94 0-27-18-44-49-44s-53 18-68 41c-1-6-3-21-13-30-11-10-24-11-35-11-39 0-59 26-66 36-3-24-21-36-39-36-20 0-27 16-31 24-8 14-13 40-13 41 0 3 4 3 5 3 3 0 5 0 7-9 7-30 16-51 31-51 6 0 12 4 12 21 0 8-1 13-6 35-8 32-17 64-25 97z"><text:p/></draw:path><draw:path draw:style-name="gr4" draw:text-style-name="P18" svg:width="0.048cm" svg:height="0.125cm" svg:x="5.237cm" svg:y="1.318cm" svg:viewBox="0 0 49 126" svg:d="M49 44c0-28-9-44-26-44-15 0-23 10-23 22s8 22 23 22c5 0 11-1 14-6 1 0 1-1 3-1 0 3 1 1 1 7 0 32-16 57-29 70-5 5-5 6-5 7 0 3 3 5 4 5 5 0 38-32 38-82z"><text:p/></draw:path><draw:path draw:style-name="gr4" draw:text-style-name="P18" svg:width="0.228cm" svg:height="0.19cm" svg:x="5.4cm" svg:y="1.177cm" svg:viewBox="0 0 229 191" svg:d="M25 161c-1 6-3 17-3 18 0 8 6 12 12 12 4 0 13-4 15-12 1-1 6-21 9-31 3-14 6-26 9-39 3-8 5-18 7-27 2-8 5-20 5-22 6-13 29-52 69-52 19 0 22 16 22 30 0 27-20 81-26 99-5 9-5 14-5 19 0 19 15 35 35 35 40 0 55-63 55-65 0-5-3-5-5-5-4 0-4 1-7 7-8 29-21 53-42 53-7 0-11-3-11-14 0-10 4-21 8-29 8-23 26-70 26-94 0-27-18-44-48-44-38 0-59 26-66 36-2-23-20-36-40-36s-26 16-31 24c-7 14-13 38-13 41s5 3 6 3c4 0 5 0 7-9 7-30 16-51 30-51 9 0 13 6 13 21 0 8-1 13-6 35-8 32-16 64-25 97z"><text:p/></draw:path><draw:path draw:style-name="gr4" draw:text-style-name="P18" svg:width="0.257cm" svg:height="0.016cm" svg:x="5.77cm" svg:y="1.251cm" svg:viewBox="0 0 258 17" svg:d="M244 17c7 0 14 0 14-9 0-8-7-8-14-8-76 0-153 0-228 0-8 0-16 0-16 8 0 9 8 9 16 9 75 0 152 0 228 0z"><text:p/></draw:path><draw:path draw:style-name="gr4" draw:text-style-name="P18" svg:width="0.138cm" svg:height="0.28cm" svg:x="6.195cm" svg:y="1.084cm" svg:viewBox="0 0 139 281" svg:d="M86 11c0-10 0-11-9-11-27 26-64 26-77 26 0 5 0 9 0 14 8 0 34 0 55-11 0 73 0 145 0 218 0 16-1 21-39 21-5 0-9 0-14 0 0 3 0 8 0 13 15-1 52-1 69-1s54 0 68 1c0-5 0-10 0-13-5 0-8 0-13 0-38 0-40-5-40-21 0-79 0-157 0-236z"><text:p/></draw:path><draw:path draw:style-name="gr4" draw:text-style-name="P18" svg:width="0.097cm" svg:height="0.42cm" svg:x="6.392cm" svg:y="1.049cm" svg:viewBox="0 0 98 421" svg:d="M98 210c0-32-4-84-27-131-25-53-63-79-66-79s-5 1-5 4c0 1 0 2 8 9 42 42 66 109 66 197 0 72-15 146-68 199-6 5-6 6-6 7 0 3 2 5 5 5s42-29 67-83c22-45 26-92 26-128z"><text:p/></draw:path><draw:path draw:style-name="gr4" draw:text-style-name="P18" svg:width="0.097cm" svg:height="0.42cm" svg:x="6.556cm" svg:y="1.049cm" svg:viewBox="0 0 98 421" svg:d="M98 210c0-32-4-84-28-131-26-53-62-79-65-79s-5 1-5 4c0 1 0 2 8 9 41 42 65 109 65 197 0 72-15 146-67 199-6 5-6 6-6 7 0 3 2 5 5 5s42-29 66-83c21-45 27-92 27-128z"><text:p/></draw:path><draw:path draw:style-name="gr4" draw:text-style-name="P18" svg:width="0.048cm" svg:height="0.125cm" svg:x="6.733cm" svg:y="1.318cm" svg:viewBox="0 0 49 126" svg:d="M49 44c0-28-11-44-26-44s-23 10-23 22 8 22 23 22c5 0 9-1 14-6 1 0 1-1 3-1 0 3 0 1 0 7 0 32-15 56-29 70-5 4-4 6-4 7 0 3 1 5 4 5 5 0 38-32 38-82z"><text:p/></draw:path><draw:path draw:style-name="gr4" draw:text-style-name="P18" svg:width="0.185cm" svg:height="0.192cm" svg:x="7.388cm" svg:y="1.176cm" svg:viewBox="0 0 186 193" svg:d="M186 98c0-54-42-98-92-98-53 0-94 46-94 98 0 54 43 95 92 95 52 0 94-42 94-95zM94 182c-18 0-38-8-48-28-11-18-11-44-11-59 0-17 0-40 9-58 12-19 32-29 48-29 20 0 38 10 48 28 11 18 11 43 11 59 0 15 0 38-8 56-10 19-29 31-49 31z"><text:p/></draw:path><draw:path draw:style-name="gr4" draw:text-style-name="P18" svg:width="0.131cm" svg:height="0.263cm" svg:x="7.594cm" svg:y="1.103cm" svg:viewBox="0 0 132 264" svg:d="M65 90c20 0 41 0 61 0 0-4 0-8 0-12-20 0-41 0-61 0 0-26 0-52 0-78-4 0-6 0-10 0-1 35-13 79-55 82 0 2 0 6 0 8 12 0 24 0 36 0 0 38 0 78 0 116 0 53 40 58 54 58 30 0 42-30 42-58 0-8 0-15 0-24-4 0-7 0-11 0 0 9 0 16 0 24 0 32-12 47-27 47-29 0-29-38-29-45 0-40 0-78 0-118z"><text:p/></draw:path><draw:path draw:style-name="gr4" draw:text-style-name="P18" svg:width="0.21cm" svg:height="0.292cm" svg:x="7.765cm" svg:y="1.071cm" svg:viewBox="0 0 211 293" svg:d="M32 260c0 20-4 20-32 20 0 3 0 8 0 13 14 0 36-1 47-1s33 1 48 1c0-5 0-10 0-13-29 0-34 0-34-20 0-25 0-51 0-76 0-45 30-69 58-69 26 0 31 23 31 47 0 32 0 66 0 98 0 20-5 20-34 20 0 3 0 8 0 13 16 0 36-1 48-1 11 0 33 1 47 1 0-5 0-10 0-13-21 0-32 0-32-14 0-26 0-54 0-80 0-36 0-49-13-64-6-7-21-15-45-15-35 0-54 25-61 41 0-50 0-99 0-148-20 1-40 4-60 5 0 5 0 8 0 13 29 0 32 2 32 24 0 73 0 145 0 218z"><text:p/></draw:path><draw:path draw:style-name="gr4" draw:text-style-name="P18" svg:width="0.162cm" svg:height="0.192cm" svg:x="7.996cm" svg:y="1.176cm" svg:viewBox="0 0 163 193" svg:d="M36 82c2-63 37-74 52-74 44 0 48 58 48 74-34 0-66 0-100 0zM36 91c40 0 78 0 118 0 8 0 9 0 9-9 0-41-23-82-75-82-48 0-88 43-88 96 0 56 44 97 94 97 51 0 69-47 69-55 0-4-2-5-5-5s-4 3-6 6c-14 43-52 43-56 43-22 0-38-13-48-28-12-20-12-48-12-63z"><text:p/></draw:path><draw:path draw:style-name="gr4" draw:text-style-name="P18" svg:width="0.141cm" svg:height="0.185cm" svg:x="8.185cm" svg:y="1.177cm" svg:viewBox="0 0 142 186" svg:d="M58 46c0-16 0-30 0-46-20 1-39 4-58 5 0 3 0 8 0 12 29 0 32 3 32 24 0 37 0 75 0 113 0 19-4 19-32 19 0 5 0 8 0 13 16 0 36-1 48-1 17 0 36 0 53 1 0-5 0-8 0-13-3 0-6 0-9 0-31 0-32-5-32-19 0-22 0-45 0-66 0-41 18-80 50-80 3 0 4 0 4 2-1 0-10 4-10 15 0 12 10 19 18 19 9 0 20-6 20-19s-14-25-32-25c-31 0-46 28-52 46z"><text:p/></draw:path><draw:path draw:style-name="gr4" draw:text-style-name="P18" svg:width="0.287cm" svg:height="0.185cm" svg:x="8.345cm" svg:y="1.183cm" svg:viewBox="0 0 288 186" svg:d="M253 40c7-22 21-27 35-28 0-4 0-8 0-12-8 0-22 1-30 1-12 0-31-1-40-1 0 4 0 8 0 12 16 1 24 8 24 20 0 3 0 4-1 10-13 36-25 72-38 108-15-40-28-78-42-118-3-6-3-6-3-8 0-12 17-12 26-12 0-4 0-8 0-12-12 0-34 1-45 1-12 0-24-1-37-1 0 4 0 8 0 12 16 0 23 1 26 7 3 3 8 15 10 23-12 34-24 68-36 102-13-37-26-76-40-113-2-5-2-6-2-7 0-12 17-12 25-12 0-4 0-8 0-12-13 0-37 1-47 1-1 0-24-1-38-1 0 4 0 8 0 12 20 0 25 1 31 16 18 49 35 99 53 148 2 6 2 10 8 10 5 0 8-2 9-8 14-40 29-81 43-120 14 39 29 80 43 120 1 4 3 8 9 8 4 0 6-4 8-8 17-46 32-93 49-138z"><text:p/></draw:path><draw:path draw:style-name="gr4" draw:text-style-name="P18" svg:width="0.089cm" svg:height="0.281cm" svg:x="8.656cm" svg:y="1.083cm" svg:viewBox="0 0 90 282" svg:d="M60 96c-19 1-40 4-59 5 0 3 0 8 0 12 28 0 31 3 31 24 0 37 0 75 0 113 0 19-4 19-32 19 0 3 0 8 0 13 13 0 36-1 46-1 15 0 30 1 44 1 0-5 0-10 0-13-28 0-30-3-30-18 0-52 0-103 0-155zM62 23c0-15-10-23-22-23-14 0-23 11-23 23 0 11 9 21 23 21 12 0 22-8 22-21z"><text:p/></draw:path><draw:path draw:style-name="gr4" draw:text-style-name="P18" svg:width="0.137cm" svg:height="0.192cm" svg:x="8.773cm" svg:y="1.176cm" svg:viewBox="0 0 138 193" svg:d="M74 107c10 1 44 8 44 38 0 22-15 39-47 39-36 0-52-24-59-60-1-5-2-8-6-8-6 0-6 4-6 11 0 18 0 37 0 55 0 8 0 11 5 11 2 0 2-1 11-8 1-1 1-3 8-10 18 17 37 18 47 18 48 0 67-29 67-59 0-22-12-34-18-39-13-15-30-17-48-21-23-4-52-10-52-34 0-15 11-33 48-33 46 0 48 39 50 52 0 3 3 3 4 3 5 0 5-2 5-10 0-15 0-28 0-42 0-8 0-10-3-10s-4 0-9 5c-1 1-6 5-7 6-17-11-34-11-40-11-51 0-68 28-68 52 0 14 7 26 18 36 14 10 26 13 56 19z"><text:p/></draw:path><draw:path draw:style-name="gr4" draw:text-style-name="P18" svg:width="0.162cm" svg:height="0.192cm" svg:x="8.937cm" svg:y="1.176cm" svg:viewBox="0 0 163 193" svg:d="M36 82c2-63 37-74 52-74 43 0 48 58 48 74-34 0-66 0-100 0zM35 91c39 0 78 0 117 0 10 0 11 0 11-9 0-41-23-82-75-82-48 0-88 43-88 96 0 56 44 97 92 97 52 0 71-47 71-55 0-4-3-5-5-5-4 0-4 3-6 6-14 43-52 43-56 43-22 0-38-13-48-28-13-20-13-48-13-63z"><text:p/></draw:path><draw:path draw:style-name="gr4" draw:text-style-name="P18" svg:width="0.043cm" svg:height="0.043cm" svg:x="9.15cm" svg:y="1.318cm" svg:viewBox="0 0 44 44" svg:d="M44 22c0-12-10-22-22-22-14 0-22 10-22 22s8 22 22 22c12 0 22-10 22-22z"><text:p/></draw:path></draw:g></draw:g></text:p>
                    </text:list-header>
                  </text:list>
                </text:list-item>
              </text:list>
            </text:list-item>
          </text:list>
        </text:list-item>
      </text:list>
      <text:p text:style-name="P8"><text:span text:style-name="T4"><text:tab/>This function grows very quickly for small values of </text:span><text:span text:style-name="T4"><draw:g text:anchor-type="as-char" svg:y="-0.189cm" draw:z-index="4" draw:name="形狀6" draw:style-name="gr1"><svg:title>TexMaths</svg:title><svg:desc>12§display§m§svg§600§FALSE§</svg:desc><draw:g draw:style-name="gr2"><draw:path draw:style-name="gr3" draw:text-style-name="P17" svg:width="0.31cm" svg:height="0.144cm" svg:x="0.01cm" svg:y="0.022cm" svg:viewBox="0 0 311 145" svg:d="M0 0c104 0 207 0 311 0 0 48 0 97 0 145-104 0-207 0-311 0 0-48 0-97 0-145z"><text:p/></draw:path><draw:path draw:style-name="gr4" draw:text-style-name="P18" svg:width="0.341cm" svg:height="0.188cm" svg:x="0.001cm" svg:y="0cm" svg:viewBox="0 0 342 189" svg:d="M25 160c-1 6-3 16-3 18 0 7 6 11 12 11 4 0 12-4 15-12 2-11 5-21 7-32 4-12 6-24 10-37 2-9 5-17 7-26 1-7 5-19 6-22 6-13 28-50 68-50 18 0 23 15 23 28 0 11-4 23-7 35-4 16-7 32-11 47-4 11-6 22-8 33-3 8-6 23-6 25 0 7 6 11 12 11 13 0 15-11 19-24 6-23 20-83 24-100 1-5 24-55 69-55 18 0 23 14 23 28 0 25-18 71-26 93-4 11-6 14-6 23 0 20 15 35 34 35 40 0 55-62 55-65 0-4-3-4-4-4-5 0-5 1-6 7-7 23-21 52-43 52-8 0-11-3-11-13 0-11 5-21 8-30 7-22 25-67 25-92 0-26-16-44-48-44-31 0-52 18-68 41-1-6-2-21-13-30-10-9-23-11-34-11-38 0-58 26-65 36-3-24-20-36-39-36s-27 17-31 24c-7 14-13 40-13 41 0 4 4 2 5 4 5 0 5 0 7-10 7-30 16-49 31-49 6 0 13 2 13 19 0 8-1 13-7 35-8 31-15 63-24 96z"><text:p/></draw:path></draw:g></draw:g></text:span><text:span text:style-name="T4"><text:s/>and </text:span><text:span text:style-name="T4"><draw:g text:anchor-type="as-char" svg:y="-0.189cm" draw:z-index="5" draw:name="形狀7" draw:style-name="gr1"><svg:title>TexMaths</svg:title><svg:desc>12§display§n§svg§600§FALSE§</svg:desc><draw:g draw:style-name="gr2"><draw:path draw:style-name="gr3" draw:text-style-name="P17" svg:width="0.196cm" svg:height="0.144cm" svg:x="0.01cm" svg:y="0.022cm" svg:viewBox="0 0 197 145" svg:d="M0 0c65 0 131 0 197 0 0 48 0 97 0 145-66 0-132 0-197 0 0-48 0-97 0-145z"><text:p/></draw:path><draw:path draw:style-name="gr4" draw:text-style-name="P18" svg:width="0.227cm" svg:height="0.188cm" svg:x="0.001cm" svg:y="0cm" svg:viewBox="0 0 228 189" svg:d="M25 160c-1 6-3 16-3 18 0 7 6 11 12 11 5 0 12-4 15-12 3-11 5-21 8-32 2-12 6-24 9-37 3-9 5-17 8-26 2-7 4-19 6-22 6-13 27-50 67-50 19 0 23 15 23 28 0 27-21 79-28 97-3 9-5 15-5 19 0 20 16 35 35 35 40 0 56-62 56-65 0-4-4-4-5-4-5 0-5 1-6 7-8 29-23 52-43 52-8 0-11-3-11-13 0-11 5-21 8-30 7-22 26-67 26-92 0-27-19-44-49-44-37 0-58 26-65 36-2-23-19-36-38-36-20 0-28 17-32 24-7 14-13 39-13 41 0 4 4 2 5 4 5 0 5 0 7-10 7-30 16-49 31-49 9 0 14 4 14 19 0 8-2 13-8 35-8 31-15 63-24 96z"><text:p/></draw:path></draw:g></draw:g></text:span><text:span text:style-name="T4">. Write a recursive (</text:span><text:span text:style-name="T5">15</text:span><text:span text:style-name="T4">%) and <text:tab/>iterative (</text:span><text:span text:style-name="T5">15</text:span><text:span text:style-name="T4">%) versions of this function.</text:span></text:p>
      <text:p text:style-name="P8"><draw:custom-shape text:anchor-type="paragraph" draw:z-index="21" draw:name="形狀 2" draw:style-name="gr5" draw:text-style-name="P19" svg:width="14.606cm" svg:height="1.599cm" svg:x="0.933cm" svg:y="-0.138cm"><text:p/><draw:enhanced-geometry svg:viewBox="0 0 21600 21600" draw:type="rectangle" draw:enhanced-path="M 0 0 L 21600 0 21600 21600 0 21600 0 0 Z N"/></draw:custom-shape><text:tab/><text:span text:style-name="T7">Input:</text:span><text:span text:style-name="T6"> <text:s/></text:span><text:span text:style-name="T6"><draw:g text:anchor-type="as-char" svg:y="-0.189cm" draw:z-index="19" draw:name="形狀10" draw:style-name="gr1"><svg:title>TexMaths</svg:title><svg:desc>12§display§m§svg§600§FALSE§</svg:desc><draw:g draw:style-name="gr2"><draw:path draw:style-name="gr3" draw:text-style-name="P17" svg:width="0.31cm" svg:height="0.144cm" svg:x="0.01cm" svg:y="0.022cm" svg:viewBox="0 0 311 145" svg:d="M0 0c104 0 207 0 311 0 0 48 0 97 0 145-104 0-207 0-311 0 0-48 0-97 0-145z"><text:p/></draw:path><draw:path draw:style-name="gr4" draw:text-style-name="P18" svg:width="0.341cm" svg:height="0.188cm" svg:x="0.001cm" svg:y="0cm" svg:viewBox="0 0 342 189" svg:d="M25 160c-1 6-3 16-3 18 0 7 6 11 12 11 4 0 12-4 15-12 2-11 5-21 7-32 4-12 6-24 10-37 2-9 5-17 7-26 1-7 5-19 6-22 6-13 28-50 68-50 18 0 23 15 23 28 0 11-4 23-7 35-4 16-7 32-11 47-4 11-6 22-8 33-3 8-6 23-6 25 0 7 6 11 12 11 13 0 15-11 19-24 6-23 20-83 24-100 1-5 24-55 69-55 18 0 23 14 23 28 0 25-18 71-26 93-4 11-6 14-6 23 0 20 15 35 34 35 40 0 55-62 55-65 0-4-3-4-4-4-5 0-5 1-6 7-7 23-21 52-43 52-8 0-11-3-11-13 0-11 5-21 8-30 7-22 25-67 25-92 0-26-16-44-48-44-31 0-52 18-68 41-1-6-2-21-13-30-10-9-23-11-34-11-38 0-58 26-65 36-3-24-20-36-39-36s-27 17-31 24c-7 14-13 40-13 41 0 4 4 2 5 4 5 0 5 0 7-10 7-30 16-49 31-49 6 0 13 2 13 19 0 8-1 13-7 35-8 31-15 63-24 96z"><text:p/></draw:path></draw:g></draw:g></text:span><text:span text:style-name="T6"><text:s/></text:span><text:span text:style-name="T6"><draw:g text:anchor-type="as-char" svg:y="-0.189cm" draw:z-index="18" draw:name="形狀11" draw:style-name="gr1"><svg:title>TexMaths</svg:title><svg:desc>12§display§n§svg§600§FALSE§</svg:desc><draw:g draw:style-name="gr2"><draw:path draw:style-name="gr3" draw:text-style-name="P17" svg:width="0.196cm" svg:height="0.144cm" svg:x="0.01cm" svg:y="0.022cm" svg:viewBox="0 0 197 145" svg:d="M0 0c65 0 131 0 197 0 0 48 0 97 0 145-66 0-132 0-197 0 0-48 0-97 0-145z"><text:p/></draw:path><draw:path draw:style-name="gr4" draw:text-style-name="P18" svg:width="0.227cm" svg:height="0.188cm" svg:x="0.001cm" svg:y="0cm" svg:viewBox="0 0 228 189" svg:d="M25 160c-1 6-3 16-3 18 0 7 6 11 12 11 5 0 12-4 15-12 3-11 5-21 8-32 2-12 6-24 9-37 3-9 5-17 8-26 2-7 4-19 6-22 6-13 27-50 67-50 19 0 23 15 23 28 0 27-21 79-28 97-3 9-5 15-5 19 0 20 16 35 35 35 40 0 56-62 56-65 0-4-4-4-5-4-5 0-5 1-6 7-8 29-23 52-43 52-8 0-11-3-11-13 0-11 5-21 8-30 7-22 26-67 26-92 0-27-19-44-49-44-37 0-58 26-65 36-2-23-19-36-38-36-20 0-28 17-32 24-7 14-13 39-13 41 0 4 4 2 5 4 5 0 5 0 7-10 7-30 16-49 31-49 9 0 14 4 14 19 0 8-2 13-8 35-8 31-15 63-24 96z"><text:p/></draw:path></draw:g></draw:g></text:span><text:span text:style-name="T6"><text:s/>(tw</text:span><text:span text:style-name="T8">o</text:span><text:span text:style-name="T6"> integers separated by space)</text:span></text:p>
      <text:p text:style-name="P6"><text:tab/><text:span text:style-name="T7">output:</text:span><text:span text:style-name="T6"> </text:span><text:span text:style-name="T6"><draw:g text:anchor-type="as-char" svg:y="-0.314cm" draw:z-index="20" draw:name="形狀12" draw:style-name="gr1"><svg:title>TexMaths</svg:title><svg:desc>12§inline§A(m,n)§svg§600§FALSE§</svg:desc><draw:g draw:style-name="gr2"><draw:path draw:style-name="gr3" draw:text-style-name="P17" svg:width="1.366cm" svg:height="0.376cm" svg:x="0.007cm" svg:y="0.023cm" svg:viewBox="0 0 1367 377" svg:d="M685 377c-229 0-457 0-685 0 0-126 0-251 0-377 456 0 911 0 1367 0 0 126 0 251 0 377-228 0-456 0-682 0z"><text:p/></draw:path><draw:path draw:style-name="gr4" draw:text-style-name="P18" svg:width="0.287cm" svg:height="0.3cm" svg:x="0.001cm" svg:y="0.015cm" svg:viewBox="0 0 288 301" svg:d="M60 252c-17 28-34 34-52 35-4 1-8 1-8 9 0 2 1 5 5 5 12 0 24-2 36-2 14 0 29 2 42 2 2 0 8 0 8-9 0-4-3-5-7-5-10 0-19-3-19-14 0-5 2-10 6-16 11-18 21-35 32-53 35 0 71 0 106 0 0 10 6 65 6 70 0 12-22 13-30 13-6 0-10 0-10 9 0 5 5 5 6 5 17 0 35-2 52-2 10 0 37 2 48 2 2 0 7 0 7-9 0-5-4-5-10-5-25 0-25-2-27-14-9-87-17-174-26-262-1-9-1-11-8-11-6 0-8 4-11 7-49 82-97 164-146 245zM110 191c28-47 55-92 83-138 5 46 10 91 14 138-32 0-64 0-97 0z"><text:p/></draw:path><draw:path draw:style-name="gr4" draw:text-style-name="P18" svg:width="0.097cm" svg:height="0.42cm" svg:x="0.343cm" svg:y="0.001cm" svg:viewBox="0 0 98 421" svg:d="M98 416c0-1 0-1-7-9-53-54-66-133-66-197 0-73 16-146 67-198 6-6 6-6 6-7 0-4-2-5-4-5-4 0-42 29-68 83-20 46-26 92-26 127 0 33 5 83 29 131 25 52 61 80 65 80 2 0 4-1 4-5z"><text:p/></draw:path><draw:path draw:style-name="gr4" draw:text-style-name="P18" svg:width="0.344cm" svg:height="0.19cm" svg:x="0.477cm" svg:y="0.131cm" svg:viewBox="0 0 345 191" svg:d="M25 161c-1 7-3 17-3 19 0 8 6 11 12 11 4 0 13-3 15-12 0-1 6-20 9-31 2-13 6-25 8-37 4-10 6-20 7-29 3-7 6-19 6-21 6-13 29-51 68-51 20 0 23 15 23 28 0 11-2 23-6 37-3 15-8 31-12 48-2 10-6 21-8 32-1 8-5 23-5 25 0 8 5 11 12 11 13 0 16-11 18-24 6-24 22-85 26-101 2-6 23-56 69-56 19 0 23 14 23 28 0 25-17 73-26 95-3 10-6 15-6 23 0 21 15 35 35 35 40 0 55-61 55-65 0-3-3-3-5-3-4 0-4 1-7 7-6 21-19 52-42 52-7 0-10-4-10-14 0-11 3-20 8-30 7-21 25-68 25-92 0-28-17-46-48-46-32 0-54 19-69 41 0-5-2-19-14-30-10-9-24-11-34-11-38 0-59 28-65 37-2-24-20-37-40-37-19 0-27 17-31 24-7 14-13 40-13 41 0 5 5 5 6 5 4 0 4-1 7-10 6-30 16-50 30-50 7 0 13 3 13 19 0 8-1 13-7 35-8 32-15 65-24 97z"><text:p/></draw:path><draw:path draw:style-name="gr4" draw:text-style-name="P18" svg:width="0.048cm" svg:height="0.125cm" svg:x="0.87cm" svg:y="0.271cm" svg:viewBox="0 0 49 126" svg:d="M49 44c0-27-11-44-27-44-14 0-22 11-22 23 0 11 8 21 22 21 4 0 10-1 15-4 1-2 1-2 1-2 2 0 2 0 2 6 0 32-15 57-29 70-5 5-5 6-5 7 0 3 2 5 5 5 5 0 38-32 38-82z"><text:p/></draw:path><draw:path draw:style-name="gr4" draw:text-style-name="P18" svg:width="0.227cm" svg:height="0.19cm" svg:x="1.033cm" svg:y="0.131cm" svg:viewBox="0 0 228 191" svg:d="M24 161c-1 7-4 17-4 19 0 8 6 11 12 11s14-3 16-12c1-1 6-20 8-31 4-13 6-25 10-37 2-10 5-20 7-29 1-7 5-19 5-21 7-13 29-51 69-51 18 0 23 15 23 28 0 27-21 81-27 99-4 10-5 14-5 19 0 21 15 35 35 35 39 0 55-61 55-65 0-3-4-3-5-3-5 0-5 1-6 7-8 29-23 52-43 52-7 0-11-4-11-14 0-11 4-20 8-30 8-23 26-68 26-92 0-29-18-46-48-46-39 0-59 28-66 37-3-24-19-37-39-37s-27 17-32 24c-6 14-12 40-12 41 0 5 4 5 5 5 3 0 5-1 7-10 7-30 16-50 31-50 9 0 12 4 12 19 0 8-1 13-6 35-8 32-17 65-25 97z"><text:p/></draw:path><draw:path draw:style-name="gr4" draw:text-style-name="P18" svg:width="0.097cm" svg:height="0.42cm" svg:x="1.297cm" svg:y="0.001cm" svg:viewBox="0 0 98 421" svg:d="M98 210c0-32-4-83-27-131-25-51-63-79-66-79s-5 2-5 5c0 1 0 1 8 9 41 41 65 109 65 196 0 71-15 146-67 199-6 6-6 6-6 7 0 2 2 5 5 5s42-29 67-83c22-46 26-93 26-128z"><text:p/></draw:path></draw:g></draw:g></text:span></text:p>
      <text:p text:style-name="P8"><text:s/></text:p>
      <text:list xml:id="list231302119712835" text:continue-numbering="true" text:style-name="L1">
        <text:list-item>
          <text:p text:style-name="P13">(20%) Show that the following statements are correct. </text:p>
          <text:list>
            <text:list-item>
              <text:p text:style-name="P14"><draw:g text:anchor-type="as-char" svg:y="-0.365cm" draw:z-index="7" draw:name="形狀8" draw:style-name="gr1"><svg:title>TexMaths</svg:title><svg:desc>12§display§5n^2 – 6n = \Theta(n^2).§svg§600§FALSE§</svg:desc><draw:g draw:style-name="gr2"><draw:path draw:style-name="gr3" draw:text-style-name="P17" svg:width="3.022cm" svg:height="0.429cm" svg:x="0.001cm" svg:y="0.022cm" svg:viewBox="0 0 3023 430" svg:d="M0 0c1008 0 2015 0 3023 0 0 143 0 287 0 430-1008 0-2015 0-3023 0 0-143 0-287 0-430z"><text:p/></draw:path><draw:path draw:style-name="gr4" draw:text-style-name="P18" svg:width="0.167cm" svg:height="0.287cm" svg:x="0.001cm" svg:y="0.089cm" svg:viewBox="0 0 168 288" svg:d="M168 196c0-51-35-93-80-93-21 0-39 8-54 22 0-28 0-54 0-82 8 3 22 5 36 5 51 0 81-37 81-43 0-3-1-5-3-5s-3 0-4 1c-8 4-30 12-58 12-16 0-36-2-56-11-4-1-4-1-5-1-5 0-5 3-5 10 0 42 0 83 0 125 0 7 0 11 6 11 4 0 5-2 6-4 5-7 21-30 54-30 23 0 33 19 36 26 8 16 8 33 8 54 0 15 0 40-10 57-10 16-25 26-46 26-30 0-54-21-61-45 1 0 3 1 7 1 14 0 21-11 21-20 0-11-7-22-21-22-6 0-20 3-20 23 0 35 29 75 76 75 49 0 92-39 92-92z"><text:p/></draw:path><draw:path draw:style-name="gr4" draw:text-style-name="P18" svg:width="0.227cm" svg:height="0.189cm" svg:x="0.202cm" svg:y="0.184cm" svg:viewBox="0 0 228 190" svg:d="M25 161c-1 6-5 16-5 18 0 7 6 11 14 11 4 0 12-4 15-12 3-11 5-21 7-30 4-13 6-27 10-39 2-9 5-18 7-27 1-7 5-21 6-22 6-13 28-52 69-52 19 0 22 16 22 30 0 27-20 80-27 98-4 11-5 15-5 20 0 19 16 34 35 34 39 0 55-61 55-65s-4-4-5-4c-3 0-3 2-6 8-8 28-23 52-43 52-7 0-11-4-11-14 0-11 5-20 9-30 7-22 25-68 25-93 0-27-18-44-48-44-39 0-59 26-66 36-3-24-19-36-39-36-19 0-27 16-32 24-6 13-12 38-12 41 0 4 4 4 5 4 5 0 5 0 7-10 7-30 16-51 31-51 9 0 13 6 13 20 0 9-1 14-7 36-8 32-15 65-24 97z"><text:p/></draw:path><draw:path draw:style-name="gr4" draw:text-style-name="P18" svg:width="0.13cm" svg:height="0.195cm" svg:x="0.461cm" svg:y="0cm" svg:viewBox="0 0 131 196" svg:d="M131 142c-4 0-7 0-11 0 0 7-4 24-7 26-3 3-25 3-29 3-18 0-37 0-55 0 31-28 42-36 60-50 21-18 42-36 42-63 0-36-31-58-70-58-36 0-61 25-61 53 0 14 13 17 16 17 7 0 15-6 15-16 0-6-2-16-17-16 9-21 29-27 42-27 30 0 46 23 46 47 0 25-18 45-28 56-24 23-48 46-72 70-2 2-2 3-2 12 41 0 80 0 121 0 4-18 6-36 10-54z"><text:p/></draw:path><draw:path draw:style-name="gr4" draw:text-style-name="P18" svg:width="0.209cm" svg:height="0.009cm" svg:x="0.632cm" svg:y="0.251cm" svg:viewBox="0 0 210 10" svg:d="M0 0c70 0 140 0 210 0 0 4 0 6 0 10-70 0-140 0-210 0 0-4 0-6 0-10z"><text:p/></draw:path><draw:path draw:style-name="gr4" draw:text-style-name="P18" svg:width="0.173cm" svg:height="0.287cm" svg:x="0.861cm" svg:y="0.089cm" svg:viewBox="0 0 174 288" svg:d="M37 143c0-4 0-7 0-11 0-106 53-121 75-121 9 0 27 2 37 17-7 0-24 0-24 19 0 13 11 19 19 19 7 0 20-4 20-20 0-26-19-46-54-46-54 0-110 54-110 148 0 110 48 140 88 140 46 0 86-39 86-93s-37-94-84-94c-29 0-44 22-53 42zM88 276c-27 0-40-25-42-31-8-18-8-52-8-60 0-32 14-74 52-74 6 0 25 0 38 26 9 16 9 36 9 58 0 19 0 41-7 55-14 25-33 26-42 26z"><text:p/></draw:path><draw:path draw:style-name="gr4" draw:text-style-name="P18" svg:width="0.227cm" svg:height="0.189cm" svg:x="1.066cm" svg:y="0.184cm" svg:viewBox="0 0 228 190" svg:d="M24 161c-1 6-4 16-4 18 0 7 6 11 12 11s14-4 16-12c1 0 6-21 8-30 4-13 6-27 10-39 2-9 5-18 7-27 1-7 5-21 5-22 7-13 29-52 70-52 18 0 22 16 22 30 0 27-21 80-27 98-4 11-5 15-5 20 0 19 14 34 35 34 39 0 55-61 55-65s-4-4-5-4c-5 0-5 2-7 8-8 28-22 52-42 52-7 0-11-4-11-14 0-11 4-20 9-30 7-22 25-68 25-93 0-27-18-44-48-44-39 0-59 26-66 36-3-24-21-36-40-36-20 0-26 16-31 24-6 13-12 38-12 41 0 4 4 4 5 4 3 0 5 0 7-10 7-30 16-51 30-51 8 0 13 6 13 20 0 9-1 14-6 36-8 32-17 65-25 97z"><text:p/></draw:path><draw:path draw:style-name="gr4" draw:text-style-name="P18" svg:width="0.279cm" svg:height="0.098cm" svg:x="1.448cm" svg:y="0.215cm" svg:viewBox="0 0 280 99" svg:d="M265 17c6 0 15 0 15-9 0-8-9-8-14-8-84 0-169 0-253 0-6 0-13 0-13 8 0 9 7 9 13 9 84 0 168 0 252 0zM266 99c5 0 14 0 14-9 0-8-9-8-15-8-84 0-168 0-252 0-6 0-13 0-13 8 0 9 7 9 13 9 84 0 169 0 253 0z"><text:p/></draw:path><draw:path draw:style-name="gr4" draw:text-style-name="P18" svg:width="0.28cm" svg:height="0.304cm" svg:x="1.89cm" svg:y="0.072cm" svg:viewBox="0 0 281 305" svg:d="M281 155c0-86-64-155-141-155-75 0-140 69-140 155 0 84 65 150 140 150 77 0 141-67 141-150zM140 296c-40 0-99-36-99-141 0-108 59-145 99-145 42 0 100 38 100 145 0 106-60 141-100 141zM216 123c-4 0-7 0-11 0 0 4 0 9 0 14-43 0-86 0-129 0 0-5 0-10 0-14-4 0-8 0-11 0 0 20 0 40 0 61 3 0 7 0 11 0 0-5 0-10 0-15 43 0 86 0 129 0 0 5 0 10 0 15 4 0 7 0 11 0 0-21 0-41 0-61z"><text:p/></draw:path><draw:path draw:style-name="gr4" draw:text-style-name="P18" svg:width="0.096cm" svg:height="0.418cm" svg:x="2.237cm" svg:y="0.054cm" svg:viewBox="0 0 97 419" svg:d="M97 415c0-2 0-2-7-9-53-53-66-133-66-196 0-73 16-146 68-199 5-5 5-6 5-7 0-3-1-4-3-4-5 0-42 29-68 82-21 47-26 92-26 128 0 32 5 83 28 130 25 52 61 79 66 79 2 0 3-1 3-4z"><text:p/></draw:path><draw:path draw:style-name="gr4" draw:text-style-name="P18" svg:width="0.227cm" svg:height="0.189cm" svg:x="2.371cm" svg:y="0.184cm" svg:viewBox="0 0 228 190" svg:d="M24 161c-1 6-4 16-4 18 0 7 6 11 12 11s14-4 16-12c1 0 6-21 8-30 4-13 6-27 10-39 2-9 5-18 7-27 1-7 5-21 5-22 7-13 29-52 70-52 18 0 22 16 22 30 0 27-21 80-27 98-4 11-5 15-5 20 0 19 16 34 35 34 39 0 55-61 55-65s-4-4-5-4c-5 0-5 2-6 8-8 28-23 52-43 52-7 0-11-4-11-14 0-11 4-20 9-30 7-22 25-68 25-93 0-27-18-44-48-44-39 0-59 26-66 36-3-24-19-36-39-36s-27 16-32 24c-6 13-12 38-12 41 0 4 4 4 5 4 3 0 5 0 7-10 7-30 16-51 31-51 9 0 12 6 12 20 0 9-1 14-6 36-8 32-17 65-25 97z"><text:p/></draw:path><draw:path draw:style-name="gr4" draw:text-style-name="P18" svg:width="0.13cm" svg:height="0.195cm" svg:x="2.63cm" svg:y="0cm" svg:viewBox="0 0 131 196" svg:d="M131 142c-4 0-7 0-11 0-1 7-4 24-7 26-3 3-25 3-30 3-18 0-36 0-54 0 31-28 42-36 59-50 22-18 43-36 43-63 0-36-33-58-70-58s-61 25-61 53c0 14 12 17 16 17 7 0 15-6 15-16 0-6-2-16-18-16 10-21 30-27 43-27 30 0 46 23 46 47 0 25-19 45-28 56-24 23-48 46-72 70-2 2-2 3-2 12 41 0 80 0 121 0 4-18 6-36 10-54z"><text:p/></draw:path><draw:path draw:style-name="gr4" draw:text-style-name="P18" svg:width="0.096cm" svg:height="0.418cm" svg:x="2.825cm" svg:y="0.054cm" svg:viewBox="0 0 97 419" svg:d="M97 210c0-32-3-84-27-131-26-53-62-79-66-79-3 0-4 1-4 4 0 1 0 2 8 9 41 42 65 110 65 197 0 71-15 145-67 199-6 4-6 4-6 6 0 3 1 4 4 4 4 0 43-28 67-81 21-47 26-94 26-128z"><text:p/></draw:path><draw:path draw:style-name="gr4" draw:text-style-name="P18" svg:width="0.043cm" svg:height="0.043cm" svg:x="3.001cm" svg:y="0.323cm" svg:viewBox="0 0 44 44" svg:d="M44 23c0-12-10-23-22-23-14 0-22 11-22 23s8 21 22 21c12 0 22-9 22-21z"><text:p/></draw:path></draw:g></draw:g></text:p>
            </text:list-item>
            <text:list-item>
              <text:p text:style-name="P15"><draw:g text:anchor-type="as-char" svg:y="-0.314cm" draw:z-index="22" draw:name="形狀13" draw:style-name="gr1"><svg:title>TexMaths</svg:title><svg:desc>12§display§n! = O(n^n).§svg§600§FALSE§</svg:desc><draw:g draw:style-name="gr2"><draw:path draw:style-name="gr3" draw:text-style-name="P17" svg:width="2.11cm" svg:height="0.375cm" svg:x="0.01cm" svg:y="0.022cm" svg:viewBox="0 0 2111 376" svg:d="M0 0c704 0 1407 0 2111 0 0 125 0 251 0 376-704 0-1407 0-2111 0 0-125 0-251 0-376z"><text:p/></draw:path><draw:path draw:style-name="gr4" draw:text-style-name="P18" svg:width="0.228cm" svg:height="0.189cm" svg:x="0.001cm" svg:y="0.13cm" svg:viewBox="0 0 229 190" svg:d="M25 161c-1 6-3 16-3 18 0 7 6 11 12 11 4 0 12-2 15-11 0-1 5-22 9-31 2-13 6-27 8-39 2-9 6-18 7-27 3-7 6-19 6-22 6-13 29-52 69-52 19 0 22 16 22 30 0 27-20 80-27 99-4 10-4 14-4 19 0 19 15 34 35 34 40 0 55-61 55-65s-5-4-6-4c-3 0-3 2-6 8-8 28-23 53-43 53-7 0-10-5-10-15 0-11 4-20 8-30 8-22 26-68 26-93 0-27-19-44-49-44-37 0-59 26-66 36-1-23-19-36-39-36-19 0-27 16-31 24-7 14-13 39-13 41 0 4 4 2 5 4 5 0 5 0 7-10 7-30 16-51 31-51 9 0 13 6 13 21 0 8-1 13-7 35-8 32-15 65-24 97z"><text:p/></draw:path><draw:path draw:style-name="gr4" draw:text-style-name="P18" svg:width="0.043cm" svg:height="0.3cm" svg:x="0.278cm" svg:y="0.014cm" svg:viewBox="0 0 44 301" svg:d="M29 212c5-63 11-127 15-190 0-15-10-22-21-22s-23 7-23 22c6 63 11 127 17 190 0 6 0 9 6 9 3 0 5-2 6-9zM44 278c0-12-9-23-21-23-13 0-23 11-23 23s10 23 23 23c12 0 21-11 21-23z"><text:p/></draw:path><draw:path draw:style-name="gr4" draw:text-style-name="P18" svg:width="0.279cm" svg:height="0.098cm" svg:x="0.5cm" svg:y="0.161cm" svg:viewBox="0 0 280 99" svg:d="M265 17c7 0 15 0 15-9 0-8-8-8-14-8-84 0-169 0-253 0-6 0-13 0-13 8 0 9 7 9 14 9 84 0 167 0 251 0zM266 99c6 0 14 0 14-9 0-8-8-8-15-8-84 0-167 0-251 0-7 0-14 0-14 8 0 9 7 9 13 9 84 0 169 0 253 0z"><text:p/></draw:path><draw:path draw:style-name="gr4" draw:text-style-name="P18" svg:width="0.291cm" svg:height="0.303cm" svg:x="0.941cm" svg:y="0.019cm" svg:viewBox="0 0 292 304" svg:d="M292 113c0-67-46-113-108-113-92 0-184 95-184 194 0 68 47 110 108 110 89 0 184-91 184-191zM110 293c-42 0-70-33-70-87 0-20 4-81 38-130 29-44 70-66 103-66 35 0 72 24 72 86 0 30-11 96-53 147-20 25-55 50-90 50z"><text:p/></draw:path><draw:path draw:style-name="gr4" draw:text-style-name="P18" svg:width="0.097cm" svg:height="0.419cm" svg:x="1.294cm" svg:y="0cm" svg:viewBox="0 0 98 420" svg:d="M98 415c0-2 0-2-7-9-53-53-66-132-66-196 0-73 16-146 67-199 6-5 6-5 6-7 0-3-2-4-4-4-4 0-42 29-68 82-21 47-26 93-26 128 0 32 5 83 28 130 25 52 62 80 66 80 2 0 4-2 4-5z"><text:p/></draw:path><draw:path draw:style-name="gr4" draw:text-style-name="P18" svg:width="0.228cm" svg:height="0.189cm" svg:x="1.428cm" svg:y="0.13cm" svg:viewBox="0 0 229 190" svg:d="M25 161c-1 6-3 16-3 18 0 7 6 11 12 11 4 0 12-2 15-11 0-1 5-22 9-31 2-13 6-27 8-39 2-9 6-18 7-27 3-7 5-19 6-22 6-13 29-52 69-52 19 0 22 16 22 30 0 27-20 80-27 99-4 10-4 14-4 19 0 19 15 34 35 34 40 0 55-61 55-65s-5-4-6-4c-3 0-3 2-6 8-8 28-23 53-43 53-7 0-10-5-10-15 0-11 4-20 8-30 8-22 26-68 26-93 0-27-19-44-49-44-37 0-59 26-66 36-1-23-19-36-39-36-19 0-27 16-31 24-7 14-13 39-13 41 0 4 4 2 5 4 5 0 5 0 7-10 7-30 16-51 31-51 9 0 13 6 13 21 0 8-1 13-7 35-8 32-15 65-24 97z"><text:p/></draw:path><draw:path draw:style-name="gr4" draw:text-style-name="P18" svg:width="0.18cm" svg:height="0.131cm" svg:x="1.683cm" svg:y="0.012cm" svg:viewBox="0 0 181 132" svg:d="M23 112c-1 3-4 11-4 12 0 6 6 8 11 8s10-3 11-6c1-2 3-12 6-18 1-6 5-19 6-26 2-7 3-13 5-21 3-12 3-14 13-26 7-11 21-27 43-27 18 0 18 15 18 21 0 18-13 50-18 62-2 9-4 11-4 16 0 16 14 25 28 25 30 0 43-39 43-44 0-4-3-3-5-4-4 0-4 1-6 5-7 24-19 36-31 36-6 0-7-5-7-11 0-7 1-11 6-24 4-8 16-40 16-56 0-29-22-34-39-34-24 0-41 14-49 26-2-20-19-26-31-26-13 0-21 10-24 16-6 10-11 27-11 28 0 5 5 5 6 5 4 0 4-1 6-9 5-17 10-32 22-32 7 0 9 6 9 15 0 5-2 15-5 24-2 7-4 20-6 26-3 12-6 26-9 39z"><text:p/></draw:path><draw:path draw:style-name="gr4" draw:text-style-name="P18" svg:width="0.096cm" svg:height="0.419cm" svg:x="1.923cm" svg:y="0cm" svg:viewBox="0 0 97 420" svg:d="M97 210c0-32-3-84-27-131-26-51-62-79-65-79-4 0-5 1-5 4 0 2 0 2 8 10 41 41 65 109 65 196 0 71-15 145-67 199-6 4-6 4-6 6 0 3 1 5 5 5 3 0 42-29 66-82 21-47 26-94 26-128z"><text:p/></draw:path><draw:path draw:style-name="gr4" draw:text-style-name="P18" svg:width="0.043cm" svg:height="0.045cm" svg:x="2.099cm" svg:y="0.269cm" svg:viewBox="0 0 44 46" svg:d="M44 23c0-12-10-23-22-23-14 0-22 11-22 23s8 23 22 23c12 0 22-11 22-23z"><text:p/></draw:path></draw:g></draw:g></text:p>
            </text:list-item>
            <text:list-item>
              <text:p text:style-name="P14"><draw:g text:anchor-type="as-char" svg:y="-0.365cm" draw:z-index="8" draw:name="形狀10" draw:style-name="gr1"><svg:title>TexMaths</svg:title><svg:desc>12§display§2n^2 + n\log n = \Theta(n^2).§svg§600§FALSE§</svg:desc><draw:g draw:style-name="gr2"><draw:path draw:style-name="gr3" draw:text-style-name="P17" svg:width="4.055cm" svg:height="0.429cm" svg:x="0.001cm" svg:y="0.022cm" svg:viewBox="0 0 4056 430" svg:d="M0 0c1352 0 2703 0 4056 0 0 143 0 287 0 430-1353 0-2704 0-4056 0 0-143 0-287 0-430z"><text:p/></draw:path><draw:path draw:style-name="gr4" draw:text-style-name="P18" svg:width="0.167cm" svg:height="0.278cm" svg:x="0.001cm" svg:y="0.089cm" svg:viewBox="0 0 168 279" svg:d="M32 246c15-13 30-27 45-42 66-57 91-80 91-122 0-48-38-82-90-82-47 0-78 38-78 77 0 23 20 23 22 23 7 0 21-5 21-22 0-12-7-23-21-23-4 0-5 0-6 1 9-27 32-43 57-43 39 0 57 34 57 69 0 33-22 67-45 93-27 29-54 59-81 88-4 5-4 6-4 16 52 0 104 0 156 0 4-24 8-48 12-72-4 0-7 0-11 0-2 13-5 30-9 37-3 2-30 2-40 2-25 0-50 0-76 0z"><text:p/></draw:path><draw:path draw:style-name="gr4" draw:text-style-name="P18" svg:width="0.227cm" svg:height="0.189cm" svg:x="0.202cm" svg:y="0.184cm" svg:viewBox="0 0 228 190" svg:d="M25 161c-1 6-5 16-5 18 0 7 6 11 14 11 4 0 12-4 15-12 3-11 5-21 7-30 4-13 6-27 10-39 2-9 5-18 7-27 1-7 5-21 6-22 6-13 28-52 69-52 19 0 22 16 22 30 0 27-20 80-27 98-4 11-5 15-5 20 0 19 16 34 35 34 39 0 55-61 55-65s-4-4-5-4c-3 0-3 2-6 8-8 28-23 52-43 52-7 0-10-4-10-14 0-11 4-20 8-30 8-22 25-68 25-93 0-27-18-44-48-44-39 0-59 26-66 36-3-24-19-36-39-36-19 0-27 16-32 24-6 13-12 38-12 41 0 4 4 4 5 4 5 0 5 0 7-10 7-30 16-51 31-51 9 0 13 6 13 20 0 9-1 14-7 36-8 32-15 65-24 97z"><text:p/></draw:path><draw:path draw:style-name="gr4" draw:text-style-name="P18" svg:width="0.13cm" svg:height="0.195cm" svg:x="0.462cm" svg:y="0cm" svg:viewBox="0 0 131 196" svg:d="M131 142c-4 0-7 0-11 0 0 7-4 24-7 26-3 3-25 3-29 3-18 0-37 0-55 0 31-28 42-36 60-50 21-18 42-36 42-63 0-36-31-58-70-58-36 0-61 25-61 53 0 14 13 17 16 17 7 0 15-6 15-16 0-6-2-16-17-16 9-21 29-27 42-27 30 0 46 23 46 47 0 25-18 45-28 56-24 23-48 46-72 70-2 2-2 3-2 12 41 0 80 0 121 0 4-18 6-36 10-54z"><text:p/></draw:path><draw:path draw:style-name="gr4" draw:text-style-name="P18" svg:width="0.28cm" svg:height="0.279cm" svg:x="0.75cm" svg:y="0.124cm" svg:viewBox="0 0 281 280" svg:d="M149 149c39 0 78 0 117 0 6 0 15 0 15-8 0-9-9-9-15-9-39 0-78 0-117 0 0-39 0-78 0-118 0-6 0-14-9-14-8 0-8 8-8 14 0 40 0 79 0 118-40 0-79 0-119 0-5 0-13 0-13 9 0 8 8 8 13 8 40 0 79 0 119 0 0 38 0 78 0 117 0 6 0 14 8 14 9 0 9-8 9-14 0-39 0-79 0-117z"><text:p/></draw:path><draw:path draw:style-name="gr4" draw:text-style-name="P18" svg:width="0.227cm" svg:height="0.189cm" svg:x="1.16cm" svg:y="0.184cm" svg:viewBox="0 0 228 190" svg:d="M24 161c-1 6-4 16-4 18 0 7 6 11 12 11s14-4 16-12c1 0 6-21 8-30 4-13 6-27 10-39 2-9 5-18 7-27 1-7 5-21 5-22 7-13 29-52 70-52 18 0 22 16 22 30 0 27-21 80-27 98-4 11-5 15-5 20 0 19 16 34 35 34 39 0 55-61 55-65s-4-4-5-4c-5 0-5 2-6 8-8 28-23 52-43 52-7 0-11-4-11-14 0-11 5-20 9-30 7-22 25-68 25-93 0-27-18-44-48-44-39 0-59 26-66 36-3-24-19-36-39-36s-27 16-32 24c-6 13-12 38-12 41 0 4 4 4 5 4 3 0 5 0 7-10 7-30 16-51 31-51 9 0 12 6 12 20 0 9-1 14-6 36-8 32-17 65-25 97z"><text:p/></draw:path><draw:path draw:style-name="gr4" draw:text-style-name="P18" svg:width="0.093cm" svg:height="0.29cm" svg:x="1.485cm" svg:y="0.079cm" svg:viewBox="0 0 94 291" svg:d="M60 0c-20 1-40 4-60 5 0 5 0 8 0 13 29 0 32 4 32 24 0 72 0 145 0 218 0 19-4 19-32 19 0 5 0 8 0 12 13 0 36-1 47-1 9 0 31 1 47 1 0-4 0-7 0-12-29 0-34 0-34-19 0-87 0-173 0-260z"><text:p/></draw:path><draw:path draw:style-name="gr4" draw:text-style-name="P18" svg:width="0.186cm" svg:height="0.191cm" svg:x="1.599cm" svg:y="0.181cm" svg:viewBox="0 0 187 192" svg:d="M187 97c0-53-42-97-93-97-53 0-94 46-94 97 0 56 44 95 94 95 51 0 93-41 93-95zM94 183c-18 0-36-10-48-29-10-18-10-45-10-59 0-17 0-40 10-58 10-19 31-29 48-29 18 0 37 10 48 28 10 18 10 42 10 59 0 14 0 37-9 56-10 18-28 32-49 32z"><text:p/></draw:path><draw:path draw:style-name="gr4" draw:text-style-name="P18" svg:width="0.192cm" svg:height="0.275cm" svg:x="1.81cm" svg:y="0.179cm" svg:viewBox="0 0 193 276" svg:d="M82 118c-36 0-36-42-36-52 0-11 0-25 6-35 3-6 13-17 30-17 37 0 37 42 37 52 0 11-1 24-7 35-4 5-14 17-30 17zM32 135c0-3 0-12 8-21 16 12 34 13 42 13 39 0 68-28 68-61 0-16-7-31-17-41 15-14 30-17 37-17 2 0 4 0 5 2-5 1-7 6-7 10 0 8 6 12 12 12 5 0 13-2 13-12 0-7-6-20-21-20-9 0-28 2-46 19-17-13-35-14-44-14-39 0-69 29-69 61 0 18 10 34 21 43-6 6-14 21-14 35 0 13 5 29 18 37-25 8-38 26-38 43 0 28 42 52 94 52 49 0 93-21 93-54 0-14-6-36-27-48-23-11-47-11-74-11-9 0-27 0-31-1-13-1-23-14-23-27zM94 267c-42 0-72-22-72-43 0-20 16-35 34-37 9 0 17 0 26 0 36 0 82 0 82 37 0 21-30 43-70 43z"><text:p/></draw:path><draw:path draw:style-name="gr4" draw:text-style-name="P18" svg:width="0.228cm" svg:height="0.189cm" svg:x="2.096cm" svg:y="0.184cm" svg:viewBox="0 0 229 190" svg:d="M25 161c-1 6-3 16-3 18 0 7 6 11 12 11 4 0 13-4 15-12 1 0 6-21 9-30 3-13 6-27 9-39 3-9 5-18 7-27 2-7 5-21 5-22 6-13 29-52 69-52 19 0 22 16 22 30 0 27-20 80-26 98-5 11-5 15-5 20 0 19 15 34 35 34 40 0 55-61 55-65s-3-4-5-4c-4 0-4 2-7 8-8 28-21 52-42 52-7 0-11-4-11-14 0-11 4-20 8-30 8-22 26-68 26-93 0-27-18-44-49-44-37 0-58 26-65 36-2-24-20-36-40-36s-26 16-31 24c-7 13-13 38-13 41 0 4 5 4 6 4 4 0 5 0 7-10 7-30 16-51 30-51 9 0 13 6 13 20 0 9-1 14-6 36-8 32-16 65-25 97z"><text:p/></draw:path><draw:path draw:style-name="gr4" draw:text-style-name="P18" svg:width="0.28cm" svg:height="0.098cm" svg:x="2.477cm" svg:y="0.215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" draw:text-style-name="P18" svg:width="0.28cm" svg:height="0.304cm" svg:x="2.923cm" svg:y="0.072cm" svg:viewBox="0 0 281 305" svg:d="M281 155c0-86-64-155-141-155-75 0-140 69-140 155 0 84 65 150 140 150 77 0 141-67 141-150zM140 296c-42 0-99-36-99-141 0-108 59-145 99-145 42 0 100 38 100 145 0 106-60 141-100 141zM216 123c-4 0-7 0-11 0 0 4 0 9 0 14-43 0-86 0-129 0 0-5 0-10 0-14-4 0-8 0-11 0 0 20 0 40 0 61 3 0 7 0 11 0 0-5 0-10 0-15 43 0 86 0 129 0 0 5 0 10 0 15 4 0 7 0 11 0 0-21 0-41 0-61z"><text:p/></draw:path><draw:path draw:style-name="gr4" draw:text-style-name="P18" svg:width="0.096cm" svg:height="0.418cm" svg:x="3.269cm" svg:y="0.054cm" svg:viewBox="0 0 97 419" svg:d="M97 415c0-2 0-2-7-9-53-53-66-133-66-196 0-73 16-146 68-199 5-5 5-6 5-7 0-3-1-4-3-4-5 0-44 29-68 82-21 47-26 92-26 128 0 32 4 83 28 130 25 52 61 79 66 79 2 0 3-1 3-4z"><text:p/></draw:path><draw:path draw:style-name="gr4" draw:text-style-name="P18" svg:width="0.227cm" svg:height="0.189cm" svg:x="3.404cm" svg:y="0.184cm" svg:viewBox="0 0 228 190" svg:d="M24 161c-1 6-4 16-4 18 0 7 6 11 12 11s14-4 16-12c1 0 6-21 8-30 4-13 6-27 10-39 2-9 5-18 7-27 1-7 5-21 5-22 7-13 29-52 70-52 18 0 22 16 22 30 0 27-21 80-27 98-4 11-5 15-5 20 0 19 16 34 35 34 39 0 55-61 55-65s-4-4-5-4c-5 0-5 2-6 8-8 28-23 52-43 52-7 0-11-4-11-14 0-11 4-20 9-30 7-22 25-68 25-93 0-27-18-44-48-44-39 0-59 26-66 36-3-24-19-36-39-36s-27 16-32 24c-6 13-12 38-12 41 0 4 4 4 5 4 3 0 5 0 7-10 7-30 16-51 30-51 8 0 13 6 13 20 0 9-1 14-6 36-8 32-17 65-25 97z"><text:p/></draw:path><draw:path draw:style-name="gr4" draw:text-style-name="P18" svg:width="0.13cm" svg:height="0.195cm" svg:x="3.663cm" svg:y="0cm" svg:viewBox="0 0 131 196" svg:d="M131 142c-4 0-7 0-11 0-1 7-4 24-7 26-3 3-25 3-30 3-18 0-36 0-54 0 31-28 42-36 59-50 22-18 43-36 43-63 0-36-33-58-70-58s-61 25-61 53c0 14 12 17 16 17 7 0 15-6 15-16 0-6-2-16-18-16 10-21 30-27 43-27 30 0 46 23 46 47 0 25-19 45-28 56-24 23-48 46-72 70-2 2-2 3-2 12 41 0 80 0 121 0 4-18 6-36 10-54z"><text:p/></draw:path><draw:path draw:style-name="gr4" draw:text-style-name="P18" svg:width="0.096cm" svg:height="0.418cm" svg:x="3.857cm" svg:y="0.054cm" svg:viewBox="0 0 97 419" svg:d="M97 210c0-32-3-84-27-131-26-53-62-79-66-79-3 0-4 1-4 4 0 1 0 2 8 9 41 42 65 110 65 197 0 71-15 145-67 199-6 4-6 4-6 6 0 3 1 4 4 4 4 0 43-28 67-81 21-47 26-94 26-128z"><text:p/></draw:path><draw:path draw:style-name="gr4" draw:text-style-name="P18" svg:width="0.043cm" svg:height="0.043cm" svg:x="4.034cm" svg:y="0.323cm" svg:viewBox="0 0 44 44" svg:d="M44 23c0-12-10-23-22-23-14 0-22 11-22 23s8 21 22 21c12 0 22-9 22-21z"><text:p/></draw:path></draw:g></draw:g></text:p>
            </text:list-item>
            <text:list-item>
              <text:p text:style-name="P14"><draw:g text:anchor-type="as-char" svg:y="-0.653cm" draw:z-index="9" draw:name="形狀11" draw:style-name="gr1"><svg:title>TexMaths</svg:title><svg:desc>12§display§\sum_{i=0}^n i^2 = \Theta(n^3)§svg§600§FALSE§</svg:desc><draw:g draw:style-name="gr2"><draw:path draw:style-name="gr3" draw:text-style-name="P17" svg:width="2.587cm" svg:height="1.116cm" svg:x="0.001cm" svg:y="0.018cm" svg:viewBox="0 0 2588 1117" svg:d="M1295 1117c-432 0-863 0-1295 0 0-372 0-745 0-1117 863 0 1725 0 2588 0 0 372 0 745 0 1117-431 0-862 0-1293 0z"><text:p/></draw:path><draw:path draw:style-name="gr4" draw:text-style-name="P18" svg:width="0.179cm" svg:height="0.132cm" svg:x="0.194cm" svg:y="0cm" svg:viewBox="0 0 180 133" svg:d="M22 112c-2 3-3 11-3 12 0 7 5 9 10 9s9-3 12-6c2-3 3-12 5-19 1-5 4-19 6-26 2-6 3-14 6-20 2-12 3-14 12-26 8-12 21-28 44-28 17 0 17 16 17 21 0 18-12 50-17 63-4 9-5 11-5 16 0 16 13 25 28 25 30 0 43-41 43-45s-4-4-5-4c-5 0-5 2-6 5-6 24-19 36-31 36-6 0-7-4-7-10 0-7 1-11 7-24 4-9 16-41 16-57 0-29-23-34-39-34-25 0-41 16-50 28-1-21-19-28-31-28-14 0-20 10-24 16-6 12-10 28-10 30 0 3 4 3 5 3 3 0 5-1 6-8 5-18 11-33 21-33 9 0 10 8 10 15 0 6-4 17-5 25-2 7-5 19-6 26-3 12-6 26-9 38z"><text:p/></draw:path><draw:path draw:style-name="gr4" draw:text-style-name="P18" svg:width="0.56cm" svg:height="0.59cm" svg:x="0.003cm" svg:y="0.257cm" svg:viewBox="0 0 561 591" svg:d="M510 591c17-46 34-91 51-136-4 0-8 0-10 0-17 45-61 73-110 85-9 3-50 14-131 14-86 0-170 0-255 0 72-84 143-168 215-253 4-2 4-3 4-6 0-1 0-2-3-7-66-89-131-179-197-268 77 0 155 0 232 0 57 0 95 6 99 6 22 4 58 11 92 33 11 6 40 25 54 60 2 0 6 0 10 0-17-40-34-79-51-119-165 0-332 0-498 0-10 0-11 0-12 2 0 2 0 10 0 15 74 102 149 203 223 305-73 85-145 170-218 256-5 6-5 7-5 8 0 5 4 5 12 5 166 0 333 0 498 0z"><text:p/></draw:path><draw:path draw:style-name="gr4" draw:text-style-name="P18" svg:width="0.088cm" svg:height="0.197cm" svg:x="0.025cm" svg:y="0.959cm" svg:viewBox="0 0 89 198" svg:d="M82 11c0-5-4-11-12-11s-17 7-17 16c0 6 5 12 12 12 8 0 17-9 17-17zM22 161c-2 4-3 7-3 12 0 14 12 25 28 25 30 0 42-41 42-44 0-4-3-3-4-4-5 0-5 1-6 5-7 23-20 35-31 35-6 0-7-4-7-10 0-7 1-12 5-19 2-8 6-16 8-24 4-6 14-34 14-37 2-3 3-6 3-10 0-13-12-25-28-25-30 0-43 41-43 46 0 3 4 3 5 3 5 0 5-1 6-5 7-25 20-36 31-36 5 0 7 3 7 11 0 7-1 11-9 30-6 16-12 31-18 47z"><text:p/></draw:path><draw:path draw:style-name="gr4" draw:text-style-name="P18" svg:width="0.216cm" svg:height="0.078cm" svg:x="0.151cm" svg:y="1.04cm" svg:viewBox="0 0 217 79" svg:d="M206 14c4 0 11 0 11-7s-7-7-11-7c-64 0-130 0-195 0-4 0-11 0-11 7s7 7 11 7c65 0 131 0 195 0zM206 79c4 0 11 0 11-7s-7-7-11-7c-64 0-130 0-195 0-4 0-11 0-11 7s7 7 11 7c65 0 131 0 195 0z"><text:p/></draw:path><draw:path draw:style-name="gr4" draw:text-style-name="P18" svg:width="0.136cm" svg:height="0.201cm" svg:x="0.404cm" svg:y="0.959cm" svg:viewBox="0 0 137 202" svg:d="M137 101c0-33-4-55-17-76-10-14-28-25-52-25-68 0-68 79-68 101 0 20 0 101 68 101 69 0 69-79 69-101zM68 193c-13 0-31-8-37-32-3-17-3-42-3-64 0-21 0-43 3-60 6-23 25-29 37-29 17 0 32 10 38 27 4 15 4 37 4 62 0 22 0 45-3 63-6 26-27 33-39 33z"><text:p/></draw:path><draw:path draw:style-name="gr4" draw:text-style-name="P18" svg:width="0.111cm" svg:height="0.282cm" svg:x="0.671cm" svg:y="0.376cm" svg:viewBox="0 0 112 283" svg:d="M108 16c0-9-6-16-16-16-12 0-22 12-22 23 0 8 6 15 15 15 10 0 23-9 23-22zM76 174c4-12 4-13 9-24 4-8 5-14 5-23 0-19-13-35-34-35-39 0-56 62-56 65 0 5 5 5 6 5 4 0 4-1 6-7 12-40 29-53 43-53 3 0 10 0 10 13 0 10-3 18-4 23-3 11-23 59-30 78-3 11-9 24-9 34 0 19 14 33 34 33 40 0 56-60 56-64s-4-4-5-4c-5 0-5 1-6 7-9 27-22 53-43 53-8 0-11-5-11-14 0-11 2-17 12-42 6-16 11-30 17-45z"><text:p/></draw:path><draw:path draw:style-name="gr4" draw:text-style-name="P18" svg:width="0.129cm" svg:height="0.196cm" svg:x="0.823cm" svg:y="0.287cm" svg:viewBox="0 0 130 197" svg:d="M130 143c-4 0-6 0-10 0-1 6-4 24-7 26-3 3-25 3-30 3-18 0-36 0-54 0 31-28 41-36 59-51 21-17 42-35 42-63 0-35-32-58-69-58s-61 26-61 53c0 15 12 17 16 17 7 0 15-5 15-16 0-5-2-16-18-16 10-20 30-27 43-27 30 0 45 23 45 47 0 26-18 46-28 56-24 24-47 47-71 71-2 2-2 4-2 12 41 0 80 0 121 0 3-18 6-36 9-54z"><text:p/></draw:path><draw:path draw:style-name="gr4" draw:text-style-name="P18" svg:width="0.28cm" svg:height="0.097cm" svg:x="1.134cm" svg:y="0.502cm" svg:viewBox="0 0 281 98" svg:d="M267 17c6 0 14 0 14-9 0-8-8-8-14-8-85 0-169 0-253 0-6 0-14 0-14 8 0 9 8 9 14 9 84 0 168 0 253 0zM267 98c6 0 14 0 14-8s-8-8-14-8c-85 0-169 0-253 0-6 0-14 0-14 8s8 8 14 8c84 0 168 0 253 0z"><text:p/></draw:path><draw:path draw:style-name="gr4" draw:text-style-name="P18" svg:width="0.279cm" svg:height="0.305cm" svg:x="1.578cm" svg:y="0.361cm" svg:viewBox="0 0 280 306" svg:d="M280 155c0-87-64-155-141-155-75 0-139 67-139 155 0 86 65 151 139 151 77 0 141-67 141-151zM140 297c-42 0-99-36-99-142 0-109 59-145 98-145 43 0 100 38 100 145s-59 142-99 142zM215 123c-4 0-7 0-11 0 0 4 0 9 0 14-43 0-85 0-128 0 0-5 0-10 0-14-4 0-8 0-11 0 0 20 0 40 0 61 3 0 7 0 11 0 0-5 0-10 0-15 43 0 85 0 128 0 0 5 0 10 0 15 4 0 7 0 11 0 0-21 0-41 0-61z"><text:p/></draw:path><draw:path draw:style-name="gr4" draw:text-style-name="P18" svg:width="0.097cm" svg:height="0.421cm" svg:x="1.924cm" svg:y="0.339cm" svg:viewBox="0 0 98 422" svg:d="M98 418c0-1 0-2-7-10-53-52-67-133-67-197 0-73 17-146 68-199 6-6 6-6 6-7 0-4-2-5-4-5-5 0-42 29-68 83-21 46-26 92-26 128 0 33 5 84 28 131 25 53 61 80 66 80 2 0 4-2 4-4z"><text:p/></draw:path><draw:path draw:style-name="gr4" draw:text-style-name="P18" svg:width="0.227cm" svg:height="0.19cm" svg:x="2.058cm" svg:y="0.471cm" svg:viewBox="0 0 228 191" svg:d="M25 162c-1 6-3 16-3 18 0 7 6 11 12 11 4 0 12-2 15-11 0-1 5-21 7-31 4-13 6-25 10-38 2-10 5-19 7-29 3-6 5-20 6-21 6-13 29-51 69-51 19 0 22 15 22 30 0 25-20 79-27 97-4 11-4 16-4 20 0 20 15 34 34 34 39 0 55-61 55-65 0-3-4-3-5-3-3 0-3 1-6 7-8 29-23 53-43 53-7 0-10-5-10-15 0-11 4-20 8-30 8-21 25-68 25-92 0-29-18-46-48-46-39 0-59 28-66 37-3-24-19-37-39-37-19 0-27 17-31 24-7 14-13 40-13 41 0 5 4 3 5 5 5 0 5 0 7-10 7-30 16-50 31-50 9 0 13 6 13 19 0 9-1 13-7 36-8 32-15 65-24 97z"><text:p/></draw:path><draw:path draw:style-name="gr4" draw:text-style-name="P18" svg:width="0.135cm" svg:height="0.201cm" svg:x="2.315cm" svg:y="0.287cm" svg:viewBox="0 0 136 202" svg:d="M65 97c23 0 39 17 39 48 0 38-21 48-38 48-12 0-38-3-50-21 14 0 16-10 16-16 0-9-7-17-15-17-9 0-17 5-17 17 0 28 31 46 66 46 41 0 70-27 70-57 0-22-20-45-52-53 31-10 42-33 42-51 0-23-26-41-59-41s-57 17-57 40c0 10 6 15 14 15 10 0 16-6 16-14 0-9-6-16-16-16 11-13 31-17 42-17 13 0 32 8 32 33 0 13-4 26-12 36-9 11-18 11-33 12-7 1-7 1-9 1-1 0-3 0-3 4 0 3 2 3 8 3 5 0 11 0 16 0z"><text:p/></draw:path><draw:path draw:style-name="gr4" draw:text-style-name="P18" svg:width="0.097cm" svg:height="0.421cm" svg:x="2.512cm" svg:y="0.339cm" svg:viewBox="0 0 98 422" svg:d="M98 211c0-33-4-84-27-132-25-51-63-79-66-79s-5 2-5 5c0 1 0 1 8 9 41 42 65 109 65 197 0 72-15 147-67 200-6 5-6 6-6 7 0 2 2 4 5 4s42-29 67-82c22-47 26-94 26-129z"><text:p/></draw:path></draw:g></draw:g>.</text:p>
              <text:p text:style-name="P14"/>
            </text:list-item>
          </text:list>
        </text:list-item>
        <text:list-item>
          <text:p text:style-name="P14">(20%) Show that the following statements are incorrect.</text:p>
          <text:list>
            <text:list-item>
              <text:p text:style-name="P14"><draw:g text:anchor-type="as-char" svg:y="-0.369cm" draw:z-index="6" draw:name="形狀12" draw:style-name="gr1"><svg:title>TexMaths</svg:title><svg:desc>12§display§10n^2 + 9 = O(n)§svg§600§FALSE§</svg:desc><draw:g draw:style-name="gr2"><draw:path draw:style-name="gr3" draw:text-style-name="P17" svg:width="2.979cm" svg:height="0.43cm" svg:x="0.001cm" svg:y="0.018cm" svg:viewBox="0 0 2980 431" svg:d="M1491 431c-498 0-994 0-1491 0 0-144 0-287 0-431 993 0 1986 0 2980 0 0 144 0 287 0 431-497 0-994 0-1489 0z"><text:p/></draw:path><draw:path draw:style-name="gr4" draw:text-style-name="P18" svg:width="0.137cm" svg:height="0.279cm" svg:x="0.018cm" svg:y="0.085cm" svg:viewBox="0 0 138 280" svg:d="M86 12c0-11 0-12-10-12-26 28-63 28-76 28 0 4 0 8 0 13 8 0 32 0 55-11 0 72 0 144 0 217 0 15-2 20-39 20-5 0-9 0-14 0 0 4 0 9 0 13 15-1 51-1 69-1 17 0 53 0 67 1 0-4 0-9 0-13-5 0-8 0-13 0-37 0-39-5-39-20 0-79 0-157 0-235z"><text:p/></draw:path><draw:path draw:style-name="gr4" draw:text-style-name="P18" svg:width="0.177cm" svg:height="0.288cm" svg:x="0.207cm" svg:y="0.085cm" svg:viewBox="0 0 178 289" svg:d="M178 147c0-34-3-68-17-99-21-41-54-48-72-48-25 0-57 12-73 50-15 29-16 63-16 97 0 31 1 69 18 100 19 34 49 42 70 42 22 0 55-9 74-48 13-28 16-61 16-94zM88 280c-16 0-41-11-48-49-5-26-5-65-5-89 0-28 0-56 3-78 8-51 40-54 50-54 14 0 42 7 50 49 4 24 4 56 4 83 0 31 0 60-4 86-7 40-31 52-50 52z"><text:p/></draw:path><draw:path draw:style-name="gr4" draw:text-style-name="P18" svg:width="0.227cm" svg:height="0.19cm" svg:x="0.414cm" svg:y="0.182cm" svg:viewBox="0 0 228 191" svg:d="M25 161c-2 7-5 17-5 18 0 8 6 12 14 12 4 0 12-4 15-12 0-1 5-20 7-31 4-13 6-26 10-38 2-9 5-19 7-28 1-8 5-20 6-21 6-13 28-51 69-51 19 0 22 15 22 28 0 27-20 81-27 99-4 10-5 14-5 19 0 21 16 35 35 35 39 0 55-61 55-65 0-5-4-5-5-5-3 0-3 1-6 9-8 29-23 51-43 51-7 0-11-3-11-13 0-11 5-21 9-30 8-23 25-68 25-92 0-29-18-46-48-46-39 0-59 26-66 37-3-24-19-37-39-37-19 0-27 17-32 24-6 14-12 40-12 41 0 5 4 5 5 5 5 0 5-2 7-10 7-30 16-50 31-50 9 0 13 4 13 19 0 8-2 13-7 35-8 32-15 64-24 97z"><text:p/></draw:path><draw:path draw:style-name="gr4" draw:text-style-name="P18" svg:width="0.13cm" svg:height="0.195cm" svg:x="0.673cm" svg:y="0cm" svg:viewBox="0 0 131 196" svg:d="M131 143c-4 0-7 0-11 0 0 6-4 23-7 26-3 2-25 2-29 2-18 0-37 0-55 0 31-27 42-35 60-50 21-17 42-36 42-63 0-36-31-58-70-58-36 0-61 26-61 53 0 15 13 17 16 17 7 0 15-5 15-16 0-6-2-16-17-16 9-21 29-27 44-27 28 0 44 23 44 47 0 25-18 45-28 56-24 23-48 47-72 71-2 2-2 2-2 11 41 0 80 0 121 0 4-18 6-36 10-53z"><text:p/></draw:path><draw:path draw:style-name="gr4" draw:text-style-name="P18" svg:width="0.28cm" svg:height="0.278cm" svg:x="0.961cm" svg:y="0.122cm" svg:viewBox="0 0 281 279" svg:d="M149 148c39 0 78 0 117 0 6 0 15 0 15-9 0-8-9-8-15-8-39 0-78 0-117 0 0-40 0-78 0-118 0-6 0-13-9-13-8 0-8 7-8 13 0 40 0 78 0 118-40 0-78 0-118 0-6 0-14 0-14 8 0 9 8 9 14 9 40 0 78 0 118 0 0 39 0 79 0 117 0 6 0 14 8 14 9 0 9-8 9-14 0-38 0-78 0-117z"><text:p/></draw:path><draw:path draw:style-name="gr4" draw:text-style-name="P18" svg:width="0.174cm" svg:height="0.288cm" svg:x="1.376cm" svg:y="0.085cm" svg:viewBox="0 0 175 289" svg:d="M138 148c0 3 0 8 0 13 0 97-44 116-68 116-8 0-30-1-42-15 19 0 22-11 22-18 0-13-10-19-20-19-6 0-19 3-19 20 0 26 23 44 59 44 54 0 105-56 105-146 0-114-48-143-85-143-24 0-44 8-62 28-18 18-28 36-28 67 0 53 37 95 85 95 25 0 43-18 53-42zM85 180c-7 0-26 0-39-27-8-16-8-37-8-57 0-23 0-43 9-59 12-20 27-26 43-26 19 0 32 14 40 33 4 14 7 40 7 59 0 36-15 77-52 77z"><text:p/></draw:path><draw:path draw:style-name="gr4" draw:text-style-name="P18" svg:width="0.279cm" svg:height="0.097cm" svg:x="1.709cm" svg:y="0.212cm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18" svg:width="0.29cm" svg:height="0.304cm" svg:x="2.15cm" svg:y="0.071cm" svg:viewBox="0 0 291 305" svg:d="M291 113c0-67-44-113-107-113-92 0-184 95-184 193 0 69 47 112 108 112 90 0 183-91 183-192zM110 294c-42 0-70-35-70-89 0-18 6-80 38-129 29-44 70-65 103-65 35 0 73 23 73 85 0 31-12 96-54 149-20 24-54 49-90 49z"><text:p/></draw:path><draw:path draw:style-name="gr4" draw:text-style-name="P18" svg:width="0.097cm" svg:height="0.419cm" svg:x="2.504cm" svg:y="0.054cm" svg:viewBox="0 0 98 420" svg:d="M98 416c0-2 0-2-7-9-53-54-66-133-66-197 0-73 16-146 67-199 6-5 6-5 6-6 0-4-1-5-4-5-4 0-42 29-66 82-22 46-28 93-28 128 0 34 5 83 29 131 25 52 61 79 65 79 3 0 4-1 4-4z"><text:p/></draw:path><draw:path draw:style-name="gr4" draw:text-style-name="P18" svg:width="0.228cm" svg:height="0.19cm" svg:x="2.639cm" svg:y="0.182cm" svg:viewBox="0 0 229 191" svg:d="M25 161c-1 7-3 17-3 18 0 8 6 12 12 12 4 0 13-4 15-12 1-1 6-20 9-31 3-13 6-26 9-38 3-9 5-19 7-28 2-8 5-20 5-21 6-13 29-51 69-51 19 0 22 15 22 28 0 27-20 81-26 99-5 10-5 14-5 19 0 21 15 35 35 35 40 0 55-61 55-65 0-5-3-5-5-5-4 0-4 1-7 9-8 29-21 51-42 51-7 0-11-3-11-13 0-11 4-21 9-30 7-23 25-68 25-92 0-29-18-46-48-46-38 0-59 26-66 37-2-24-20-37-40-37s-26 17-31 24c-7 14-13 40-13 41 0 5 5 5 6 5 4 0 5-2 7-10 7-30 16-50 30-50 9 0 13 4 13 19 0 8-1 13-6 35-8 32-16 64-25 97z"><text:p/></draw:path><draw:path draw:style-name="gr4" draw:text-style-name="P18" svg:width="0.097cm" svg:height="0.419cm" svg:x="2.904cm" svg:y="0.054cm" svg:viewBox="0 0 98 420" svg:d="M98 210c0-32-4-83-27-131-27-51-63-79-66-79s-5 1-5 5c0 1 0 1 8 9 41 41 65 108 65 196 0 71-15 145-67 198-6 6-6 6-6 8s2 4 5 4 42-29 67-83c22-45 26-91 26-127z"><text:p/></draw:path></draw:g></draw:g>.</text:p>
            </text:list-item>
            <text:list-item>
              <text:p text:style-name="P14"><draw:g text:anchor-type="as-char" svg:y="-0.346cm" draw:z-index="10" draw:name="形狀13" draw:style-name="gr1"><svg:title>TexMaths</svg:title><svg:desc>12§inline§n^2{\log n} = \Theta(n^2).§svg§600§FALSE§</svg:desc><draw:g draw:style-name="gr2"><draw:path draw:style-name="gr3" draw:text-style-name="P17" svg:width="3.006cm" svg:height="0.407cm" svg:x="0.01cm" svg:y="0.022cm" svg:viewBox="0 0 3007 408" svg:d="M0 0c1002 0 2005 0 3007 0 0 136 0 272 0 408-1002 0-2005 0-3007 0 0-136 0-272 0-408z"><text:p/></draw:path><draw:path draw:style-name="gr4" draw:text-style-name="P18" svg:width="0.228cm" svg:height="0.189cm" svg:x="0.001cm" svg:y="0.161cm" svg:viewBox="0 0 229 190" svg:d="M25 161c-1 6-3 16-3 18 0 8 6 11 12 11 4 0 12-3 15-12 3-11 6-20 9-31 2-13 6-25 8-37 2-10 6-19 7-29 3-7 6-19 6-20 6-13 29-51 69-51 19 0 22 15 22 29 0 26-20 79-27 97-4 10-4 16-4 20 0 20 15 34 35 34 40 0 55-61 55-64 0-4-5-4-6-4-3 0-3 1-6 7-8 29-21 52-43 52-7 0-10-4-10-14s4-20 8-29c8-23 26-69 26-93 0-28-18-45-49-45-37 0-59 28-66 37-1-24-19-37-39-37-19 0-27 17-31 24-7 14-13 39-13 41 0 4 4 3 5 4 5 0 5-1 7-9 7-30 16-50 31-50 9 0 13 6 13 19 0 8-1 13-7 36-8 32-15 64-24 96z"><text:p/></draw:path><draw:path draw:style-name="gr4" draw:text-style-name="P18" svg:width="0.13cm" svg:height="0.194cm" svg:x="0.26cm" svg:y="0cm" svg:viewBox="0 0 131 195" svg:d="M131 141c-4 0-6 0-10 0-1 7-3 24-8 28-3 1-25 1-29 1-18 0-36 0-54 0 31-28 41-36 59-49 21-18 42-36 42-64 0-35-31-57-69-57-37 0-62 25-62 53 0 14 13 16 16 16 7 0 15-4 15-15 0-6-1-16-17-16 10-21 29-27 44-27 28 0 44 22 44 46 0 26-18 46-28 57-24 22-46 45-70 69-4 4-4 4-4 12 41 0 82 0 122 0 3-18 6-36 9-54z"><text:p/></draw:path><draw:path draw:style-name="gr4" draw:text-style-name="P18" svg:width="0.093cm" svg:height="0.288cm" svg:x="0.445cm" svg:y="0.055cm" svg:viewBox="0 0 94 289" svg:d="M61 0c-20 1-41 4-61 5 0 5 0 8 0 13 30 0 34 2 34 23 0 73 0 146 0 217 0 18-5 18-34 18 0 5 0 10 0 13 14 0 36-1 47-1s31 1 47 1c0-3 0-8 0-13-28 0-33 0-33-18 0-86 0-172 0-258z"><text:p/></draw:path><draw:path draw:style-name="gr4" draw:text-style-name="P18" svg:width="0.186cm" svg:height="0.192cm" svg:x="0.56cm" svg:y="0.159cm" svg:viewBox="0 0 187 193" svg:d="M187 98c0-54-42-98-93-98-53 0-94 45-94 98 0 54 44 95 94 95s93-41 93-95zM94 182c-18 0-38-9-48-28-11-19-11-44-11-59 0-16 0-39 11-58 10-19 31-27 48-27 18 0 36 9 46 27 11 18 11 42 11 58 0 15 0 38-8 56-10 19-28 31-49 31z"><text:p/></draw:path><draw:path draw:style-name="gr4" draw:text-style-name="P18" svg:width="0.191cm" svg:height="0.275cm" svg:x="0.771cm" svg:y="0.157cm" svg:viewBox="0 0 192 276" svg:d="M82 118c-38 0-38-41-38-51 0-12 2-25 8-36 3-5 13-17 30-17 36 0 36 42 36 52 0 12 0 25-6 36-4 4-14 16-30 16zM32 135c0-2 0-12 8-20 16 12 33 13 42 13 39 0 68-29 68-61 0-16-7-31-18-41 16-14 31-16 38-16 2 0 3 0 5 0-5 2-7 7-7 12 0 7 5 11 12 11 5 0 12-2 12-11 0-8-5-22-22-22-8 0-26 4-44 20-18-14-35-15-44-15-40 0-69 28-69 61 0 19 10 34 19 44-4 6-12 19-12 35 0 13 5 28 18 37-25 7-38 25-38 42 0 28 41 52 92 52s94-21 94-53c0-15-6-36-26-48-23-11-47-11-74-11-10 0-28 0-31-1-14-2-23-15-23-28zM94 266c-44 0-72-21-72-42 0-19 15-35 34-36 9 0 16 0 24 0 38 0 84 0 84 36 0 21-30 42-70 42z"><text:p/></draw:path><draw:path draw:style-name="gr4" draw:text-style-name="P18" svg:width="0.228cm" svg:height="0.189cm" svg:x="1.058cm" svg:y="0.161cm" svg:viewBox="0 0 229 190" svg:d="M25 161c-1 6-3 16-3 18 0 8 6 11 12 11 4 0 12-3 15-12 3-11 5-20 9-31 2-13 6-25 8-37 2-10 6-19 7-29 3-7 6-19 6-20 6-13 29-51 69-51 19 0 22 15 22 29 0 26-20 79-27 97-4 10-4 16-4 20 0 20 15 34 35 34 40 0 55-61 55-64 0-4-5-4-6-4-3 0-3 1-6 7-8 29-21 52-43 52-7 0-10-4-10-14s4-20 8-29c8-23 26-69 26-93 0-28-18-45-49-45-37 0-59 28-66 37-1-24-19-37-39-37-19 0-27 17-31 24-7 14-13 39-13 41 0 4 4 3 5 4 5 0 5-1 7-9 7-30 16-50 31-50 9 0 13 6 13 19 0 8-1 13-7 36-8 32-15 64-24 96z"><text:p/></draw:path><draw:path draw:style-name="gr4" draw:text-style-name="P18" svg:width="0.28cm" svg:height="0.097cm" svg:x="1.44cm" svg:y="0.194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4" draw:text-style-name="P18" svg:width="0.28cm" svg:height="0.303cm" svg:x="1.884cm" svg:y="0.052cm" svg:viewBox="0 0 281 304" svg:d="M281 153c0-85-64-153-141-153-75 0-140 67-140 153 0 85 65 151 140 151 77 0 141-67 141-151zM140 294c-42 0-99-36-99-141 0-108 59-143 99-143 42 0 100 38 100 143 0 107-60 141-100 141zM216 122c-4 0-7 0-11 0 0 5 0 10 0 14-43 0-86 0-129 0 0-4 0-9 0-14-4 0-8 0-11 0 0 20 0 41 0 61 3 0 7 0 11 0 0-5 0-10 0-14 43 0 86 0 129 0 0 4 0 9 0 14 4 0 7 0 11 0 0-20 0-41 0-61z"><text:p/></draw:path><draw:path draw:style-name="gr4" draw:text-style-name="P18" svg:width="0.097cm" svg:height="0.418cm" svg:x="2.229cm" svg:y="0.033cm" svg:viewBox="0 0 98 419" svg:d="M98 414c0-1 0-1-7-8-53-53-66-133-66-195 0-73 16-146 67-199 6-5 6-6 6-7 0-4-1-5-4-5-4 0-42 29-66 83-22 45-28 92-28 128 0 31 5 81 29 129 25 51 61 79 65 79 3 0 4-2 4-5z"><text:p/></draw:path><draw:path draw:style-name="gr4" draw:text-style-name="P18" svg:width="0.227cm" svg:height="0.189cm" svg:x="2.365cm" svg:y="0.161cm" svg:viewBox="0 0 228 190" svg:d="M24 161c-1 6-4 16-4 18 0 8 6 11 12 11s14-3 16-12c1 0 6-20 8-31 4-13 6-25 10-37 2-10 5-19 7-29 1-7 5-19 5-20 7-13 29-51 70-51 18 0 21 15 21 29 0 26-20 79-26 97-5 10-5 16-5 20 0 20 14 34 35 34 39 0 55-61 55-64 0-4-4-4-5-4-5 0-5 1-7 7-8 29-22 52-42 52-7 0-11-4-11-14s4-20 9-29c7-23 25-69 25-93 0-28-18-45-48-45-39 0-59 28-66 37-3-24-21-37-40-37-20 0-26 17-31 24-7 14-12 39-12 41 0 4 4 4 5 4 3 0 5-1 7-9 7-30 16-50 30-50 8 0 13 6 13 19 0 8-1 13-6 36-8 32-17 64-25 96z"><text:p/></draw:path><draw:path draw:style-name="gr4" draw:text-style-name="P18" svg:width="0.129cm" svg:height="0.194cm" svg:x="2.624cm" svg:y="0cm" svg:viewBox="0 0 130 195" svg:d="M130 141c-4 0-6 0-10 0-1 7-4 24-7 28-3 1-25 1-30 1-18 0-36 0-54 0 31-28 42-36 59-49 21-18 42-36 42-64 0-35-32-57-69-57s-61 25-61 53c0 14 12 16 16 16 7 0 15-4 15-15 0-6-2-16-18-16 10-21 30-27 43-27 30 0 46 22 46 46 0 26-19 46-29 57-24 22-47 45-71 69-2 4-2 4-2 12 41 0 80 0 121 0 3-18 6-36 9-54z"><text:p/></draw:path><draw:path draw:style-name="gr4" draw:text-style-name="P18" svg:width="0.096cm" svg:height="0.418cm" svg:x="2.818cm" svg:y="0.033cm" svg:viewBox="0 0 97 419" svg:d="M97 211c0-34-3-84-27-132-26-51-62-79-66-79-3 0-4 2-4 5 0 1 0 2 8 9 41 42 65 108 65 197 0 70-15 143-68 197-5 5-5 5-5 6 0 3 1 5 4 5 4 0 43-29 67-82 21-46 26-93 26-126z"><text:p/></draw:path><draw:path draw:style-name="gr4" draw:text-style-name="P18" svg:width="0.043cm" svg:height="0.043cm" svg:x="2.995cm" svg:y="0.302cm" svg:viewBox="0 0 44 44" svg:d="M44 23c0-12-10-23-22-23-14 0-22 11-22 23s8 21 22 21c12 0 22-9 22-21z"><text:p/></draw:path></draw:g></draw:g></text:p>
            </text:list-item>
          </text:list>
        </text:list-item>
      </text:list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標楷體" svg:font-family="標楷體" style:font-family-generic="script" style:font-pitch="fixed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思源黑體 TW" style:font-family-asian="'思源黑體 TW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1T16:49:50.355529481</meta:creation-date>
    <dc:date>2024-10-15T22:41:41.769000000</dc:date>
    <meta:editing-duration>PT51M1S</meta:editing-duration>
    <meta:editing-cycles>17</meta:editing-cycles>
    <meta:generator>LibreOffice/7.2.7.2$Windows_X86_64 LibreOffice_project/8d71d29d553c0f7dcbfa38fbfda25ee34cce99a2</meta:generator>
    <dc:subject>Basics and Performance Analysis</dc:subject>
    <dc:title>Data Structures</dc:title>
    <meta:document-statistic meta:table-count="0" meta:image-count="0" meta:object-count="0" meta:page-count="1" meta:paragraph-count="26" meta:word-count="125" meta:character-count="684" meta:non-whitespace-character-count="559"/>
  </office:meta>
</office:document-meta>
</file>